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920000005305F3989E280ECD20.png" manifest:media-type="image/png"/>
  <manifest:file-entry manifest:full-path="Pictures/100000000000019200000053058014B9C7D7CBEE.png" manifest:media-type="image/png"/>
  <manifest:file-entry manifest:full-path="Pictures/100000000000008C0000004869928FF2816B5635.png" manifest:media-type="image/png"/>
  <manifest:file-entry manifest:full-path="Pictures/100002010000016A000000CCFE6140E3F1896B10.png" manifest:media-type="image/png"/>
  <manifest:file-entry manifest:full-path="Pictures/1000020100000126000000DEE58DA93262CF2F36.png" manifest:media-type="image/png"/>
  <manifest:file-entry manifest:full-path="Pictures/100002010000015D000000D773228AF5898D938D.png" manifest:media-type="image/png"/>
  <manifest:file-entry manifest:full-path="Pictures/1000020100000112000000B5EEC16ABE707AE7A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VeraSans1" svg:font-family="BitstreamVeraSans"/>
    <style:font-face style:name="Cmmi101" svg:font-family="Cmmi10"/>
    <style:font-face style:name="Cmr101" svg:font-family="Cmr10"/>
    <style:font-face style:name="BitstreamVeraSans" svg:font-family="BitstreamVeraSans" style:font-pitch="variable"/>
    <style:font-face style:name="Cmmi10" svg:font-family="Cmmi10" style:font-pitch="variable"/>
    <style:font-face style:name="Cmr10" svg:font-family="Cmr10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35cm" svg:stroke-color="#000000" draw:stroke-linejoin="round" svg:stroke-linecap="square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95cm" fo:min-width="0.295cm" fo:padding-top="0cm" fo:padding-bottom="0cm" fo:padding-left="0cm" fo:padding-right="0cm"/>
    </style:style>
    <style:style style:name="gr8" style:family="graphic" style:parent-style-name="standard">
      <style:graphic-properties draw:stroke="solid" draw:stroke-dash="Dashed_20__28_var_29_" svg:stroke-width="0.03cm" svg:stroke-color="#000000" draw:marker-start-width="0.295cm" draw:marker-end-width="0.295cm" draw:fill="none" draw:textarea-horizontal-align="justify" draw:textarea-vertical-align="middle" draw:auto-grow-height="false" fo:min-height="0.57cm" fo:min-width="1.27cm" fo:padding-top="0.015cm" fo:padding-bottom="0.015cm" fo:padding-left="0.015cm" fo:padding-right="0.015cm"/>
    </style:style>
    <style:style style:name="gr9" style:family="graphic" style:parent-style-name="objectwithoutfill">
      <style:graphic-properties draw:stroke="dash" draw:stroke-dash="Dashed_20__28_var_29_" svg:stroke-width="0.05cm" draw:marker-start-width="0.355cm" draw:marker-end-width="0.355cm" draw:fill="none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stroke="solid" draw:stroke-dash="Dashed_20__28_var_29_" svg:stroke-width="0.03cm" svg:stroke-color="#000000" draw:marker-start-width="0.295cm" draw:marker-end-width="0.295cm" draw:fill="none" draw:textarea-horizontal-align="justify" draw:textarea-vertical-align="middle" draw:auto-grow-height="false" fo:min-height="2.57cm" fo:min-width="1.47cm" fo:padding-top="0.015cm" fo:padding-bottom="0.015cm" fo:padding-left="0.015cm" fo:padding-right="0.01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color="#000000" style:font-name="BitstreamVeraSans1" fo:font-size="12pt" style:font-size-asian="12pt" style:font-name-complex="BitstreamVeraSans1" style:font-size-complex="12pt"/>
    </style:style>
    <style:style style:name="T2" style:family="text">
      <style:text-properties fo:color="#000000" style:font-name="BitstreamVeraSans1" fo:font-size="8.39999961853027pt" style:font-size-asian="8.39999961853027pt" style:font-name-complex="BitstreamVeraSans1" style:font-size-complex="8.399999618530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.196cm" svg:height="6.266cm" svg:x="2.408cm" svg:y="9.957cm" svg:viewBox="0 0 9197 6267" draw:points="0,6267 9197,6267 9197,0 0,0">
          <text:p/>
        </draw:polygon>
        <draw:frame draw:style-name="gr2" draw:text-style-name="P2" draw:layer="layout" svg:width="6.959cm" svg:height="4.598cm" svg:x="3.308cm" svg:y="10.896cm">
          <draw:image xlink:href="Pictures/1000020100000112000000B5EEC16ABE707AE7AD.png" xlink:type="simple" xlink:show="embed" xlink:actuate="onLoad">
            <text:p/>
          </draw:image>
        </draw:frame>
        <draw:polygon draw:style-name="gr3" draw:text-style-name="P3" draw:layer="layout" svg:width="0cm" svg:height="0.141cm" svg:x="2.408cm" svg:y="16.081cm" svg:viewBox="0 0 0 142" draw:points="0,142 0,0">
          <text:p/>
        </draw:polygon>
        <draw:line draw:style-name="gr4" draw:text-style-name="P2" draw:layer="layout" svg:x1="2.408cm" svg:y1="16.223cm" svg:x2="2.408cm" svg:y2="16.081cm">
          <text:p/>
        </draw:line>
        <draw:polygon draw:style-name="gr3" draw:text-style-name="P3" draw:layer="layout" svg:width="0cm" svg:height="0.14cm" svg:x="2.408cm" svg:y="9.957cm" svg:viewBox="0 0 0 141" draw:points="0,0 0,141">
          <text:p/>
        </draw:polygon>
        <draw:line draw:style-name="gr4" draw:text-style-name="P2" draw:layer="layout" svg:x1="2.408cm" svg:y1="9.957cm" svg:x2="2.408cm" svg:y2="10.098cm">
          <text:p/>
        </draw:line>
        <draw:polygon draw:style-name="gr3" draw:text-style-name="P3" draw:layer="layout" svg:width="0cm" svg:height="0.141cm" svg:x="3.94cm" svg:y="16.081cm" svg:viewBox="0 0 0 142" draw:points="0,142 0,0">
          <text:p/>
        </draw:polygon>
        <draw:line draw:style-name="gr4" draw:text-style-name="P2" draw:layer="layout" svg:x1="3.94cm" svg:y1="16.223cm" svg:x2="3.94cm" svg:y2="16.081cm">
          <text:p/>
        </draw:line>
        <draw:polygon draw:style-name="gr3" draw:text-style-name="P3" draw:layer="layout" svg:width="0cm" svg:height="0.14cm" svg:x="3.94cm" svg:y="9.957cm" svg:viewBox="0 0 0 141" draw:points="0,0 0,141">
          <text:p/>
        </draw:polygon>
        <draw:line draw:style-name="gr4" draw:text-style-name="P2" draw:layer="layout" svg:x1="3.94cm" svg:y1="9.957cm" svg:x2="3.94cm" svg:y2="10.098cm">
          <text:p/>
        </draw:line>
        <draw:frame draw:style-name="gr5" draw:text-style-name="P5" draw:layer="layout" svg:width="0.544cm" svg:height="0.497cm" svg:x="2.169cm" svg:y="16.285cm">
          <draw:text-box>
            <text:p text:style-name="P4"><text:span text:style-name="T1">50</text:span></text:p>
          </draw:text-box>
        </draw:frame>
        <draw:polygon draw:style-name="gr3" draw:text-style-name="P3" draw:layer="layout" svg:width="0cm" svg:height="0.141cm" svg:x="5.473cm" svg:y="16.081cm" svg:viewBox="0 0 0 142" draw:points="0,142 0,0">
          <text:p/>
        </draw:polygon>
        <draw:line draw:style-name="gr4" draw:text-style-name="P2" draw:layer="layout" svg:x1="5.473cm" svg:y1="16.223cm" svg:x2="5.473cm" svg:y2="16.081cm">
          <text:p/>
        </draw:line>
        <draw:polygon draw:style-name="gr3" draw:text-style-name="P3" draw:layer="layout" svg:width="0cm" svg:height="0.14cm" svg:x="5.473cm" svg:y="9.957cm" svg:viewBox="0 0 0 141" draw:points="0,0 0,141">
          <text:p/>
        </draw:polygon>
        <draw:line draw:style-name="gr4" draw:text-style-name="P2" draw:layer="layout" svg:x1="5.473cm" svg:y1="9.957cm" svg:x2="5.473cm" svg:y2="10.098cm">
          <text:p/>
        </draw:line>
        <draw:frame draw:style-name="gr5" draw:text-style-name="P5" draw:layer="layout" svg:width="0.544cm" svg:height="0.497cm" svg:x="3.706cm" svg:y="16.28cm">
          <draw:text-box>
            <text:p text:style-name="P4"><text:span text:style-name="T1">55</text:span></text:p>
          </draw:text-box>
        </draw:frame>
        <draw:polygon draw:style-name="gr3" draw:text-style-name="P3" draw:layer="layout" svg:width="0cm" svg:height="0.141cm" svg:x="7.006cm" svg:y="16.081cm" svg:viewBox="0 0 0 142" draw:points="0,142 0,0">
          <text:p/>
        </draw:polygon>
        <draw:line draw:style-name="gr4" draw:text-style-name="P2" draw:layer="layout" svg:x1="7.006cm" svg:y1="16.223cm" svg:x2="7.006cm" svg:y2="16.081cm">
          <text:p/>
        </draw:line>
        <draw:polygon draw:style-name="gr3" draw:text-style-name="P3" draw:layer="layout" svg:width="0cm" svg:height="0.14cm" svg:x="7.006cm" svg:y="9.957cm" svg:viewBox="0 0 0 141" draw:points="0,0 0,141">
          <text:p/>
        </draw:polygon>
        <draw:line draw:style-name="gr4" draw:text-style-name="P2" draw:layer="layout" svg:x1="7.006cm" svg:y1="9.957cm" svg:x2="7.006cm" svg:y2="10.098cm">
          <text:p/>
        </draw:line>
        <draw:frame draw:style-name="gr5" draw:text-style-name="P5" draw:layer="layout" svg:width="0.544cm" svg:height="0.497cm" svg:x="5.233cm" svg:y="16.285cm">
          <draw:text-box>
            <text:p text:style-name="P4"><text:span text:style-name="T1">60</text:span></text:p>
          </draw:text-box>
        </draw:frame>
        <draw:polygon draw:style-name="gr3" draw:text-style-name="P3" draw:layer="layout" svg:width="0cm" svg:height="0.141cm" svg:x="8.538cm" svg:y="16.081cm" svg:viewBox="0 0 0 142" draw:points="0,142 0,0">
          <text:p/>
        </draw:polygon>
        <draw:line draw:style-name="gr4" draw:text-style-name="P2" draw:layer="layout" svg:x1="8.538cm" svg:y1="16.223cm" svg:x2="8.538cm" svg:y2="16.081cm">
          <text:p/>
        </draw:line>
        <draw:polygon draw:style-name="gr3" draw:text-style-name="P3" draw:layer="layout" svg:width="0cm" svg:height="0.14cm" svg:x="8.538cm" svg:y="9.957cm" svg:viewBox="0 0 0 141" draw:points="0,0 0,141">
          <text:p/>
        </draw:polygon>
        <draw:line draw:style-name="gr4" draw:text-style-name="P2" draw:layer="layout" svg:x1="8.538cm" svg:y1="9.957cm" svg:x2="8.538cm" svg:y2="10.098cm">
          <text:p/>
        </draw:line>
        <draw:frame draw:style-name="gr5" draw:text-style-name="P5" draw:layer="layout" svg:width="0.544cm" svg:height="0.497cm" svg:x="6.77cm" svg:y="16.285cm">
          <draw:text-box>
            <text:p text:style-name="P4"><text:span text:style-name="T1">65</text:span></text:p>
          </draw:text-box>
        </draw:frame>
        <draw:polygon draw:style-name="gr3" draw:text-style-name="P3" draw:layer="layout" svg:width="0cm" svg:height="0.141cm" svg:x="10.071cm" svg:y="16.081cm" svg:viewBox="0 0 0 142" draw:points="0,142 0,0">
          <text:p/>
        </draw:polygon>
        <draw:line draw:style-name="gr4" draw:text-style-name="P2" draw:layer="layout" svg:x1="10.071cm" svg:y1="16.223cm" svg:x2="10.071cm" svg:y2="16.081cm">
          <text:p/>
        </draw:line>
        <draw:polygon draw:style-name="gr3" draw:text-style-name="P3" draw:layer="layout" svg:width="0cm" svg:height="0.14cm" svg:x="10.071cm" svg:y="9.957cm" svg:viewBox="0 0 0 141" draw:points="0,0 0,141">
          <text:p/>
        </draw:polygon>
        <draw:line draw:style-name="gr4" draw:text-style-name="P2" draw:layer="layout" svg:x1="10.071cm" svg:y1="9.957cm" svg:x2="10.071cm" svg:y2="10.098cm">
          <text:p/>
        </draw:line>
        <draw:frame draw:style-name="gr5" draw:text-style-name="P5" draw:layer="layout" svg:width="0.544cm" svg:height="0.497cm" svg:x="8.301cm" svg:y="16.285cm">
          <draw:text-box>
            <text:p text:style-name="P4"><text:span text:style-name="T1">70</text:span></text:p>
          </draw:text-box>
        </draw:frame>
        <draw:polygon draw:style-name="gr3" draw:text-style-name="P3" draw:layer="layout" svg:width="0cm" svg:height="0.141cm" svg:x="11.604cm" svg:y="16.081cm" svg:viewBox="0 0 0 142" draw:points="0,142 0,0">
          <text:p/>
        </draw:polygon>
        <draw:line draw:style-name="gr4" draw:text-style-name="P2" draw:layer="layout" svg:x1="11.604cm" svg:y1="16.223cm" svg:x2="11.604cm" svg:y2="16.081cm">
          <text:p/>
        </draw:line>
        <draw:polygon draw:style-name="gr3" draw:text-style-name="P3" draw:layer="layout" svg:width="0cm" svg:height="0.14cm" svg:x="11.604cm" svg:y="9.957cm" svg:viewBox="0 0 0 141" draw:points="0,0 0,141">
          <text:p/>
        </draw:polygon>
        <draw:line draw:style-name="gr4" draw:text-style-name="P2" draw:layer="layout" svg:x1="11.604cm" svg:y1="9.957cm" svg:x2="11.604cm" svg:y2="10.098cm">
          <text:p/>
        </draw:line>
        <draw:frame draw:style-name="gr5" draw:text-style-name="P5" draw:layer="layout" svg:width="0.544cm" svg:height="0.497cm" svg:x="9.838cm" svg:y="16.28cm">
          <draw:text-box>
            <text:p text:style-name="P4"><text:span text:style-name="T1">75</text:span></text:p>
          </draw:text-box>
        </draw:frame>
        <draw:polygon draw:style-name="gr3" draw:text-style-name="P3" draw:layer="layout" svg:width="0cm" svg:height="0.07cm" svg:x="2.714cm" svg:y="16.152cm" svg:viewBox="0 0 0 71" draw:points="0,71 0,0">
          <text:p/>
        </draw:polygon>
        <draw:line draw:style-name="gr4" draw:text-style-name="P2" draw:layer="layout" svg:x1="2.714cm" svg:y1="16.223cm" svg:x2="2.714cm" svg:y2="16.152cm">
          <text:p/>
        </draw:line>
        <draw:polygon draw:style-name="gr3" draw:text-style-name="P3" draw:layer="layout" svg:width="0cm" svg:height="0.069cm" svg:x="2.714cm" svg:y="9.957cm" svg:viewBox="0 0 0 70" draw:points="0,0 0,70">
          <text:p/>
        </draw:polygon>
        <draw:line draw:style-name="gr4" draw:text-style-name="P2" draw:layer="layout" svg:x1="2.714cm" svg:y1="9.957cm" svg:x2="2.714cm" svg:y2="10.027cm">
          <text:p/>
        </draw:line>
        <draw:polygon draw:style-name="gr3" draw:text-style-name="P3" draw:layer="layout" svg:width="0cm" svg:height="0.07cm" svg:x="3.021cm" svg:y="16.152cm" svg:viewBox="0 0 0 71" draw:points="0,71 0,0">
          <text:p/>
        </draw:polygon>
        <draw:line draw:style-name="gr4" draw:text-style-name="P2" draw:layer="layout" svg:x1="3.021cm" svg:y1="16.223cm" svg:x2="3.021cm" svg:y2="16.152cm">
          <text:p/>
        </draw:line>
        <draw:polygon draw:style-name="gr3" draw:text-style-name="P3" draw:layer="layout" svg:width="0cm" svg:height="0.069cm" svg:x="3.021cm" svg:y="9.957cm" svg:viewBox="0 0 0 70" draw:points="0,0 0,70">
          <text:p/>
        </draw:polygon>
        <draw:line draw:style-name="gr4" draw:text-style-name="P2" draw:layer="layout" svg:x1="3.021cm" svg:y1="9.957cm" svg:x2="3.021cm" svg:y2="10.027cm">
          <text:p/>
        </draw:line>
        <draw:polygon draw:style-name="gr3" draw:text-style-name="P3" draw:layer="layout" svg:width="0cm" svg:height="0.07cm" svg:x="3.327cm" svg:y="16.152cm" svg:viewBox="0 0 0 71" draw:points="0,71 0,0">
          <text:p/>
        </draw:polygon>
        <draw:line draw:style-name="gr4" draw:text-style-name="P2" draw:layer="layout" svg:x1="3.327cm" svg:y1="16.223cm" svg:x2="3.327cm" svg:y2="16.152cm">
          <text:p/>
        </draw:line>
        <draw:polygon draw:style-name="gr3" draw:text-style-name="P3" draw:layer="layout" svg:width="0cm" svg:height="0.069cm" svg:x="3.327cm" svg:y="9.957cm" svg:viewBox="0 0 0 70" draw:points="0,0 0,70">
          <text:p/>
        </draw:polygon>
        <draw:line draw:style-name="gr4" draw:text-style-name="P2" draw:layer="layout" svg:x1="3.327cm" svg:y1="9.957cm" svg:x2="3.327cm" svg:y2="10.027cm">
          <text:p/>
        </draw:line>
        <draw:polygon draw:style-name="gr3" draw:text-style-name="P3" draw:layer="layout" svg:width="0cm" svg:height="0.07cm" svg:x="3.634cm" svg:y="16.152cm" svg:viewBox="0 0 0 71" draw:points="0,71 0,0">
          <text:p/>
        </draw:polygon>
        <draw:line draw:style-name="gr4" draw:text-style-name="P2" draw:layer="layout" svg:x1="3.634cm" svg:y1="16.223cm" svg:x2="3.634cm" svg:y2="16.152cm">
          <text:p/>
        </draw:line>
        <draw:polygon draw:style-name="gr3" draw:text-style-name="P3" draw:layer="layout" svg:width="0cm" svg:height="0.069cm" svg:x="3.634cm" svg:y="9.957cm" svg:viewBox="0 0 0 70" draw:points="0,0 0,70">
          <text:p/>
        </draw:polygon>
        <draw:line draw:style-name="gr4" draw:text-style-name="P2" draw:layer="layout" svg:x1="3.634cm" svg:y1="9.957cm" svg:x2="3.634cm" svg:y2="10.027cm">
          <text:p/>
        </draw:line>
        <draw:polygon draw:style-name="gr3" draw:text-style-name="P3" draw:layer="layout" svg:width="0cm" svg:height="0.07cm" svg:x="4.247cm" svg:y="16.152cm" svg:viewBox="0 0 0 71" draw:points="0,71 0,0">
          <text:p/>
        </draw:polygon>
        <draw:line draw:style-name="gr4" draw:text-style-name="P2" draw:layer="layout" svg:x1="4.247cm" svg:y1="16.223cm" svg:x2="4.247cm" svg:y2="16.152cm">
          <text:p/>
        </draw:line>
        <draw:polygon draw:style-name="gr3" draw:text-style-name="P3" draw:layer="layout" svg:width="0cm" svg:height="0.069cm" svg:x="4.247cm" svg:y="9.957cm" svg:viewBox="0 0 0 70" draw:points="0,0 0,70">
          <text:p/>
        </draw:polygon>
        <draw:line draw:style-name="gr4" draw:text-style-name="P2" draw:layer="layout" svg:x1="4.247cm" svg:y1="9.957cm" svg:x2="4.247cm" svg:y2="10.027cm">
          <text:p/>
        </draw:line>
        <draw:polygon draw:style-name="gr3" draw:text-style-name="P3" draw:layer="layout" svg:width="0cm" svg:height="0.07cm" svg:x="4.553cm" svg:y="16.152cm" svg:viewBox="0 0 0 71" draw:points="0,71 0,0">
          <text:p/>
        </draw:polygon>
        <draw:line draw:style-name="gr4" draw:text-style-name="P2" draw:layer="layout" svg:x1="4.553cm" svg:y1="16.223cm" svg:x2="4.553cm" svg:y2="16.152cm">
          <text:p/>
        </draw:line>
        <draw:polygon draw:style-name="gr3" draw:text-style-name="P3" draw:layer="layout" svg:width="0cm" svg:height="0.069cm" svg:x="4.553cm" svg:y="9.957cm" svg:viewBox="0 0 0 70" draw:points="0,0 0,70">
          <text:p/>
        </draw:polygon>
        <draw:line draw:style-name="gr4" draw:text-style-name="P2" draw:layer="layout" svg:x1="4.553cm" svg:y1="9.957cm" svg:x2="4.553cm" svg:y2="10.027cm">
          <text:p/>
        </draw:line>
        <draw:polygon draw:style-name="gr3" draw:text-style-name="P3" draw:layer="layout" svg:width="0cm" svg:height="0.07cm" svg:x="4.86cm" svg:y="16.152cm" svg:viewBox="0 0 0 71" draw:points="0,71 0,0">
          <text:p/>
        </draw:polygon>
        <draw:line draw:style-name="gr4" draw:text-style-name="P2" draw:layer="layout" svg:x1="4.86cm" svg:y1="16.223cm" svg:x2="4.86cm" svg:y2="16.152cm">
          <text:p/>
        </draw:line>
        <draw:polygon draw:style-name="gr3" draw:text-style-name="P3" draw:layer="layout" svg:width="0cm" svg:height="0.069cm" svg:x="4.86cm" svg:y="9.957cm" svg:viewBox="0 0 0 70" draw:points="0,0 0,70">
          <text:p/>
        </draw:polygon>
        <draw:line draw:style-name="gr4" draw:text-style-name="P2" draw:layer="layout" svg:x1="4.86cm" svg:y1="9.957cm" svg:x2="4.86cm" svg:y2="10.027cm">
          <text:p/>
        </draw:line>
        <draw:polygon draw:style-name="gr3" draw:text-style-name="P3" draw:layer="layout" svg:width="0cm" svg:height="0.07cm" svg:x="5.166cm" svg:y="16.152cm" svg:viewBox="0 0 0 71" draw:points="0,71 0,0">
          <text:p/>
        </draw:polygon>
        <draw:line draw:style-name="gr4" draw:text-style-name="P2" draw:layer="layout" svg:x1="5.166cm" svg:y1="16.223cm" svg:x2="5.166cm" svg:y2="16.152cm">
          <text:p/>
        </draw:line>
        <draw:polygon draw:style-name="gr3" draw:text-style-name="P3" draw:layer="layout" svg:width="0cm" svg:height="0.069cm" svg:x="5.166cm" svg:y="9.957cm" svg:viewBox="0 0 0 70" draw:points="0,0 0,70">
          <text:p/>
        </draw:polygon>
        <draw:line draw:style-name="gr4" draw:text-style-name="P2" draw:layer="layout" svg:x1="5.166cm" svg:y1="9.957cm" svg:x2="5.166cm" svg:y2="10.027cm">
          <text:p/>
        </draw:line>
        <draw:polygon draw:style-name="gr3" draw:text-style-name="P3" draw:layer="layout" svg:width="0cm" svg:height="0.07cm" svg:x="5.78cm" svg:y="16.152cm" svg:viewBox="0 0 0 71" draw:points="0,71 0,0">
          <text:p/>
        </draw:polygon>
        <draw:line draw:style-name="gr4" draw:text-style-name="P2" draw:layer="layout" svg:x1="5.78cm" svg:y1="16.223cm" svg:x2="5.78cm" svg:y2="16.152cm">
          <text:p/>
        </draw:line>
        <draw:polygon draw:style-name="gr3" draw:text-style-name="P3" draw:layer="layout" svg:width="0cm" svg:height="0.069cm" svg:x="5.78cm" svg:y="9.957cm" svg:viewBox="0 0 0 70" draw:points="0,0 0,70">
          <text:p/>
        </draw:polygon>
        <draw:line draw:style-name="gr4" draw:text-style-name="P2" draw:layer="layout" svg:x1="5.78cm" svg:y1="9.957cm" svg:x2="5.78cm" svg:y2="10.027cm">
          <text:p/>
        </draw:line>
        <draw:polygon draw:style-name="gr3" draw:text-style-name="P3" draw:layer="layout" svg:width="0cm" svg:height="0.07cm" svg:x="6.086cm" svg:y="16.152cm" svg:viewBox="0 0 0 71" draw:points="0,71 0,0">
          <text:p/>
        </draw:polygon>
        <draw:line draw:style-name="gr4" draw:text-style-name="P2" draw:layer="layout" svg:x1="6.086cm" svg:y1="16.223cm" svg:x2="6.086cm" svg:y2="16.152cm">
          <text:p/>
        </draw:line>
        <draw:polygon draw:style-name="gr3" draw:text-style-name="P3" draw:layer="layout" svg:width="0cm" svg:height="0.069cm" svg:x="6.086cm" svg:y="9.957cm" svg:viewBox="0 0 0 70" draw:points="0,0 0,70">
          <text:p/>
        </draw:polygon>
        <draw:line draw:style-name="gr4" draw:text-style-name="P2" draw:layer="layout" svg:x1="6.086cm" svg:y1="9.957cm" svg:x2="6.086cm" svg:y2="10.027cm">
          <text:p/>
        </draw:line>
        <draw:polygon draw:style-name="gr3" draw:text-style-name="P3" draw:layer="layout" svg:width="0cm" svg:height="0.07cm" svg:x="6.393cm" svg:y="16.152cm" svg:viewBox="0 0 0 71" draw:points="0,71 0,0">
          <text:p/>
        </draw:polygon>
        <draw:line draw:style-name="gr4" draw:text-style-name="P2" draw:layer="layout" svg:x1="6.393cm" svg:y1="16.223cm" svg:x2="6.393cm" svg:y2="16.152cm">
          <text:p/>
        </draw:line>
        <draw:polygon draw:style-name="gr3" draw:text-style-name="P3" draw:layer="layout" svg:width="0cm" svg:height="0.069cm" svg:x="6.393cm" svg:y="9.957cm" svg:viewBox="0 0 0 70" draw:points="0,0 0,70">
          <text:p/>
        </draw:polygon>
        <draw:line draw:style-name="gr4" draw:text-style-name="P2" draw:layer="layout" svg:x1="6.393cm" svg:y1="9.957cm" svg:x2="6.393cm" svg:y2="10.027cm">
          <text:p/>
        </draw:line>
        <draw:polygon draw:style-name="gr3" draw:text-style-name="P3" draw:layer="layout" svg:width="0cm" svg:height="0.07cm" svg:x="6.699cm" svg:y="16.152cm" svg:viewBox="0 0 0 71" draw:points="0,71 0,0">
          <text:p/>
        </draw:polygon>
        <draw:line draw:style-name="gr4" draw:text-style-name="P2" draw:layer="layout" svg:x1="6.699cm" svg:y1="16.223cm" svg:x2="6.699cm" svg:y2="16.152cm">
          <text:p/>
        </draw:line>
        <draw:polygon draw:style-name="gr3" draw:text-style-name="P3" draw:layer="layout" svg:width="0cm" svg:height="0.069cm" svg:x="6.699cm" svg:y="9.957cm" svg:viewBox="0 0 0 70" draw:points="0,0 0,70">
          <text:p/>
        </draw:polygon>
        <draw:line draw:style-name="gr4" draw:text-style-name="P2" draw:layer="layout" svg:x1="6.699cm" svg:y1="9.957cm" svg:x2="6.699cm" svg:y2="10.027cm">
          <text:p/>
        </draw:line>
        <draw:polygon draw:style-name="gr3" draw:text-style-name="P3" draw:layer="layout" svg:width="0cm" svg:height="0.07cm" svg:x="7.312cm" svg:y="16.152cm" svg:viewBox="0 0 0 71" draw:points="0,71 0,0">
          <text:p/>
        </draw:polygon>
        <draw:line draw:style-name="gr4" draw:text-style-name="P2" draw:layer="layout" svg:x1="7.312cm" svg:y1="16.223cm" svg:x2="7.312cm" svg:y2="16.152cm">
          <text:p/>
        </draw:line>
        <draw:polygon draw:style-name="gr3" draw:text-style-name="P3" draw:layer="layout" svg:width="0cm" svg:height="0.069cm" svg:x="7.312cm" svg:y="9.957cm" svg:viewBox="0 0 0 70" draw:points="0,0 0,70">
          <text:p/>
        </draw:polygon>
        <draw:line draw:style-name="gr4" draw:text-style-name="P2" draw:layer="layout" svg:x1="7.312cm" svg:y1="9.957cm" svg:x2="7.312cm" svg:y2="10.027cm">
          <text:p/>
        </draw:line>
        <draw:polygon draw:style-name="gr3" draw:text-style-name="P3" draw:layer="layout" svg:width="0cm" svg:height="0.07cm" svg:x="7.619cm" svg:y="16.152cm" svg:viewBox="0 0 0 71" draw:points="0,71 0,0">
          <text:p/>
        </draw:polygon>
        <draw:line draw:style-name="gr4" draw:text-style-name="P2" draw:layer="layout" svg:x1="7.619cm" svg:y1="16.223cm" svg:x2="7.619cm" svg:y2="16.152cm">
          <text:p/>
        </draw:line>
        <draw:polygon draw:style-name="gr3" draw:text-style-name="P3" draw:layer="layout" svg:width="0cm" svg:height="0.069cm" svg:x="7.619cm" svg:y="9.957cm" svg:viewBox="0 0 0 70" draw:points="0,0 0,70">
          <text:p/>
        </draw:polygon>
        <draw:line draw:style-name="gr4" draw:text-style-name="P2" draw:layer="layout" svg:x1="7.619cm" svg:y1="9.957cm" svg:x2="7.619cm" svg:y2="10.027cm">
          <text:p/>
        </draw:line>
        <draw:polygon draw:style-name="gr3" draw:text-style-name="P3" draw:layer="layout" svg:width="0cm" svg:height="0.07cm" svg:x="7.925cm" svg:y="16.152cm" svg:viewBox="0 0 0 71" draw:points="0,71 0,0">
          <text:p/>
        </draw:polygon>
        <draw:line draw:style-name="gr4" draw:text-style-name="P2" draw:layer="layout" svg:x1="7.925cm" svg:y1="16.223cm" svg:x2="7.925cm" svg:y2="16.152cm">
          <text:p/>
        </draw:line>
        <draw:polygon draw:style-name="gr3" draw:text-style-name="P3" draw:layer="layout" svg:width="0cm" svg:height="0.069cm" svg:x="7.925cm" svg:y="9.957cm" svg:viewBox="0 0 0 70" draw:points="0,0 0,70">
          <text:p/>
        </draw:polygon>
        <draw:line draw:style-name="gr4" draw:text-style-name="P2" draw:layer="layout" svg:x1="7.925cm" svg:y1="9.957cm" svg:x2="7.925cm" svg:y2="10.027cm">
          <text:p/>
        </draw:line>
        <draw:polygon draw:style-name="gr3" draw:text-style-name="P3" draw:layer="layout" svg:width="0cm" svg:height="0.07cm" svg:x="8.232cm" svg:y="16.152cm" svg:viewBox="0 0 0 71" draw:points="0,71 0,0">
          <text:p/>
        </draw:polygon>
        <draw:line draw:style-name="gr4" draw:text-style-name="P2" draw:layer="layout" svg:x1="8.232cm" svg:y1="16.223cm" svg:x2="8.232cm" svg:y2="16.152cm">
          <text:p/>
        </draw:line>
        <draw:polygon draw:style-name="gr3" draw:text-style-name="P3" draw:layer="layout" svg:width="0cm" svg:height="0.069cm" svg:x="8.232cm" svg:y="9.957cm" svg:viewBox="0 0 0 70" draw:points="0,0 0,70">
          <text:p/>
        </draw:polygon>
        <draw:line draw:style-name="gr4" draw:text-style-name="P2" draw:layer="layout" svg:x1="8.232cm" svg:y1="9.957cm" svg:x2="8.232cm" svg:y2="10.027cm">
          <text:p/>
        </draw:line>
        <draw:polygon draw:style-name="gr3" draw:text-style-name="P3" draw:layer="layout" svg:width="0cm" svg:height="0.07cm" svg:x="8.845cm" svg:y="16.152cm" svg:viewBox="0 0 0 71" draw:points="0,71 0,0">
          <text:p/>
        </draw:polygon>
        <draw:line draw:style-name="gr4" draw:text-style-name="P2" draw:layer="layout" svg:x1="8.845cm" svg:y1="16.223cm" svg:x2="8.845cm" svg:y2="16.152cm">
          <text:p/>
        </draw:line>
        <draw:polygon draw:style-name="gr3" draw:text-style-name="P3" draw:layer="layout" svg:width="0cm" svg:height="0.069cm" svg:x="8.845cm" svg:y="9.957cm" svg:viewBox="0 0 0 70" draw:points="0,0 0,70">
          <text:p/>
        </draw:polygon>
        <draw:line draw:style-name="gr4" draw:text-style-name="P2" draw:layer="layout" svg:x1="8.845cm" svg:y1="9.957cm" svg:x2="8.845cm" svg:y2="10.027cm">
          <text:p/>
        </draw:line>
        <draw:polygon draw:style-name="gr3" draw:text-style-name="P3" draw:layer="layout" svg:width="0cm" svg:height="0.07cm" svg:x="9.152cm" svg:y="16.152cm" svg:viewBox="0 0 0 71" draw:points="0,71 0,0">
          <text:p/>
        </draw:polygon>
        <draw:line draw:style-name="gr4" draw:text-style-name="P2" draw:layer="layout" svg:x1="9.152cm" svg:y1="16.223cm" svg:x2="9.152cm" svg:y2="16.152cm">
          <text:p/>
        </draw:line>
        <draw:polygon draw:style-name="gr3" draw:text-style-name="P3" draw:layer="layout" svg:width="0cm" svg:height="0.069cm" svg:x="9.152cm" svg:y="9.957cm" svg:viewBox="0 0 0 70" draw:points="0,0 0,70">
          <text:p/>
        </draw:polygon>
        <draw:line draw:style-name="gr4" draw:text-style-name="P2" draw:layer="layout" svg:x1="9.152cm" svg:y1="9.957cm" svg:x2="9.152cm" svg:y2="10.027cm">
          <text:p/>
        </draw:line>
        <draw:polygon draw:style-name="gr3" draw:text-style-name="P3" draw:layer="layout" svg:width="0cm" svg:height="0.07cm" svg:x="9.458cm" svg:y="16.152cm" svg:viewBox="0 0 0 71" draw:points="0,71 0,0">
          <text:p/>
        </draw:polygon>
        <draw:line draw:style-name="gr4" draw:text-style-name="P2" draw:layer="layout" svg:x1="9.458cm" svg:y1="16.223cm" svg:x2="9.458cm" svg:y2="16.152cm">
          <text:p/>
        </draw:line>
        <draw:polygon draw:style-name="gr3" draw:text-style-name="P3" draw:layer="layout" svg:width="0cm" svg:height="0.069cm" svg:x="9.458cm" svg:y="9.957cm" svg:viewBox="0 0 0 70" draw:points="0,0 0,70">
          <text:p/>
        </draw:polygon>
        <draw:line draw:style-name="gr4" draw:text-style-name="P2" draw:layer="layout" svg:x1="9.458cm" svg:y1="9.957cm" svg:x2="9.458cm" svg:y2="10.027cm">
          <text:p/>
        </draw:line>
        <draw:polygon draw:style-name="gr3" draw:text-style-name="P3" draw:layer="layout" svg:width="0cm" svg:height="0.07cm" svg:x="9.765cm" svg:y="16.152cm" svg:viewBox="0 0 0 71" draw:points="0,71 0,0">
          <text:p/>
        </draw:polygon>
        <draw:line draw:style-name="gr4" draw:text-style-name="P2" draw:layer="layout" svg:x1="9.765cm" svg:y1="16.223cm" svg:x2="9.765cm" svg:y2="16.152cm">
          <text:p/>
        </draw:line>
        <draw:polygon draw:style-name="gr3" draw:text-style-name="P3" draw:layer="layout" svg:width="0cm" svg:height="0.069cm" svg:x="9.765cm" svg:y="9.957cm" svg:viewBox="0 0 0 70" draw:points="0,0 0,70">
          <text:p/>
        </draw:polygon>
        <draw:line draw:style-name="gr4" draw:text-style-name="P2" draw:layer="layout" svg:x1="9.765cm" svg:y1="9.957cm" svg:x2="9.765cm" svg:y2="10.027cm">
          <text:p/>
        </draw:line>
        <draw:polygon draw:style-name="gr3" draw:text-style-name="P3" draw:layer="layout" svg:width="0cm" svg:height="0.07cm" svg:x="10.378cm" svg:y="16.152cm" svg:viewBox="0 0 0 71" draw:points="0,71 0,0">
          <text:p/>
        </draw:polygon>
        <draw:line draw:style-name="gr4" draw:text-style-name="P2" draw:layer="layout" svg:x1="10.378cm" svg:y1="16.223cm" svg:x2="10.378cm" svg:y2="16.152cm">
          <text:p/>
        </draw:line>
        <draw:polygon draw:style-name="gr3" draw:text-style-name="P3" draw:layer="layout" svg:width="0cm" svg:height="0.069cm" svg:x="10.378cm" svg:y="9.957cm" svg:viewBox="0 0 0 70" draw:points="0,0 0,70">
          <text:p/>
        </draw:polygon>
        <draw:line draw:style-name="gr4" draw:text-style-name="P2" draw:layer="layout" svg:x1="10.378cm" svg:y1="9.957cm" svg:x2="10.378cm" svg:y2="10.027cm">
          <text:p/>
        </draw:line>
        <draw:polygon draw:style-name="gr3" draw:text-style-name="P3" draw:layer="layout" svg:width="0cm" svg:height="0.07cm" svg:x="10.684cm" svg:y="16.152cm" svg:viewBox="0 0 0 71" draw:points="0,71 0,0">
          <text:p/>
        </draw:polygon>
        <draw:line draw:style-name="gr4" draw:text-style-name="P2" draw:layer="layout" svg:x1="10.684cm" svg:y1="16.223cm" svg:x2="10.684cm" svg:y2="16.152cm">
          <text:p/>
        </draw:line>
        <draw:polygon draw:style-name="gr3" draw:text-style-name="P3" draw:layer="layout" svg:width="0cm" svg:height="0.069cm" svg:x="10.684cm" svg:y="9.957cm" svg:viewBox="0 0 0 70" draw:points="0,0 0,70">
          <text:p/>
        </draw:polygon>
        <draw:line draw:style-name="gr4" draw:text-style-name="P2" draw:layer="layout" svg:x1="10.684cm" svg:y1="9.957cm" svg:x2="10.684cm" svg:y2="10.027cm">
          <text:p/>
        </draw:line>
        <draw:polygon draw:style-name="gr3" draw:text-style-name="P3" draw:layer="layout" svg:width="0cm" svg:height="0.07cm" svg:x="10.991cm" svg:y="16.152cm" svg:viewBox="0 0 0 71" draw:points="0,71 0,0">
          <text:p/>
        </draw:polygon>
        <draw:line draw:style-name="gr4" draw:text-style-name="P2" draw:layer="layout" svg:x1="10.991cm" svg:y1="16.223cm" svg:x2="10.991cm" svg:y2="16.152cm">
          <text:p/>
        </draw:line>
        <draw:polygon draw:style-name="gr3" draw:text-style-name="P3" draw:layer="layout" svg:width="0cm" svg:height="0.069cm" svg:x="10.991cm" svg:y="9.957cm" svg:viewBox="0 0 0 70" draw:points="0,0 0,70">
          <text:p/>
        </draw:polygon>
        <draw:line draw:style-name="gr4" draw:text-style-name="P2" draw:layer="layout" svg:x1="10.991cm" svg:y1="9.957cm" svg:x2="10.991cm" svg:y2="10.027cm">
          <text:p/>
        </draw:line>
        <draw:polygon draw:style-name="gr3" draw:text-style-name="P3" draw:layer="layout" svg:width="0cm" svg:height="0.07cm" svg:x="11.297cm" svg:y="16.152cm" svg:viewBox="0 0 0 71" draw:points="0,71 0,0">
          <text:p/>
        </draw:polygon>
        <draw:line draw:style-name="gr4" draw:text-style-name="P2" draw:layer="layout" svg:x1="11.297cm" svg:y1="16.223cm" svg:x2="11.297cm" svg:y2="16.152cm">
          <text:p/>
        </draw:line>
        <draw:polygon draw:style-name="gr3" draw:text-style-name="P3" draw:layer="layout" svg:width="0cm" svg:height="0.069cm" svg:x="11.297cm" svg:y="9.957cm" svg:viewBox="0 0 0 70" draw:points="0,0 0,70">
          <text:p/>
        </draw:polygon>
        <draw:line draw:style-name="gr4" draw:text-style-name="P2" draw:layer="layout" svg:x1="11.297cm" svg:y1="9.957cm" svg:x2="11.297cm" svg:y2="10.027cm">
          <text:p/>
        </draw:line>
        <draw:frame draw:style-name="gr5" draw:text-style-name="P5" draw:layer="layout" svg:width="0.544cm" svg:height="0.497cm" svg:x="11.363cm" svg:y="16.285cm">
          <draw:text-box>
            <text:p text:style-name="P4"><text:span text:style-name="T1">80</text:span></text:p>
          </draw:text-box>
        </draw:frame>
        <draw:polygon draw:style-name="gr3" draw:text-style-name="P3" draw:layer="layout" svg:width="0.14cm" svg:height="0cm" svg:x="2.408cm" svg:y="15.596cm" svg:viewBox="0 0 141 0" draw:points="0,0 141,0">
          <text:p/>
        </draw:polygon>
        <draw:line draw:style-name="gr4" draw:text-style-name="P2" draw:layer="layout" svg:x1="2.408cm" svg:y1="15.596cm" svg:x2="2.549cm" svg:y2="15.596cm">
          <text:p/>
        </draw:line>
        <draw:polygon draw:style-name="gr3" draw:text-style-name="P3" draw:layer="layout" svg:width="0.14cm" svg:height="0cm" svg:x="11.463cm" svg:y="15.596cm" svg:viewBox="0 0 141 0" draw:points="141,0 0,0">
          <text:p/>
        </draw:polygon>
        <draw:line draw:style-name="gr4" draw:text-style-name="P2" draw:layer="layout" svg:x1="11.604cm" svg:y1="15.596cm" svg:x2="11.463cm" svg:y2="15.596cm">
          <text:p/>
        </draw:line>
        <draw:polygon draw:style-name="gr3" draw:text-style-name="P3" draw:layer="layout" svg:width="0.265cm" svg:height="0.035cm" svg:x="1.082cm" svg:y="15.606cm" svg:viewBox="0 0 266 36" draw:points="0,0 266,0 266,36 0,36">
          <text:p/>
        </draw:polygon>
        <draw:polygon draw:style-name="gr3" draw:text-style-name="P3" draw:layer="layout" svg:width="0.14cm" svg:height="0cm" svg:x="2.408cm" svg:y="14.343cm" svg:viewBox="0 0 141 0" draw:points="0,0 141,0">
          <text:p/>
        </draw:polygon>
        <draw:line draw:style-name="gr4" draw:text-style-name="P2" draw:layer="layout" svg:x1="2.408cm" svg:y1="14.343cm" svg:x2="2.549cm" svg:y2="14.343cm">
          <text:p/>
        </draw:line>
        <draw:polygon draw:style-name="gr3" draw:text-style-name="P3" draw:layer="layout" svg:width="0.14cm" svg:height="0cm" svg:x="11.463cm" svg:y="14.343cm" svg:viewBox="0 0 141 0" draw:points="141,0 0,0">
          <text:p/>
        </draw:polygon>
        <draw:line draw:style-name="gr4" draw:text-style-name="P2" draw:layer="layout" svg:x1="11.604cm" svg:y1="14.343cm" svg:x2="11.463cm" svg:y2="14.343cm">
          <text:p/>
        </draw:line>
        <draw:frame draw:style-name="gr5" draw:text-style-name="P5" draw:layer="layout" svg:width="0.95cm" svg:height="0.497cm" svg:x="1.392cm" svg:y="15.358cm">
          <draw:text-box>
            <text:p text:style-name="P4"><text:span text:style-name="T1">0.04</text:span></text:p>
          </draw:text-box>
        </draw:frame>
        <draw:polygon draw:style-name="gr3" draw:text-style-name="P3" draw:layer="layout" svg:width="0.265cm" svg:height="0.035cm" svg:x="1.1cm" svg:y="14.353cm" svg:viewBox="0 0 266 36" draw:points="0,0 266,0 266,36 0,36">
          <text:p/>
        </draw:polygon>
        <draw:polygon draw:style-name="gr3" draw:text-style-name="P3" draw:layer="layout" svg:width="0.14cm" svg:height="0cm" svg:x="2.408cm" svg:y="13.09cm" svg:viewBox="0 0 141 0" draw:points="0,0 141,0">
          <text:p/>
        </draw:polygon>
        <draw:line draw:style-name="gr4" draw:text-style-name="P2" draw:layer="layout" svg:x1="2.408cm" svg:y1="13.09cm" svg:x2="2.549cm" svg:y2="13.09cm">
          <text:p/>
        </draw:line>
        <draw:polygon draw:style-name="gr3" draw:text-style-name="P3" draw:layer="layout" svg:width="0.14cm" svg:height="0cm" svg:x="11.463cm" svg:y="13.09cm" svg:viewBox="0 0 141 0" draw:points="141,0 0,0">
          <text:p/>
        </draw:polygon>
        <draw:line draw:style-name="gr4" draw:text-style-name="P2" draw:layer="layout" svg:x1="11.604cm" svg:y1="13.09cm" svg:x2="11.463cm" svg:y2="13.09cm">
          <text:p/>
        </draw:line>
        <draw:frame draw:style-name="gr5" draw:text-style-name="P5" draw:layer="layout" svg:width="0.95cm" svg:height="0.497cm" svg:x="1.411cm" svg:y="14.104cm">
          <draw:text-box>
            <text:p text:style-name="P4"><text:span text:style-name="T1">0.02</text:span></text:p>
          </draw:text-box>
        </draw:frame>
        <draw:polygon draw:style-name="gr3" draw:text-style-name="P3" draw:layer="layout" svg:width="0.14cm" svg:height="0cm" svg:x="2.408cm" svg:y="11.836cm" svg:viewBox="0 0 141 0" draw:points="0,0 141,0">
          <text:p/>
        </draw:polygon>
        <draw:line draw:style-name="gr4" draw:text-style-name="P2" draw:layer="layout" svg:x1="2.408cm" svg:y1="11.836cm" svg:x2="2.549cm" svg:y2="11.836cm">
          <text:p/>
        </draw:line>
        <draw:polygon draw:style-name="gr3" draw:text-style-name="P3" draw:layer="layout" svg:width="0.14cm" svg:height="0cm" svg:x="11.463cm" svg:y="11.836cm" svg:viewBox="0 0 141 0" draw:points="141,0 0,0">
          <text:p/>
        </draw:polygon>
        <draw:line draw:style-name="gr4" draw:text-style-name="P2" draw:layer="layout" svg:x1="11.604cm" svg:y1="11.836cm" svg:x2="11.463cm" svg:y2="11.836cm">
          <text:p/>
        </draw:line>
        <draw:frame draw:style-name="gr5" draw:text-style-name="P5" draw:layer="layout" svg:width="0.95cm" svg:height="0.497cm" svg:x="1.38cm" svg:y="12.851cm">
          <draw:text-box>
            <text:p text:style-name="P4"><text:span text:style-name="T1">0.00</text:span></text:p>
          </draw:text-box>
        </draw:frame>
        <draw:polygon draw:style-name="gr3" draw:text-style-name="P3" draw:layer="layout" svg:width="0.14cm" svg:height="0cm" svg:x="2.408cm" svg:y="10.583cm" svg:viewBox="0 0 141 0" draw:points="0,0 141,0">
          <text:p/>
        </draw:polygon>
        <draw:line draw:style-name="gr4" draw:text-style-name="P2" draw:layer="layout" svg:x1="2.408cm" svg:y1="10.583cm" svg:x2="2.549cm" svg:y2="10.583cm">
          <text:p/>
        </draw:line>
        <draw:polygon draw:style-name="gr3" draw:text-style-name="P3" draw:layer="layout" svg:width="0.14cm" svg:height="0cm" svg:x="11.463cm" svg:y="10.583cm" svg:viewBox="0 0 141 0" draw:points="141,0 0,0">
          <text:p/>
        </draw:polygon>
        <draw:line draw:style-name="gr4" draw:text-style-name="P2" draw:layer="layout" svg:x1="11.604cm" svg:y1="10.583cm" svg:x2="11.463cm" svg:y2="10.583cm">
          <text:p/>
        </draw:line>
        <draw:frame draw:style-name="gr5" draw:text-style-name="P5" draw:layer="layout" svg:width="0.95cm" svg:height="0.497cm" svg:x="1.394cm" svg:y="11.598cm">
          <draw:text-box>
            <text:p text:style-name="P4"><text:span text:style-name="T1">0.02</text:span></text:p>
          </draw:text-box>
        </draw:frame>
        <draw:polygon draw:style-name="gr3" draw:text-style-name="P3" draw:layer="layout" svg:width="0.069cm" svg:height="0cm" svg:x="2.408cm" svg:y="16.223cm" svg:viewBox="0 0 70 0" draw:points="0,0 70,0">
          <text:p/>
        </draw:polygon>
        <draw:line draw:style-name="gr4" draw:text-style-name="P2" draw:layer="layout" svg:x1="2.408cm" svg:y1="16.223cm" svg:x2="2.478cm" svg:y2="16.223cm">
          <text:p/>
        </draw:line>
        <draw:polygon draw:style-name="gr3" draw:text-style-name="P3" draw:layer="layout" svg:width="0.07cm" svg:height="0cm" svg:x="11.533cm" svg:y="16.223cm" svg:viewBox="0 0 71 0" draw:points="71,0 0,0">
          <text:p/>
        </draw:polygon>
        <draw:line draw:style-name="gr4" draw:text-style-name="P2" draw:layer="layout" svg:x1="11.604cm" svg:y1="16.223cm" svg:x2="11.533cm" svg:y2="16.223cm">
          <text:p/>
        </draw:line>
        <draw:polygon draw:style-name="gr3" draw:text-style-name="P3" draw:layer="layout" svg:width="0.069cm" svg:height="0cm" svg:x="2.408cm" svg:y="15.909cm" svg:viewBox="0 0 70 0" draw:points="0,0 70,0">
          <text:p/>
        </draw:polygon>
        <draw:line draw:style-name="gr4" draw:text-style-name="P2" draw:layer="layout" svg:x1="2.408cm" svg:y1="15.909cm" svg:x2="2.478cm" svg:y2="15.909cm">
          <text:p/>
        </draw:line>
        <draw:polygon draw:style-name="gr3" draw:text-style-name="P3" draw:layer="layout" svg:width="0.07cm" svg:height="0cm" svg:x="11.533cm" svg:y="15.909cm" svg:viewBox="0 0 71 0" draw:points="71,0 0,0">
          <text:p/>
        </draw:polygon>
        <draw:line draw:style-name="gr4" draw:text-style-name="P2" draw:layer="layout" svg:x1="11.604cm" svg:y1="15.909cm" svg:x2="11.533cm" svg:y2="15.909cm">
          <text:p/>
        </draw:line>
        <draw:polygon draw:style-name="gr3" draw:text-style-name="P3" draw:layer="layout" svg:width="0.069cm" svg:height="0cm" svg:x="2.408cm" svg:y="15.283cm" svg:viewBox="0 0 70 0" draw:points="0,0 70,0">
          <text:p/>
        </draw:polygon>
        <draw:line draw:style-name="gr4" draw:text-style-name="P2" draw:layer="layout" svg:x1="2.408cm" svg:y1="15.283cm" svg:x2="2.478cm" svg:y2="15.283cm">
          <text:p/>
        </draw:line>
        <draw:polygon draw:style-name="gr3" draw:text-style-name="P3" draw:layer="layout" svg:width="0.07cm" svg:height="0cm" svg:x="11.533cm" svg:y="15.283cm" svg:viewBox="0 0 71 0" draw:points="71,0 0,0">
          <text:p/>
        </draw:polygon>
        <draw:line draw:style-name="gr4" draw:text-style-name="P2" draw:layer="layout" svg:x1="11.604cm" svg:y1="15.283cm" svg:x2="11.533cm" svg:y2="15.283cm">
          <text:p/>
        </draw:line>
        <draw:polygon draw:style-name="gr3" draw:text-style-name="P3" draw:layer="layout" svg:width="0.069cm" svg:height="0cm" svg:x="2.408cm" svg:y="14.969cm" svg:viewBox="0 0 70 0" draw:points="0,0 70,0">
          <text:p/>
        </draw:polygon>
        <draw:line draw:style-name="gr4" draw:text-style-name="P2" draw:layer="layout" svg:x1="2.408cm" svg:y1="14.969cm" svg:x2="2.478cm" svg:y2="14.969cm">
          <text:p/>
        </draw:line>
        <draw:polygon draw:style-name="gr3" draw:text-style-name="P3" draw:layer="layout" svg:width="0.07cm" svg:height="0cm" svg:x="11.533cm" svg:y="14.969cm" svg:viewBox="0 0 71 0" draw:points="71,0 0,0">
          <text:p/>
        </draw:polygon>
        <draw:line draw:style-name="gr4" draw:text-style-name="P2" draw:layer="layout" svg:x1="11.604cm" svg:y1="14.969cm" svg:x2="11.533cm" svg:y2="14.969cm">
          <text:p/>
        </draw:line>
        <draw:polygon draw:style-name="gr3" draw:text-style-name="P3" draw:layer="layout" svg:width="0.069cm" svg:height="0cm" svg:x="2.408cm" svg:y="14.656cm" svg:viewBox="0 0 70 0" draw:points="0,0 70,0">
          <text:p/>
        </draw:polygon>
        <draw:line draw:style-name="gr4" draw:text-style-name="P2" draw:layer="layout" svg:x1="2.408cm" svg:y1="14.656cm" svg:x2="2.478cm" svg:y2="14.656cm">
          <text:p/>
        </draw:line>
        <draw:polygon draw:style-name="gr3" draw:text-style-name="P3" draw:layer="layout" svg:width="0.07cm" svg:height="0cm" svg:x="11.533cm" svg:y="14.656cm" svg:viewBox="0 0 71 0" draw:points="71,0 0,0">
          <text:p/>
        </draw:polygon>
        <draw:line draw:style-name="gr4" draw:text-style-name="P2" draw:layer="layout" svg:x1="11.604cm" svg:y1="14.656cm" svg:x2="11.533cm" svg:y2="14.656cm">
          <text:p/>
        </draw:line>
        <draw:polygon draw:style-name="gr3" draw:text-style-name="P3" draw:layer="layout" svg:width="0.069cm" svg:height="0cm" svg:x="2.408cm" svg:y="14.029cm" svg:viewBox="0 0 70 0" draw:points="0,0 70,0">
          <text:p/>
        </draw:polygon>
        <draw:line draw:style-name="gr4" draw:text-style-name="P2" draw:layer="layout" svg:x1="2.408cm" svg:y1="14.029cm" svg:x2="2.478cm" svg:y2="14.029cm">
          <text:p/>
        </draw:line>
        <draw:polygon draw:style-name="gr3" draw:text-style-name="P3" draw:layer="layout" svg:width="0.07cm" svg:height="0cm" svg:x="11.533cm" svg:y="14.029cm" svg:viewBox="0 0 71 0" draw:points="71,0 0,0">
          <text:p/>
        </draw:polygon>
        <draw:line draw:style-name="gr4" draw:text-style-name="P2" draw:layer="layout" svg:x1="11.604cm" svg:y1="14.029cm" svg:x2="11.533cm" svg:y2="14.029cm">
          <text:p/>
        </draw:line>
        <draw:polygon draw:style-name="gr3" draw:text-style-name="P3" draw:layer="layout" svg:width="0.069cm" svg:height="0cm" svg:x="2.408cm" svg:y="13.716cm" svg:viewBox="0 0 70 0" draw:points="0,0 70,0">
          <text:p/>
        </draw:polygon>
        <draw:line draw:style-name="gr4" draw:text-style-name="P2" draw:layer="layout" svg:x1="2.408cm" svg:y1="13.716cm" svg:x2="2.478cm" svg:y2="13.716cm">
          <text:p/>
        </draw:line>
        <draw:polygon draw:style-name="gr3" draw:text-style-name="P3" draw:layer="layout" svg:width="0.07cm" svg:height="0cm" svg:x="11.533cm" svg:y="13.716cm" svg:viewBox="0 0 71 0" draw:points="71,0 0,0">
          <text:p/>
        </draw:polygon>
        <draw:line draw:style-name="gr4" draw:text-style-name="P2" draw:layer="layout" svg:x1="11.604cm" svg:y1="13.716cm" svg:x2="11.533cm" svg:y2="13.716cm">
          <text:p/>
        </draw:line>
        <draw:polygon draw:style-name="gr3" draw:text-style-name="P3" draw:layer="layout" svg:width="0.069cm" svg:height="0cm" svg:x="2.408cm" svg:y="13.403cm" svg:viewBox="0 0 70 0" draw:points="0,0 70,0">
          <text:p/>
        </draw:polygon>
        <draw:line draw:style-name="gr4" draw:text-style-name="P2" draw:layer="layout" svg:x1="2.408cm" svg:y1="13.403cm" svg:x2="2.478cm" svg:y2="13.403cm">
          <text:p/>
        </draw:line>
        <draw:polygon draw:style-name="gr3" draw:text-style-name="P3" draw:layer="layout" svg:width="0.07cm" svg:height="0cm" svg:x="11.533cm" svg:y="13.403cm" svg:viewBox="0 0 71 0" draw:points="71,0 0,0">
          <text:p/>
        </draw:polygon>
        <draw:line draw:style-name="gr4" draw:text-style-name="P2" draw:layer="layout" svg:x1="11.604cm" svg:y1="13.403cm" svg:x2="11.533cm" svg:y2="13.403cm">
          <text:p/>
        </draw:line>
        <draw:polygon draw:style-name="gr3" draw:text-style-name="P3" draw:layer="layout" svg:width="0.069cm" svg:height="0cm" svg:x="2.408cm" svg:y="12.776cm" svg:viewBox="0 0 70 0" draw:points="0,0 70,0">
          <text:p/>
        </draw:polygon>
        <draw:line draw:style-name="gr4" draw:text-style-name="P2" draw:layer="layout" svg:x1="2.408cm" svg:y1="12.776cm" svg:x2="2.478cm" svg:y2="12.776cm">
          <text:p/>
        </draw:line>
        <draw:polygon draw:style-name="gr3" draw:text-style-name="P3" draw:layer="layout" svg:width="0.07cm" svg:height="0cm" svg:x="11.533cm" svg:y="12.776cm" svg:viewBox="0 0 71 0" draw:points="71,0 0,0">
          <text:p/>
        </draw:polygon>
        <draw:line draw:style-name="gr4" draw:text-style-name="P2" draw:layer="layout" svg:x1="11.604cm" svg:y1="12.776cm" svg:x2="11.533cm" svg:y2="12.776cm">
          <text:p/>
        </draw:line>
        <draw:polygon draw:style-name="gr3" draw:text-style-name="P3" draw:layer="layout" svg:width="0.069cm" svg:height="0cm" svg:x="2.408cm" svg:y="12.463cm" svg:viewBox="0 0 70 0" draw:points="0,0 70,0">
          <text:p/>
        </draw:polygon>
        <draw:line draw:style-name="gr4" draw:text-style-name="P2" draw:layer="layout" svg:x1="2.408cm" svg:y1="12.463cm" svg:x2="2.478cm" svg:y2="12.463cm">
          <text:p/>
        </draw:line>
        <draw:polygon draw:style-name="gr3" draw:text-style-name="P3" draw:layer="layout" svg:width="0.07cm" svg:height="0cm" svg:x="11.533cm" svg:y="12.463cm" svg:viewBox="0 0 71 0" draw:points="71,0 0,0">
          <text:p/>
        </draw:polygon>
        <draw:line draw:style-name="gr4" draw:text-style-name="P2" draw:layer="layout" svg:x1="11.604cm" svg:y1="12.463cm" svg:x2="11.533cm" svg:y2="12.463cm">
          <text:p/>
        </draw:line>
        <draw:polygon draw:style-name="gr3" draw:text-style-name="P3" draw:layer="layout" svg:width="0.069cm" svg:height="0cm" svg:x="2.408cm" svg:y="12.15cm" svg:viewBox="0 0 70 0" draw:points="0,0 70,0">
          <text:p/>
        </draw:polygon>
        <draw:line draw:style-name="gr4" draw:text-style-name="P2" draw:layer="layout" svg:x1="2.408cm" svg:y1="12.15cm" svg:x2="2.478cm" svg:y2="12.15cm">
          <text:p/>
        </draw:line>
        <draw:polygon draw:style-name="gr3" draw:text-style-name="P3" draw:layer="layout" svg:width="0.07cm" svg:height="0cm" svg:x="11.533cm" svg:y="12.15cm" svg:viewBox="0 0 71 0" draw:points="71,0 0,0">
          <text:p/>
        </draw:polygon>
        <draw:line draw:style-name="gr4" draw:text-style-name="P2" draw:layer="layout" svg:x1="11.604cm" svg:y1="12.15cm" svg:x2="11.533cm" svg:y2="12.15cm">
          <text:p/>
        </draw:line>
        <draw:polygon draw:style-name="gr3" draw:text-style-name="P3" draw:layer="layout" svg:width="0.069cm" svg:height="0cm" svg:x="2.408cm" svg:y="11.523cm" svg:viewBox="0 0 70 0" draw:points="0,0 70,0">
          <text:p/>
        </draw:polygon>
        <draw:line draw:style-name="gr4" draw:text-style-name="P2" draw:layer="layout" svg:x1="2.408cm" svg:y1="11.523cm" svg:x2="2.478cm" svg:y2="11.523cm">
          <text:p/>
        </draw:line>
        <draw:polygon draw:style-name="gr3" draw:text-style-name="P3" draw:layer="layout" svg:width="0.07cm" svg:height="0cm" svg:x="11.533cm" svg:y="11.523cm" svg:viewBox="0 0 71 0" draw:points="71,0 0,0">
          <text:p/>
        </draw:polygon>
        <draw:line draw:style-name="gr4" draw:text-style-name="P2" draw:layer="layout" svg:x1="11.604cm" svg:y1="11.523cm" svg:x2="11.533cm" svg:y2="11.523cm">
          <text:p/>
        </draw:line>
        <draw:polygon draw:style-name="gr3" draw:text-style-name="P3" draw:layer="layout" svg:width="0.069cm" svg:height="0cm" svg:x="2.408cm" svg:y="11.21cm" svg:viewBox="0 0 70 0" draw:points="0,0 70,0">
          <text:p/>
        </draw:polygon>
        <draw:line draw:style-name="gr4" draw:text-style-name="P2" draw:layer="layout" svg:x1="2.408cm" svg:y1="11.21cm" svg:x2="2.478cm" svg:y2="11.21cm">
          <text:p/>
        </draw:line>
        <draw:polygon draw:style-name="gr3" draw:text-style-name="P3" draw:layer="layout" svg:width="0.07cm" svg:height="0cm" svg:x="11.533cm" svg:y="11.21cm" svg:viewBox="0 0 71 0" draw:points="71,0 0,0">
          <text:p/>
        </draw:polygon>
        <draw:line draw:style-name="gr4" draw:text-style-name="P2" draw:layer="layout" svg:x1="11.604cm" svg:y1="11.21cm" svg:x2="11.533cm" svg:y2="11.21cm">
          <text:p/>
        </draw:line>
        <draw:polygon draw:style-name="gr3" draw:text-style-name="P3" draw:layer="layout" svg:width="0.069cm" svg:height="0cm" svg:x="2.408cm" svg:y="10.897cm" svg:viewBox="0 0 70 0" draw:points="0,0 70,0">
          <text:p/>
        </draw:polygon>
        <draw:line draw:style-name="gr4" draw:text-style-name="P2" draw:layer="layout" svg:x1="2.408cm" svg:y1="10.897cm" svg:x2="2.478cm" svg:y2="10.897cm">
          <text:p/>
        </draw:line>
        <draw:polygon draw:style-name="gr3" draw:text-style-name="P3" draw:layer="layout" svg:width="0.07cm" svg:height="0cm" svg:x="11.533cm" svg:y="10.897cm" svg:viewBox="0 0 71 0" draw:points="71,0 0,0">
          <text:p/>
        </draw:polygon>
        <draw:line draw:style-name="gr4" draw:text-style-name="P2" draw:layer="layout" svg:x1="11.604cm" svg:y1="10.897cm" svg:x2="11.533cm" svg:y2="10.897cm">
          <text:p/>
        </draw:line>
        <draw:polygon draw:style-name="gr3" draw:text-style-name="P3" draw:layer="layout" svg:width="0.069cm" svg:height="0cm" svg:x="2.408cm" svg:y="10.27cm" svg:viewBox="0 0 70 0" draw:points="0,0 70,0">
          <text:p/>
        </draw:polygon>
        <draw:line draw:style-name="gr4" draw:text-style-name="P2" draw:layer="layout" svg:x1="2.408cm" svg:y1="10.27cm" svg:x2="2.478cm" svg:y2="10.27cm">
          <text:p/>
        </draw:line>
        <draw:polygon draw:style-name="gr3" draw:text-style-name="P3" draw:layer="layout" svg:width="0.07cm" svg:height="0cm" svg:x="11.533cm" svg:y="10.27cm" svg:viewBox="0 0 71 0" draw:points="71,0 0,0">
          <text:p/>
        </draw:polygon>
        <draw:line draw:style-name="gr4" draw:text-style-name="P2" draw:layer="layout" svg:x1="11.604cm" svg:y1="10.27cm" svg:x2="11.533cm" svg:y2="10.27cm">
          <text:p/>
        </draw:line>
        <draw:frame draw:style-name="gr5" draw:text-style-name="P5" draw:layer="layout" svg:width="0.95cm" svg:height="0.497cm" svg:x="1.376cm" svg:y="10.345cm">
          <draw:text-box>
            <text:p text:style-name="P4"><text:span text:style-name="T1">0.04</text:span></text:p>
          </draw:text-box>
        </draw:frame>
        <draw:line draw:style-name="gr6" draw:text-style-name="P2" draw:layer="layout" svg:x1="2.408cm" svg:y1="9.957cm" svg:x2="11.604cm" svg:y2="9.957cm">
          <text:p/>
        </draw:line>
        <draw:line draw:style-name="gr6" draw:text-style-name="P2" draw:layer="layout" svg:x1="11.604cm" svg:y1="16.223cm" svg:x2="11.604cm" svg:y2="9.957cm">
          <text:p/>
        </draw:line>
        <draw:line draw:style-name="gr6" draw:text-style-name="P2" draw:layer="layout" svg:x1="2.408cm" svg:y1="16.223cm" svg:x2="11.604cm" svg:y2="16.223cm">
          <text:p/>
        </draw:line>
        <draw:line draw:style-name="gr6" draw:text-style-name="P2" draw:layer="layout" svg:x1="2.408cm" svg:y1="16.223cm" svg:x2="2.408cm" svg:y2="9.957cm">
          <text:p/>
        </draw:line>
        <draw:polygon draw:style-name="gr1" draw:text-style-name="P1" draw:layer="layout" svg:width="9.318cm" svg:height="6.012cm" svg:x="2.323cm" svg:y="2.1cm" svg:viewBox="0 0 9319 6013" draw:points="0,6013 9319,6013 9319,0 0,0">
          <text:p/>
        </draw:polygon>
        <draw:frame draw:style-name="gr2" draw:text-style-name="P2" draw:layer="layout" svg:width="8.864cm" svg:height="5.462cm" svg:x="2.753cm" svg:y="2.633cm">
          <draw:image xlink:href="Pictures/100002010000015D000000D773228AF5898D938D.png" xlink:type="simple" xlink:show="embed" xlink:actuate="onLoad">
            <text:p/>
          </draw:image>
        </draw:frame>
        <draw:polygon draw:style-name="gr3" draw:text-style-name="P3" draw:layer="layout" svg:width="0cm" svg:height="0.141cm" svg:x="4.722cm" svg:y="7.97cm" svg:viewBox="0 0 0 142" draw:points="0,142 0,0">
          <text:p/>
        </draw:polygon>
        <draw:line draw:style-name="gr4" draw:text-style-name="P2" draw:layer="layout" svg:x1="4.722cm" svg:y1="8.112cm" svg:x2="4.722cm" svg:y2="7.97cm">
          <text:p/>
        </draw:line>
        <draw:polygon draw:style-name="gr3" draw:text-style-name="P3" draw:layer="layout" svg:width="0cm" svg:height="0.14cm" svg:x="4.722cm" svg:y="2.1cm" svg:viewBox="0 0 0 141" draw:points="0,0 0,141">
          <text:p/>
        </draw:polygon>
        <draw:line draw:style-name="gr4" draw:text-style-name="P2" draw:layer="layout" svg:x1="4.722cm" svg:y1="2.1cm" svg:x2="4.722cm" svg:y2="2.241cm">
          <text:p/>
        </draw:line>
        <draw:frame draw:style-name="gr5" draw:text-style-name="P5" draw:layer="layout" svg:width="0.544cm" svg:height="0.497cm" svg:x="4.299cm" svg:y="8.302cm">
          <draw:text-box>
            <text:p text:style-name="P4"><text:span text:style-name="T1">10</text:span></text:p>
          </draw:text-box>
        </draw:frame>
        <draw:polygon draw:style-name="gr3" draw:text-style-name="P3" draw:layer="layout" svg:width="0cm" svg:height="0.141cm" svg:x="11.641cm" svg:y="7.97cm" svg:viewBox="0 0 0 142" draw:points="0,142 0,0">
          <text:p/>
        </draw:polygon>
        <draw:line draw:style-name="gr4" draw:text-style-name="P2" draw:layer="layout" svg:x1="11.641cm" svg:y1="8.112cm" svg:x2="11.641cm" svg:y2="7.97cm">
          <text:p/>
        </draw:line>
        <draw:polygon draw:style-name="gr3" draw:text-style-name="P3" draw:layer="layout" svg:width="0cm" svg:height="0.14cm" svg:x="11.641cm" svg:y="2.1cm" svg:viewBox="0 0 0 141" draw:points="0,0 0,141">
          <text:p/>
        </draw:polygon>
        <draw:line draw:style-name="gr4" draw:text-style-name="P2" draw:layer="layout" svg:x1="11.641cm" svg:y1="2.1cm" svg:x2="11.641cm" svg:y2="2.241cm">
          <text:p/>
        </draw:line>
        <draw:frame draw:style-name="gr7" draw:text-style-name="P6" draw:layer="layout" svg:width="0.295cm" svg:height="0.348cm" svg:x="4.838cm" svg:y="8.198cm">
          <draw:text-box>
            <text:p text:style-name="P4"><text:span text:style-name="T2">2</text:span></text:p>
          </draw:text-box>
        </draw:frame>
        <draw:frame draw:style-name="gr5" draw:text-style-name="P5" draw:layer="layout" svg:width="0.544cm" svg:height="0.497cm" svg:x="11.218cm" svg:y="8.302cm">
          <draw:text-box>
            <text:p text:style-name="P4"><text:span text:style-name="T1">10</text:span></text:p>
          </draw:text-box>
        </draw:frame>
        <draw:polygon draw:style-name="gr3" draw:text-style-name="P3" draw:layer="layout" svg:width="0cm" svg:height="0.07cm" svg:x="2.639cm" svg:y="8.041cm" svg:viewBox="0 0 0 71" draw:points="0,71 0,0">
          <text:p/>
        </draw:polygon>
        <draw:line draw:style-name="gr4" draw:text-style-name="P2" draw:layer="layout" svg:x1="2.639cm" svg:y1="8.112cm" svg:x2="2.639cm" svg:y2="8.041cm">
          <text:p/>
        </draw:line>
        <draw:polygon draw:style-name="gr3" draw:text-style-name="P3" draw:layer="layout" svg:width="0cm" svg:height="0.069cm" svg:x="2.639cm" svg:y="2.1cm" svg:viewBox="0 0 0 70" draw:points="0,0 0,70">
          <text:p/>
        </draw:polygon>
        <draw:line draw:style-name="gr4" draw:text-style-name="P2" draw:layer="layout" svg:x1="2.639cm" svg:y1="2.1cm" svg:x2="2.639cm" svg:y2="2.17cm">
          <text:p/>
        </draw:line>
        <draw:polygon draw:style-name="gr3" draw:text-style-name="P3" draw:layer="layout" svg:width="0cm" svg:height="0.07cm" svg:x="3.187cm" svg:y="8.041cm" svg:viewBox="0 0 0 71" draw:points="0,71 0,0">
          <text:p/>
        </draw:polygon>
        <draw:line draw:style-name="gr4" draw:text-style-name="P2" draw:layer="layout" svg:x1="3.187cm" svg:y1="8.112cm" svg:x2="3.187cm" svg:y2="8.041cm">
          <text:p/>
        </draw:line>
        <draw:polygon draw:style-name="gr3" draw:text-style-name="P3" draw:layer="layout" svg:width="0cm" svg:height="0.069cm" svg:x="3.187cm" svg:y="2.1cm" svg:viewBox="0 0 0 70" draw:points="0,0 0,70">
          <text:p/>
        </draw:polygon>
        <draw:line draw:style-name="gr4" draw:text-style-name="P2" draw:layer="layout" svg:x1="3.187cm" svg:y1="2.1cm" svg:x2="3.187cm" svg:y2="2.17cm">
          <text:p/>
        </draw:line>
        <draw:polygon draw:style-name="gr3" draw:text-style-name="P3" draw:layer="layout" svg:width="0cm" svg:height="0.07cm" svg:x="3.65cm" svg:y="8.041cm" svg:viewBox="0 0 0 71" draw:points="0,71 0,0">
          <text:p/>
        </draw:polygon>
        <draw:line draw:style-name="gr4" draw:text-style-name="P2" draw:layer="layout" svg:x1="3.65cm" svg:y1="8.112cm" svg:x2="3.65cm" svg:y2="8.041cm">
          <text:p/>
        </draw:line>
        <draw:polygon draw:style-name="gr3" draw:text-style-name="P3" draw:layer="layout" svg:width="0cm" svg:height="0.069cm" svg:x="3.65cm" svg:y="2.1cm" svg:viewBox="0 0 0 70" draw:points="0,0 0,70">
          <text:p/>
        </draw:polygon>
        <draw:line draw:style-name="gr4" draw:text-style-name="P2" draw:layer="layout" svg:x1="3.65cm" svg:y1="2.1cm" svg:x2="3.65cm" svg:y2="2.17cm">
          <text:p/>
        </draw:line>
        <draw:polygon draw:style-name="gr3" draw:text-style-name="P3" draw:layer="layout" svg:width="0cm" svg:height="0.07cm" svg:x="4.051cm" svg:y="8.041cm" svg:viewBox="0 0 0 71" draw:points="0,71 0,0">
          <text:p/>
        </draw:polygon>
        <draw:line draw:style-name="gr4" draw:text-style-name="P2" draw:layer="layout" svg:x1="4.051cm" svg:y1="8.112cm" svg:x2="4.051cm" svg:y2="8.041cm">
          <text:p/>
        </draw:line>
        <draw:polygon draw:style-name="gr3" draw:text-style-name="P3" draw:layer="layout" svg:width="0cm" svg:height="0.069cm" svg:x="4.051cm" svg:y="2.1cm" svg:viewBox="0 0 0 70" draw:points="0,0 0,70">
          <text:p/>
        </draw:polygon>
        <draw:line draw:style-name="gr4" draw:text-style-name="P2" draw:layer="layout" svg:x1="4.051cm" svg:y1="2.1cm" svg:x2="4.051cm" svg:y2="2.17cm">
          <text:p/>
        </draw:line>
        <draw:polygon draw:style-name="gr3" draw:text-style-name="P3" draw:layer="layout" svg:width="0cm" svg:height="0.07cm" svg:x="4.405cm" svg:y="8.041cm" svg:viewBox="0 0 0 71" draw:points="0,71 0,0">
          <text:p/>
        </draw:polygon>
        <draw:line draw:style-name="gr4" draw:text-style-name="P2" draw:layer="layout" svg:x1="4.405cm" svg:y1="8.112cm" svg:x2="4.405cm" svg:y2="8.041cm">
          <text:p/>
        </draw:line>
        <draw:polygon draw:style-name="gr3" draw:text-style-name="P3" draw:layer="layout" svg:width="0cm" svg:height="0.069cm" svg:x="4.405cm" svg:y="2.1cm" svg:viewBox="0 0 0 70" draw:points="0,0 0,70">
          <text:p/>
        </draw:polygon>
        <draw:line draw:style-name="gr4" draw:text-style-name="P2" draw:layer="layout" svg:x1="4.405cm" svg:y1="2.1cm" svg:x2="4.405cm" svg:y2="2.17cm">
          <text:p/>
        </draw:line>
        <draw:polygon draw:style-name="gr3" draw:text-style-name="P3" draw:layer="layout" svg:width="0cm" svg:height="0.07cm" svg:x="6.805cm" svg:y="8.041cm" svg:viewBox="0 0 0 71" draw:points="0,71 0,0">
          <text:p/>
        </draw:polygon>
        <draw:line draw:style-name="gr4" draw:text-style-name="P2" draw:layer="layout" svg:x1="6.805cm" svg:y1="8.112cm" svg:x2="6.805cm" svg:y2="8.041cm">
          <text:p/>
        </draw:line>
        <draw:polygon draw:style-name="gr3" draw:text-style-name="P3" draw:layer="layout" svg:width="0cm" svg:height="0.069cm" svg:x="6.805cm" svg:y="2.1cm" svg:viewBox="0 0 0 70" draw:points="0,0 0,70">
          <text:p/>
        </draw:polygon>
        <draw:line draw:style-name="gr4" draw:text-style-name="P2" draw:layer="layout" svg:x1="6.805cm" svg:y1="2.1cm" svg:x2="6.805cm" svg:y2="2.17cm">
          <text:p/>
        </draw:line>
        <draw:polygon draw:style-name="gr3" draw:text-style-name="P3" draw:layer="layout" svg:width="0cm" svg:height="0.07cm" svg:x="8.023cm" svg:y="8.041cm" svg:viewBox="0 0 0 71" draw:points="0,71 0,0">
          <text:p/>
        </draw:polygon>
        <draw:line draw:style-name="gr4" draw:text-style-name="P2" draw:layer="layout" svg:x1="8.023cm" svg:y1="8.112cm" svg:x2="8.023cm" svg:y2="8.041cm">
          <text:p/>
        </draw:line>
        <draw:polygon draw:style-name="gr3" draw:text-style-name="P3" draw:layer="layout" svg:width="0cm" svg:height="0.069cm" svg:x="8.023cm" svg:y="2.1cm" svg:viewBox="0 0 0 70" draw:points="0,0 0,70">
          <text:p/>
        </draw:polygon>
        <draw:line draw:style-name="gr4" draw:text-style-name="P2" draw:layer="layout" svg:x1="8.023cm" svg:y1="2.1cm" svg:x2="8.023cm" svg:y2="2.17cm">
          <text:p/>
        </draw:line>
        <draw:polygon draw:style-name="gr3" draw:text-style-name="P3" draw:layer="layout" svg:width="0cm" svg:height="0.07cm" svg:x="8.887cm" svg:y="8.041cm" svg:viewBox="0 0 0 71" draw:points="0,71 0,0">
          <text:p/>
        </draw:polygon>
        <draw:line draw:style-name="gr4" draw:text-style-name="P2" draw:layer="layout" svg:x1="8.887cm" svg:y1="8.112cm" svg:x2="8.887cm" svg:y2="8.041cm">
          <text:p/>
        </draw:line>
        <draw:polygon draw:style-name="gr3" draw:text-style-name="P3" draw:layer="layout" svg:width="0cm" svg:height="0.069cm" svg:x="8.887cm" svg:y="2.1cm" svg:viewBox="0 0 0 70" draw:points="0,0 0,70">
          <text:p/>
        </draw:polygon>
        <draw:line draw:style-name="gr4" draw:text-style-name="P2" draw:layer="layout" svg:x1="8.887cm" svg:y1="2.1cm" svg:x2="8.887cm" svg:y2="2.17cm">
          <text:p/>
        </draw:line>
        <draw:polygon draw:style-name="gr3" draw:text-style-name="P3" draw:layer="layout" svg:width="0cm" svg:height="0.07cm" svg:x="9.558cm" svg:y="8.041cm" svg:viewBox="0 0 0 71" draw:points="0,71 0,0">
          <text:p/>
        </draw:polygon>
        <draw:line draw:style-name="gr4" draw:text-style-name="P2" draw:layer="layout" svg:x1="9.558cm" svg:y1="8.112cm" svg:x2="9.558cm" svg:y2="8.041cm">
          <text:p/>
        </draw:line>
        <draw:polygon draw:style-name="gr3" draw:text-style-name="P3" draw:layer="layout" svg:width="0cm" svg:height="0.069cm" svg:x="9.558cm" svg:y="2.1cm" svg:viewBox="0 0 0 70" draw:points="0,0 0,70">
          <text:p/>
        </draw:polygon>
        <draw:line draw:style-name="gr4" draw:text-style-name="P2" draw:layer="layout" svg:x1="9.558cm" svg:y1="2.1cm" svg:x2="9.558cm" svg:y2="2.17cm">
          <text:p/>
        </draw:line>
        <draw:polygon draw:style-name="gr3" draw:text-style-name="P3" draw:layer="layout" svg:width="0cm" svg:height="0.07cm" svg:x="10.106cm" svg:y="8.041cm" svg:viewBox="0 0 0 71" draw:points="0,71 0,0">
          <text:p/>
        </draw:polygon>
        <draw:line draw:style-name="gr4" draw:text-style-name="P2" draw:layer="layout" svg:x1="10.106cm" svg:y1="8.112cm" svg:x2="10.106cm" svg:y2="8.041cm">
          <text:p/>
        </draw:line>
        <draw:polygon draw:style-name="gr3" draw:text-style-name="P3" draw:layer="layout" svg:width="0cm" svg:height="0.069cm" svg:x="10.106cm" svg:y="2.1cm" svg:viewBox="0 0 0 70" draw:points="0,0 0,70">
          <text:p/>
        </draw:polygon>
        <draw:line draw:style-name="gr4" draw:text-style-name="P2" draw:layer="layout" svg:x1="10.106cm" svg:y1="2.1cm" svg:x2="10.106cm" svg:y2="2.17cm">
          <text:p/>
        </draw:line>
        <draw:polygon draw:style-name="gr3" draw:text-style-name="P3" draw:layer="layout" svg:width="0cm" svg:height="0.07cm" svg:x="10.569cm" svg:y="8.041cm" svg:viewBox="0 0 0 71" draw:points="0,71 0,0">
          <text:p/>
        </draw:polygon>
        <draw:line draw:style-name="gr4" draw:text-style-name="P2" draw:layer="layout" svg:x1="10.569cm" svg:y1="8.112cm" svg:x2="10.569cm" svg:y2="8.041cm">
          <text:p/>
        </draw:line>
        <draw:polygon draw:style-name="gr3" draw:text-style-name="P3" draw:layer="layout" svg:width="0cm" svg:height="0.069cm" svg:x="10.569cm" svg:y="2.1cm" svg:viewBox="0 0 0 70" draw:points="0,0 0,70">
          <text:p/>
        </draw:polygon>
        <draw:line draw:style-name="gr4" draw:text-style-name="P2" draw:layer="layout" svg:x1="10.569cm" svg:y1="2.1cm" svg:x2="10.569cm" svg:y2="2.17cm">
          <text:p/>
        </draw:line>
        <draw:polygon draw:style-name="gr3" draw:text-style-name="P3" draw:layer="layout" svg:width="0cm" svg:height="0.07cm" svg:x="10.97cm" svg:y="8.041cm" svg:viewBox="0 0 0 71" draw:points="0,71 0,0">
          <text:p/>
        </draw:polygon>
        <draw:line draw:style-name="gr4" draw:text-style-name="P2" draw:layer="layout" svg:x1="10.97cm" svg:y1="8.112cm" svg:x2="10.97cm" svg:y2="8.041cm">
          <text:p/>
        </draw:line>
        <draw:polygon draw:style-name="gr3" draw:text-style-name="P3" draw:layer="layout" svg:width="0cm" svg:height="0.069cm" svg:x="10.97cm" svg:y="2.1cm" svg:viewBox="0 0 0 70" draw:points="0,0 0,70">
          <text:p/>
        </draw:polygon>
        <draw:line draw:style-name="gr4" draw:text-style-name="P2" draw:layer="layout" svg:x1="10.97cm" svg:y1="2.1cm" svg:x2="10.97cm" svg:y2="2.17cm">
          <text:p/>
        </draw:line>
        <draw:polygon draw:style-name="gr3" draw:text-style-name="P3" draw:layer="layout" svg:width="0cm" svg:height="0.07cm" svg:x="11.324cm" svg:y="8.041cm" svg:viewBox="0 0 0 71" draw:points="0,71 0,0">
          <text:p/>
        </draw:polygon>
        <draw:line draw:style-name="gr4" draw:text-style-name="P2" draw:layer="layout" svg:x1="11.324cm" svg:y1="8.112cm" svg:x2="11.324cm" svg:y2="8.041cm">
          <text:p/>
        </draw:line>
        <draw:polygon draw:style-name="gr3" draw:text-style-name="P3" draw:layer="layout" svg:width="0cm" svg:height="0.069cm" svg:x="11.324cm" svg:y="2.1cm" svg:viewBox="0 0 0 70" draw:points="0,0 0,70">
          <text:p/>
        </draw:polygon>
        <draw:line draw:style-name="gr4" draw:text-style-name="P2" draw:layer="layout" svg:x1="11.324cm" svg:y1="2.1cm" svg:x2="11.324cm" svg:y2="2.17cm">
          <text:p/>
        </draw:line>
        <draw:frame draw:style-name="gr7" draw:text-style-name="P6" draw:layer="layout" svg:width="0.295cm" svg:height="0.348cm" svg:x="11.756cm" svg:y="8.198cm">
          <draw:text-box>
            <text:p text:style-name="P4"><text:span text:style-name="T2">3</text:span></text:p>
          </draw:text-box>
        </draw:frame>
        <draw:polygon draw:style-name="gr3" draw:text-style-name="P3" draw:layer="layout" svg:width="0.14cm" svg:height="0cm" svg:x="2.323cm" svg:y="7.51cm" svg:viewBox="0 0 141 0" draw:points="0,0 141,0">
          <text:p/>
        </draw:polygon>
        <draw:line draw:style-name="gr4" draw:text-style-name="P2" draw:layer="layout" svg:x1="2.323cm" svg:y1="7.51cm" svg:x2="2.464cm" svg:y2="7.51cm">
          <text:p/>
        </draw:line>
        <draw:polygon draw:style-name="gr3" draw:text-style-name="P3" draw:layer="layout" svg:width="0.141cm" svg:height="0cm" svg:x="11.499cm" svg:y="7.51cm" svg:viewBox="0 0 142 0" draw:points="142,0 0,0">
          <text:p/>
        </draw:polygon>
        <draw:line draw:style-name="gr4" draw:text-style-name="P2" draw:layer="layout" svg:x1="11.641cm" svg:y1="7.51cm" svg:x2="11.499cm" svg:y2="7.51cm">
          <text:p/>
        </draw:line>
        <draw:polygon draw:style-name="gr3" draw:text-style-name="P3" draw:layer="layout" svg:width="0.265cm" svg:height="0.035cm" svg:x="1.27cm" svg:y="7.52cm" svg:viewBox="0 0 266 36" draw:points="0,0 266,0 266,36 0,36">
          <text:p/>
        </draw:polygon>
        <draw:polygon draw:style-name="gr3" draw:text-style-name="P3" draw:layer="layout" svg:width="0.14cm" svg:height="0cm" svg:x="2.323cm" svg:y="6.709cm" svg:viewBox="0 0 141 0" draw:points="0,0 141,0">
          <text:p/>
        </draw:polygon>
        <draw:line draw:style-name="gr4" draw:text-style-name="P2" draw:layer="layout" svg:x1="2.323cm" svg:y1="6.709cm" svg:x2="2.464cm" svg:y2="6.709cm">
          <text:p/>
        </draw:line>
        <draw:polygon draw:style-name="gr3" draw:text-style-name="P3" draw:layer="layout" svg:width="0.141cm" svg:height="0cm" svg:x="11.499cm" svg:y="6.709cm" svg:viewBox="0 0 142 0" draw:points="142,0 0,0">
          <text:p/>
        </draw:polygon>
        <draw:line draw:style-name="gr4" draw:text-style-name="P2" draw:layer="layout" svg:x1="11.641cm" svg:y1="6.709cm" svg:x2="11.499cm" svg:y2="6.709cm">
          <text:p/>
        </draw:line>
        <draw:frame draw:style-name="gr5" draw:text-style-name="P5" draw:layer="layout" svg:width="0.679cm" svg:height="0.497cm" svg:x="1.58cm" svg:y="7.272cm">
          <draw:text-box>
            <text:p text:style-name="P4"><text:span text:style-name="T1">0.6</text:span></text:p>
          </draw:text-box>
        </draw:frame>
        <draw:polygon draw:style-name="gr3" draw:text-style-name="P3" draw:layer="layout" svg:width="0.265cm" svg:height="0.035cm" svg:x="1.266cm" svg:y="6.719cm" svg:viewBox="0 0 266 36" draw:points="0,0 266,0 266,36 0,36">
          <text:p/>
        </draw:polygon>
        <draw:polygon draw:style-name="gr3" draw:text-style-name="P3" draw:layer="layout" svg:width="0.14cm" svg:height="0cm" svg:x="2.323cm" svg:y="5.907cm" svg:viewBox="0 0 141 0" draw:points="0,0 141,0">
          <text:p/>
        </draw:polygon>
        <draw:line draw:style-name="gr4" draw:text-style-name="P2" draw:layer="layout" svg:x1="2.323cm" svg:y1="5.907cm" svg:x2="2.464cm" svg:y2="5.907cm">
          <text:p/>
        </draw:line>
        <draw:polygon draw:style-name="gr3" draw:text-style-name="P3" draw:layer="layout" svg:width="0.141cm" svg:height="0cm" svg:x="11.499cm" svg:y="5.907cm" svg:viewBox="0 0 142 0" draw:points="142,0 0,0">
          <text:p/>
        </draw:polygon>
        <draw:line draw:style-name="gr4" draw:text-style-name="P2" draw:layer="layout" svg:x1="11.641cm" svg:y1="5.907cm" svg:x2="11.499cm" svg:y2="5.907cm">
          <text:p/>
        </draw:line>
        <draw:frame draw:style-name="gr5" draw:text-style-name="P5" draw:layer="layout" svg:width="0.679cm" svg:height="0.497cm" svg:x="1.577cm" svg:y="6.47cm">
          <draw:text-box>
            <text:p text:style-name="P4"><text:span text:style-name="T1">0.4</text:span></text:p>
          </draw:text-box>
        </draw:frame>
        <draw:polygon draw:style-name="gr3" draw:text-style-name="P3" draw:layer="layout" svg:width="0.265cm" svg:height="0.035cm" svg:x="1.285cm" svg:y="5.917cm" svg:viewBox="0 0 266 36" draw:points="0,0 266,0 266,36 0,36">
          <text:p/>
        </draw:polygon>
        <draw:polygon draw:style-name="gr3" draw:text-style-name="P3" draw:layer="layout" svg:width="0.14cm" svg:height="0cm" svg:x="2.323cm" svg:y="5.106cm" svg:viewBox="0 0 141 0" draw:points="0,0 141,0">
          <text:p/>
        </draw:polygon>
        <draw:line draw:style-name="gr4" draw:text-style-name="P2" draw:layer="layout" svg:x1="2.323cm" svg:y1="5.106cm" svg:x2="2.464cm" svg:y2="5.106cm">
          <text:p/>
        </draw:line>
        <draw:polygon draw:style-name="gr3" draw:text-style-name="P3" draw:layer="layout" svg:width="0.141cm" svg:height="0cm" svg:x="11.499cm" svg:y="5.106cm" svg:viewBox="0 0 142 0" draw:points="142,0 0,0">
          <text:p/>
        </draw:polygon>
        <draw:line draw:style-name="gr4" draw:text-style-name="P2" draw:layer="layout" svg:x1="11.641cm" svg:y1="5.106cm" svg:x2="11.499cm" svg:y2="5.106cm">
          <text:p/>
        </draw:line>
        <draw:frame draw:style-name="gr5" draw:text-style-name="P5" draw:layer="layout" svg:width="0.679cm" svg:height="0.497cm" svg:x="1.595cm" svg:y="5.669cm">
          <draw:text-box>
            <text:p text:style-name="P4"><text:span text:style-name="T1">0.2</text:span></text:p>
          </draw:text-box>
        </draw:frame>
        <draw:polygon draw:style-name="gr3" draw:text-style-name="P3" draw:layer="layout" svg:width="0.14cm" svg:height="0cm" svg:x="2.323cm" svg:y="4.304cm" svg:viewBox="0 0 141 0" draw:points="0,0 141,0">
          <text:p/>
        </draw:polygon>
        <draw:line draw:style-name="gr4" draw:text-style-name="P2" draw:layer="layout" svg:x1="2.323cm" svg:y1="4.304cm" svg:x2="2.464cm" svg:y2="4.304cm">
          <text:p/>
        </draw:line>
        <draw:polygon draw:style-name="gr3" draw:text-style-name="P3" draw:layer="layout" svg:width="0.141cm" svg:height="0cm" svg:x="11.499cm" svg:y="4.304cm" svg:viewBox="0 0 142 0" draw:points="142,0 0,0">
          <text:p/>
        </draw:polygon>
        <draw:line draw:style-name="gr4" draw:text-style-name="P2" draw:layer="layout" svg:x1="11.641cm" svg:y1="4.304cm" svg:x2="11.499cm" svg:y2="4.304cm">
          <text:p/>
        </draw:line>
        <draw:frame draw:style-name="gr5" draw:text-style-name="P5" draw:layer="layout" svg:width="0.679cm" svg:height="0.497cm" svg:x="1.565cm" svg:y="4.867cm">
          <draw:text-box>
            <text:p text:style-name="P4"><text:span text:style-name="T1">0.0</text:span></text:p>
          </draw:text-box>
        </draw:frame>
        <draw:polygon draw:style-name="gr3" draw:text-style-name="P3" draw:layer="layout" svg:width="0.14cm" svg:height="0cm" svg:x="2.323cm" svg:y="3.502cm" svg:viewBox="0 0 141 0" draw:points="0,0 141,0">
          <text:p/>
        </draw:polygon>
        <draw:line draw:style-name="gr4" draw:text-style-name="P2" draw:layer="layout" svg:x1="2.323cm" svg:y1="3.502cm" svg:x2="2.464cm" svg:y2="3.502cm">
          <text:p/>
        </draw:line>
        <draw:polygon draw:style-name="gr3" draw:text-style-name="P3" draw:layer="layout" svg:width="0.141cm" svg:height="0cm" svg:x="11.499cm" svg:y="3.502cm" svg:viewBox="0 0 142 0" draw:points="142,0 0,0">
          <text:p/>
        </draw:polygon>
        <draw:line draw:style-name="gr4" draw:text-style-name="P2" draw:layer="layout" svg:x1="11.641cm" svg:y1="3.502cm" svg:x2="11.499cm" svg:y2="3.502cm">
          <text:p/>
        </draw:line>
        <draw:frame draw:style-name="gr5" draw:text-style-name="P5" draw:layer="layout" svg:width="0.679cm" svg:height="0.497cm" svg:x="1.579cm" svg:y="4.066cm">
          <draw:text-box>
            <text:p text:style-name="P4"><text:span text:style-name="T1">0.2</text:span></text:p>
          </draw:text-box>
        </draw:frame>
        <draw:polygon draw:style-name="gr3" draw:text-style-name="P3" draw:layer="layout" svg:width="0.14cm" svg:height="0cm" svg:x="2.323cm" svg:y="2.701cm" svg:viewBox="0 0 141 0" draw:points="0,0 141,0">
          <text:p/>
        </draw:polygon>
        <draw:line draw:style-name="gr4" draw:text-style-name="P2" draw:layer="layout" svg:x1="2.323cm" svg:y1="2.701cm" svg:x2="2.464cm" svg:y2="2.701cm">
          <text:p/>
        </draw:line>
        <draw:polygon draw:style-name="gr3" draw:text-style-name="P3" draw:layer="layout" svg:width="0.141cm" svg:height="0cm" svg:x="11.499cm" svg:y="2.701cm" svg:viewBox="0 0 142 0" draw:points="142,0 0,0">
          <text:p/>
        </draw:polygon>
        <draw:line draw:style-name="gr4" draw:text-style-name="P2" draw:layer="layout" svg:x1="11.641cm" svg:y1="2.701cm" svg:x2="11.499cm" svg:y2="2.701cm">
          <text:p/>
        </draw:line>
        <draw:frame draw:style-name="gr5" draw:text-style-name="P5" draw:layer="layout" svg:width="0.679cm" svg:height="0.497cm" svg:x="1.56cm" svg:y="3.264cm">
          <draw:text-box>
            <text:p text:style-name="P4"><text:span text:style-name="T1">0.4</text:span></text:p>
          </draw:text-box>
        </draw:frame>
        <draw:frame draw:style-name="gr5" draw:text-style-name="P5" draw:layer="layout" svg:width="0.679cm" svg:height="0.497cm" svg:x="1.564cm" svg:y="2.463cm">
          <draw:text-box>
            <text:p text:style-name="P4"><text:span text:style-name="T1">0.6</text:span></text:p>
          </draw:text-box>
        </draw:frame>
        <draw:line draw:style-name="gr6" draw:text-style-name="P2" draw:layer="layout" svg:x1="2.323cm" svg:y1="2.1cm" svg:x2="11.641cm" svg:y2="2.1cm">
          <text:p/>
        </draw:line>
        <draw:line draw:style-name="gr6" draw:text-style-name="P2" draw:layer="layout" svg:x1="11.641cm" svg:y1="8.112cm" svg:x2="11.641cm" svg:y2="2.1cm">
          <text:p/>
        </draw:line>
        <draw:line draw:style-name="gr6" draw:text-style-name="P2" draw:layer="layout" svg:x1="2.323cm" svg:y1="8.112cm" svg:x2="11.641cm" svg:y2="8.112cm">
          <text:p/>
        </draw:line>
        <draw:line draw:style-name="gr6" draw:text-style-name="P2" draw:layer="layout" svg:x1="2.323cm" svg:y1="8.112cm" svg:x2="2.323cm" svg:y2="2.1cm">
          <text:p/>
        </draw:line>
        <draw:polygon draw:style-name="gr1" draw:text-style-name="P1" draw:layer="layout" svg:width="12.7cm" svg:height="8.458cm" svg:x="12.753cm" svg:y="9.443cm" svg:viewBox="0 0 12701 8459" draw:points="0,8459 12701,8459 12701,0 0,0">
          <text:p/>
        </draw:polygon>
        <draw:polygon draw:style-name="gr1" draw:text-style-name="P1" draw:layer="layout" svg:width="9.844cm" svg:height="6.108cm" svg:x="14.913cm" svg:y="10.058cm" svg:viewBox="0 0 9845 6109" draw:points="0,6109 9845,6109 9845,0 0,0">
          <text:p/>
        </draw:polygon>
        <draw:frame draw:style-name="gr2" draw:text-style-name="P2" draw:layer="layout" svg:width="7.467cm" svg:height="5.64cm" svg:x="15.877cm" svg:y="10.026cm">
          <draw:image xlink:href="Pictures/1000020100000126000000DEE58DA93262CF2F36.png" xlink:type="simple" xlink:show="embed" xlink:actuate="onLoad">
            <text:p/>
          </draw:image>
        </draw:frame>
        <draw:polygon draw:style-name="gr3" draw:text-style-name="P3" draw:layer="layout" svg:width="0cm" svg:height="0.141cm" svg:x="14.913cm" svg:y="16.024cm" svg:viewBox="0 0 0 142" draw:points="0,142 0,0">
          <text:p/>
        </draw:polygon>
        <draw:line draw:style-name="gr4" draw:text-style-name="P2" draw:layer="layout" svg:x1="14.913cm" svg:y1="16.166cm" svg:x2="14.913cm" svg:y2="16.024cm">
          <text:p/>
        </draw:line>
        <draw:polygon draw:style-name="gr3" draw:text-style-name="P3" draw:layer="layout" svg:width="0cm" svg:height="0.141cm" svg:x="14.913cm" svg:y="10.058cm" svg:viewBox="0 0 0 142" draw:points="0,0 0,142">
          <text:p/>
        </draw:polygon>
        <draw:line draw:style-name="gr4" draw:text-style-name="P2" draw:layer="layout" svg:x1="14.913cm" svg:y1="10.058cm" svg:x2="14.913cm" svg:y2="10.2cm">
          <text:p/>
        </draw:line>
        <draw:polygon draw:style-name="gr3" draw:text-style-name="P3" draw:layer="layout" svg:width="0cm" svg:height="0.141cm" svg:x="16.554cm" svg:y="16.024cm" svg:viewBox="0 0 0 142" draw:points="0,142 0,0">
          <text:p/>
        </draw:polygon>
        <draw:line draw:style-name="gr4" draw:text-style-name="P2" draw:layer="layout" svg:x1="16.554cm" svg:y1="16.166cm" svg:x2="16.554cm" svg:y2="16.024cm">
          <text:p/>
        </draw:line>
        <draw:polygon draw:style-name="gr3" draw:text-style-name="P3" draw:layer="layout" svg:width="0cm" svg:height="0.141cm" svg:x="16.554cm" svg:y="10.058cm" svg:viewBox="0 0 0 142" draw:points="0,0 0,142">
          <text:p/>
        </draw:polygon>
        <draw:line draw:style-name="gr4" draw:text-style-name="P2" draw:layer="layout" svg:x1="16.554cm" svg:y1="10.058cm" svg:x2="16.554cm" svg:y2="10.2cm">
          <text:p/>
        </draw:line>
        <draw:frame draw:style-name="gr5" draw:text-style-name="P5" draw:layer="layout" svg:width="0.544cm" svg:height="0.497cm" svg:x="14.674cm" svg:y="16.228cm">
          <draw:text-box>
            <text:p text:style-name="P4"><text:span text:style-name="T1">50</text:span></text:p>
          </draw:text-box>
        </draw:frame>
        <draw:polygon draw:style-name="gr3" draw:text-style-name="P3" draw:layer="layout" svg:width="0cm" svg:height="0.141cm" svg:x="18.194cm" svg:y="16.024cm" svg:viewBox="0 0 0 142" draw:points="0,142 0,0">
          <text:p/>
        </draw:polygon>
        <draw:line draw:style-name="gr4" draw:text-style-name="P2" draw:layer="layout" svg:x1="18.194cm" svg:y1="16.166cm" svg:x2="18.194cm" svg:y2="16.024cm">
          <text:p/>
        </draw:line>
        <draw:polygon draw:style-name="gr3" draw:text-style-name="P3" draw:layer="layout" svg:width="0cm" svg:height="0.141cm" svg:x="18.194cm" svg:y="10.058cm" svg:viewBox="0 0 0 142" draw:points="0,0 0,142">
          <text:p/>
        </draw:polygon>
        <draw:line draw:style-name="gr4" draw:text-style-name="P2" draw:layer="layout" svg:x1="18.194cm" svg:y1="10.058cm" svg:x2="18.194cm" svg:y2="10.2cm">
          <text:p/>
        </draw:line>
        <draw:frame draw:style-name="gr5" draw:text-style-name="P5" draw:layer="layout" svg:width="0.544cm" svg:height="0.497cm" svg:x="16.319cm" svg:y="16.223cm">
          <draw:text-box>
            <text:p text:style-name="P4"><text:span text:style-name="T1">55</text:span></text:p>
          </draw:text-box>
        </draw:frame>
        <draw:polygon draw:style-name="gr3" draw:text-style-name="P3" draw:layer="layout" svg:width="0cm" svg:height="0.141cm" svg:x="19.835cm" svg:y="16.024cm" svg:viewBox="0 0 0 142" draw:points="0,142 0,0">
          <text:p/>
        </draw:polygon>
        <draw:line draw:style-name="gr4" draw:text-style-name="P2" draw:layer="layout" svg:x1="19.835cm" svg:y1="16.166cm" svg:x2="19.835cm" svg:y2="16.024cm">
          <text:p/>
        </draw:line>
        <draw:polygon draw:style-name="gr3" draw:text-style-name="P3" draw:layer="layout" svg:width="0cm" svg:height="0.141cm" svg:x="19.835cm" svg:y="10.058cm" svg:viewBox="0 0 0 142" draw:points="0,0 0,142">
          <text:p/>
        </draw:polygon>
        <draw:line draw:style-name="gr4" draw:text-style-name="P2" draw:layer="layout" svg:x1="19.835cm" svg:y1="10.058cm" svg:x2="19.835cm" svg:y2="10.2cm">
          <text:p/>
        </draw:line>
        <draw:frame draw:style-name="gr5" draw:text-style-name="P5" draw:layer="layout" svg:width="0.544cm" svg:height="0.497cm" svg:x="17.954cm" svg:y="16.228cm">
          <draw:text-box>
            <text:p text:style-name="P4"><text:span text:style-name="T1">60</text:span></text:p>
          </draw:text-box>
        </draw:frame>
        <draw:polygon draw:style-name="gr3" draw:text-style-name="P3" draw:layer="layout" svg:width="0cm" svg:height="0.141cm" svg:x="21.476cm" svg:y="16.024cm" svg:viewBox="0 0 0 142" draw:points="0,142 0,0">
          <text:p/>
        </draw:polygon>
        <draw:line draw:style-name="gr4" draw:text-style-name="P2" draw:layer="layout" svg:x1="21.476cm" svg:y1="16.166cm" svg:x2="21.476cm" svg:y2="16.024cm">
          <text:p/>
        </draw:line>
        <draw:polygon draw:style-name="gr3" draw:text-style-name="P3" draw:layer="layout" svg:width="0cm" svg:height="0.141cm" svg:x="21.476cm" svg:y="10.058cm" svg:viewBox="0 0 0 142" draw:points="0,0 0,142">
          <text:p/>
        </draw:polygon>
        <draw:line draw:style-name="gr4" draw:text-style-name="P2" draw:layer="layout" svg:x1="21.476cm" svg:y1="10.058cm" svg:x2="21.476cm" svg:y2="10.2cm">
          <text:p/>
        </draw:line>
        <draw:frame draw:style-name="gr5" draw:text-style-name="P5" draw:layer="layout" svg:width="0.544cm" svg:height="0.497cm" svg:x="19.599cm" svg:y="16.228cm">
          <draw:text-box>
            <text:p text:style-name="P4"><text:span text:style-name="T1">65</text:span></text:p>
          </draw:text-box>
        </draw:frame>
        <draw:polygon draw:style-name="gr3" draw:text-style-name="P3" draw:layer="layout" svg:width="0cm" svg:height="0.141cm" svg:x="23.116cm" svg:y="16.024cm" svg:viewBox="0 0 0 142" draw:points="0,142 0,0">
          <text:p/>
        </draw:polygon>
        <draw:line draw:style-name="gr4" draw:text-style-name="P2" draw:layer="layout" svg:x1="23.116cm" svg:y1="16.166cm" svg:x2="23.116cm" svg:y2="16.024cm">
          <text:p/>
        </draw:line>
        <draw:polygon draw:style-name="gr3" draw:text-style-name="P3" draw:layer="layout" svg:width="0cm" svg:height="0.141cm" svg:x="23.116cm" svg:y="10.058cm" svg:viewBox="0 0 0 142" draw:points="0,0 0,142">
          <text:p/>
        </draw:polygon>
        <draw:line draw:style-name="gr4" draw:text-style-name="P2" draw:layer="layout" svg:x1="23.116cm" svg:y1="10.058cm" svg:x2="23.116cm" svg:y2="10.2cm">
          <text:p/>
        </draw:line>
        <draw:frame draw:style-name="gr5" draw:text-style-name="P5" draw:layer="layout" svg:width="0.544cm" svg:height="0.497cm" svg:x="21.238cm" svg:y="16.228cm">
          <draw:text-box>
            <text:p text:style-name="P4"><text:span text:style-name="T1">70</text:span></text:p>
          </draw:text-box>
        </draw:frame>
        <draw:polygon draw:style-name="gr3" draw:text-style-name="P3" draw:layer="layout" svg:width="0cm" svg:height="0.141cm" svg:x="24.757cm" svg:y="16.024cm" svg:viewBox="0 0 0 142" draw:points="0,142 0,0">
          <text:p/>
        </draw:polygon>
        <draw:line draw:style-name="gr4" draw:text-style-name="P2" draw:layer="layout" svg:x1="24.757cm" svg:y1="16.166cm" svg:x2="24.757cm" svg:y2="16.024cm">
          <text:p/>
        </draw:line>
        <draw:polygon draw:style-name="gr3" draw:text-style-name="P3" draw:layer="layout" svg:width="0cm" svg:height="0.141cm" svg:x="24.757cm" svg:y="10.058cm" svg:viewBox="0 0 0 142" draw:points="0,0 0,142">
          <text:p/>
        </draw:polygon>
        <draw:line draw:style-name="gr4" draw:text-style-name="P2" draw:layer="layout" svg:x1="24.757cm" svg:y1="10.058cm" svg:x2="24.757cm" svg:y2="10.2cm">
          <text:p/>
        </draw:line>
        <draw:frame draw:style-name="gr5" draw:text-style-name="P5" draw:layer="layout" svg:width="0.544cm" svg:height="0.497cm" svg:x="22.883cm" svg:y="16.223cm">
          <draw:text-box>
            <text:p text:style-name="P4"><text:span text:style-name="T1">75</text:span></text:p>
          </draw:text-box>
        </draw:frame>
        <draw:polygon draw:style-name="gr3" draw:text-style-name="P3" draw:layer="layout" svg:width="0cm" svg:height="0.07cm" svg:x="15.241cm" svg:y="16.095cm" svg:viewBox="0 0 0 71" draw:points="0,71 0,0">
          <text:p/>
        </draw:polygon>
        <draw:line draw:style-name="gr4" draw:text-style-name="P2" draw:layer="layout" svg:x1="15.241cm" svg:y1="16.166cm" svg:x2="15.241cm" svg:y2="16.095cm">
          <text:p/>
        </draw:line>
        <draw:polygon draw:style-name="gr3" draw:text-style-name="P3" draw:layer="layout" svg:width="0cm" svg:height="0.07cm" svg:x="15.241cm" svg:y="10.058cm" svg:viewBox="0 0 0 71" draw:points="0,0 0,71">
          <text:p/>
        </draw:polygon>
        <draw:line draw:style-name="gr4" draw:text-style-name="P2" draw:layer="layout" svg:x1="15.241cm" svg:y1="10.058cm" svg:x2="15.241cm" svg:y2="10.129cm">
          <text:p/>
        </draw:line>
        <draw:polygon draw:style-name="gr3" draw:text-style-name="P3" draw:layer="layout" svg:width="0cm" svg:height="0.07cm" svg:x="15.569cm" svg:y="16.095cm" svg:viewBox="0 0 0 71" draw:points="0,71 0,0">
          <text:p/>
        </draw:polygon>
        <draw:line draw:style-name="gr4" draw:text-style-name="P2" draw:layer="layout" svg:x1="15.569cm" svg:y1="16.166cm" svg:x2="15.569cm" svg:y2="16.095cm">
          <text:p/>
        </draw:line>
        <draw:polygon draw:style-name="gr3" draw:text-style-name="P3" draw:layer="layout" svg:width="0cm" svg:height="0.07cm" svg:x="15.569cm" svg:y="10.058cm" svg:viewBox="0 0 0 71" draw:points="0,0 0,71">
          <text:p/>
        </draw:polygon>
        <draw:line draw:style-name="gr4" draw:text-style-name="P2" draw:layer="layout" svg:x1="15.569cm" svg:y1="10.058cm" svg:x2="15.569cm" svg:y2="10.129cm">
          <text:p/>
        </draw:line>
        <draw:polygon draw:style-name="gr3" draw:text-style-name="P3" draw:layer="layout" svg:width="0cm" svg:height="0.07cm" svg:x="15.897cm" svg:y="16.095cm" svg:viewBox="0 0 0 71" draw:points="0,71 0,0">
          <text:p/>
        </draw:polygon>
        <draw:line draw:style-name="gr4" draw:text-style-name="P2" draw:layer="layout" svg:x1="15.897cm" svg:y1="16.166cm" svg:x2="15.897cm" svg:y2="16.095cm">
          <text:p/>
        </draw:line>
        <draw:polygon draw:style-name="gr3" draw:text-style-name="P3" draw:layer="layout" svg:width="0cm" svg:height="0.07cm" svg:x="15.897cm" svg:y="10.058cm" svg:viewBox="0 0 0 71" draw:points="0,0 0,71">
          <text:p/>
        </draw:polygon>
        <draw:line draw:style-name="gr4" draw:text-style-name="P2" draw:layer="layout" svg:x1="15.897cm" svg:y1="10.058cm" svg:x2="15.897cm" svg:y2="10.129cm">
          <text:p/>
        </draw:line>
        <draw:polygon draw:style-name="gr3" draw:text-style-name="P3" draw:layer="layout" svg:width="0cm" svg:height="0.07cm" svg:x="16.225cm" svg:y="16.095cm" svg:viewBox="0 0 0 71" draw:points="0,71 0,0">
          <text:p/>
        </draw:polygon>
        <draw:line draw:style-name="gr4" draw:text-style-name="P2" draw:layer="layout" svg:x1="16.225cm" svg:y1="16.166cm" svg:x2="16.225cm" svg:y2="16.095cm">
          <text:p/>
        </draw:line>
        <draw:polygon draw:style-name="gr3" draw:text-style-name="P3" draw:layer="layout" svg:width="0cm" svg:height="0.07cm" svg:x="16.225cm" svg:y="10.058cm" svg:viewBox="0 0 0 71" draw:points="0,0 0,71">
          <text:p/>
        </draw:polygon>
        <draw:line draw:style-name="gr4" draw:text-style-name="P2" draw:layer="layout" svg:x1="16.225cm" svg:y1="10.058cm" svg:x2="16.225cm" svg:y2="10.129cm">
          <text:p/>
        </draw:line>
        <draw:polygon draw:style-name="gr3" draw:text-style-name="P3" draw:layer="layout" svg:width="0cm" svg:height="0.07cm" svg:x="16.882cm" svg:y="16.095cm" svg:viewBox="0 0 0 71" draw:points="0,71 0,0">
          <text:p/>
        </draw:polygon>
        <draw:line draw:style-name="gr4" draw:text-style-name="P2" draw:layer="layout" svg:x1="16.882cm" svg:y1="16.166cm" svg:x2="16.882cm" svg:y2="16.095cm">
          <text:p/>
        </draw:line>
        <draw:polygon draw:style-name="gr3" draw:text-style-name="P3" draw:layer="layout" svg:width="0cm" svg:height="0.07cm" svg:x="16.882cm" svg:y="10.058cm" svg:viewBox="0 0 0 71" draw:points="0,0 0,71">
          <text:p/>
        </draw:polygon>
        <draw:line draw:style-name="gr4" draw:text-style-name="P2" draw:layer="layout" svg:x1="16.882cm" svg:y1="10.058cm" svg:x2="16.882cm" svg:y2="10.129cm">
          <text:p/>
        </draw:line>
        <draw:polygon draw:style-name="gr3" draw:text-style-name="P3" draw:layer="layout" svg:width="0cm" svg:height="0.07cm" svg:x="17.21cm" svg:y="16.095cm" svg:viewBox="0 0 0 71" draw:points="0,71 0,0">
          <text:p/>
        </draw:polygon>
        <draw:line draw:style-name="gr4" draw:text-style-name="P2" draw:layer="layout" svg:x1="17.21cm" svg:y1="16.166cm" svg:x2="17.21cm" svg:y2="16.095cm">
          <text:p/>
        </draw:line>
        <draw:polygon draw:style-name="gr3" draw:text-style-name="P3" draw:layer="layout" svg:width="0cm" svg:height="0.07cm" svg:x="17.21cm" svg:y="10.058cm" svg:viewBox="0 0 0 71" draw:points="0,0 0,71">
          <text:p/>
        </draw:polygon>
        <draw:line draw:style-name="gr4" draw:text-style-name="P2" draw:layer="layout" svg:x1="17.21cm" svg:y1="10.058cm" svg:x2="17.21cm" svg:y2="10.129cm">
          <text:p/>
        </draw:line>
        <draw:polygon draw:style-name="gr3" draw:text-style-name="P3" draw:layer="layout" svg:width="0cm" svg:height="0.07cm" svg:x="17.538cm" svg:y="16.095cm" svg:viewBox="0 0 0 71" draw:points="0,71 0,0">
          <text:p/>
        </draw:polygon>
        <draw:line draw:style-name="gr4" draw:text-style-name="P2" draw:layer="layout" svg:x1="17.538cm" svg:y1="16.166cm" svg:x2="17.538cm" svg:y2="16.095cm">
          <text:p/>
        </draw:line>
        <draw:polygon draw:style-name="gr3" draw:text-style-name="P3" draw:layer="layout" svg:width="0cm" svg:height="0.07cm" svg:x="17.538cm" svg:y="10.058cm" svg:viewBox="0 0 0 71" draw:points="0,0 0,71">
          <text:p/>
        </draw:polygon>
        <draw:line draw:style-name="gr4" draw:text-style-name="P2" draw:layer="layout" svg:x1="17.538cm" svg:y1="10.058cm" svg:x2="17.538cm" svg:y2="10.129cm">
          <text:p/>
        </draw:line>
        <draw:polygon draw:style-name="gr3" draw:text-style-name="P3" draw:layer="layout" svg:width="0cm" svg:height="0.07cm" svg:x="17.866cm" svg:y="16.095cm" svg:viewBox="0 0 0 71" draw:points="0,71 0,0">
          <text:p/>
        </draw:polygon>
        <draw:line draw:style-name="gr4" draw:text-style-name="P2" draw:layer="layout" svg:x1="17.866cm" svg:y1="16.166cm" svg:x2="17.866cm" svg:y2="16.095cm">
          <text:p/>
        </draw:line>
        <draw:polygon draw:style-name="gr3" draw:text-style-name="P3" draw:layer="layout" svg:width="0cm" svg:height="0.07cm" svg:x="17.866cm" svg:y="10.058cm" svg:viewBox="0 0 0 71" draw:points="0,0 0,71">
          <text:p/>
        </draw:polygon>
        <draw:line draw:style-name="gr4" draw:text-style-name="P2" draw:layer="layout" svg:x1="17.866cm" svg:y1="10.058cm" svg:x2="17.866cm" svg:y2="10.129cm">
          <text:p/>
        </draw:line>
        <draw:polygon draw:style-name="gr3" draw:text-style-name="P3" draw:layer="layout" svg:width="0cm" svg:height="0.07cm" svg:x="18.522cm" svg:y="16.095cm" svg:viewBox="0 0 0 71" draw:points="0,71 0,0">
          <text:p/>
        </draw:polygon>
        <draw:line draw:style-name="gr4" draw:text-style-name="P2" draw:layer="layout" svg:x1="18.522cm" svg:y1="16.166cm" svg:x2="18.522cm" svg:y2="16.095cm">
          <text:p/>
        </draw:line>
        <draw:polygon draw:style-name="gr3" draw:text-style-name="P3" draw:layer="layout" svg:width="0cm" svg:height="0.07cm" svg:x="18.522cm" svg:y="10.058cm" svg:viewBox="0 0 0 71" draw:points="0,0 0,71">
          <text:p/>
        </draw:polygon>
        <draw:line draw:style-name="gr4" draw:text-style-name="P2" draw:layer="layout" svg:x1="18.522cm" svg:y1="10.058cm" svg:x2="18.522cm" svg:y2="10.129cm">
          <text:p/>
        </draw:line>
        <draw:polygon draw:style-name="gr3" draw:text-style-name="P3" draw:layer="layout" svg:width="0cm" svg:height="0.07cm" svg:x="18.85cm" svg:y="16.095cm" svg:viewBox="0 0 0 71" draw:points="0,71 0,0">
          <text:p/>
        </draw:polygon>
        <draw:line draw:style-name="gr4" draw:text-style-name="P2" draw:layer="layout" svg:x1="18.85cm" svg:y1="16.166cm" svg:x2="18.85cm" svg:y2="16.095cm">
          <text:p/>
        </draw:line>
        <draw:polygon draw:style-name="gr3" draw:text-style-name="P3" draw:layer="layout" svg:width="0cm" svg:height="0.07cm" svg:x="18.85cm" svg:y="10.058cm" svg:viewBox="0 0 0 71" draw:points="0,0 0,71">
          <text:p/>
        </draw:polygon>
        <draw:line draw:style-name="gr4" draw:text-style-name="P2" draw:layer="layout" svg:x1="18.85cm" svg:y1="10.058cm" svg:x2="18.85cm" svg:y2="10.129cm">
          <text:p/>
        </draw:line>
        <draw:polygon draw:style-name="gr3" draw:text-style-name="P3" draw:layer="layout" svg:width="0cm" svg:height="0.07cm" svg:x="19.179cm" svg:y="16.095cm" svg:viewBox="0 0 0 71" draw:points="0,71 0,0">
          <text:p/>
        </draw:polygon>
        <draw:line draw:style-name="gr4" draw:text-style-name="P2" draw:layer="layout" svg:x1="19.179cm" svg:y1="16.166cm" svg:x2="19.179cm" svg:y2="16.095cm">
          <text:p/>
        </draw:line>
        <draw:polygon draw:style-name="gr3" draw:text-style-name="P3" draw:layer="layout" svg:width="0cm" svg:height="0.07cm" svg:x="19.179cm" svg:y="10.058cm" svg:viewBox="0 0 0 71" draw:points="0,0 0,71">
          <text:p/>
        </draw:polygon>
        <draw:line draw:style-name="gr4" draw:text-style-name="P2" draw:layer="layout" svg:x1="19.179cm" svg:y1="10.058cm" svg:x2="19.179cm" svg:y2="10.129cm">
          <text:p/>
        </draw:line>
        <draw:polygon draw:style-name="gr3" draw:text-style-name="P3" draw:layer="layout" svg:width="0cm" svg:height="0.07cm" svg:x="19.507cm" svg:y="16.095cm" svg:viewBox="0 0 0 71" draw:points="0,71 0,0">
          <text:p/>
        </draw:polygon>
        <draw:line draw:style-name="gr4" draw:text-style-name="P2" draw:layer="layout" svg:x1="19.507cm" svg:y1="16.166cm" svg:x2="19.507cm" svg:y2="16.095cm">
          <text:p/>
        </draw:line>
        <draw:polygon draw:style-name="gr3" draw:text-style-name="P3" draw:layer="layout" svg:width="0cm" svg:height="0.07cm" svg:x="19.507cm" svg:y="10.058cm" svg:viewBox="0 0 0 71" draw:points="0,0 0,71">
          <text:p/>
        </draw:polygon>
        <draw:line draw:style-name="gr4" draw:text-style-name="P2" draw:layer="layout" svg:x1="19.507cm" svg:y1="10.058cm" svg:x2="19.507cm" svg:y2="10.129cm">
          <text:p/>
        </draw:line>
        <draw:polygon draw:style-name="gr3" draw:text-style-name="P3" draw:layer="layout" svg:width="0cm" svg:height="0.07cm" svg:x="20.163cm" svg:y="16.095cm" svg:viewBox="0 0 0 71" draw:points="0,71 0,0">
          <text:p/>
        </draw:polygon>
        <draw:line draw:style-name="gr4" draw:text-style-name="P2" draw:layer="layout" svg:x1="20.163cm" svg:y1="16.166cm" svg:x2="20.163cm" svg:y2="16.095cm">
          <text:p/>
        </draw:line>
        <draw:polygon draw:style-name="gr3" draw:text-style-name="P3" draw:layer="layout" svg:width="0cm" svg:height="0.07cm" svg:x="20.163cm" svg:y="10.058cm" svg:viewBox="0 0 0 71" draw:points="0,0 0,71">
          <text:p/>
        </draw:polygon>
        <draw:line draw:style-name="gr4" draw:text-style-name="P2" draw:layer="layout" svg:x1="20.163cm" svg:y1="10.058cm" svg:x2="20.163cm" svg:y2="10.129cm">
          <text:p/>
        </draw:line>
        <draw:polygon draw:style-name="gr3" draw:text-style-name="P3" draw:layer="layout" svg:width="0cm" svg:height="0.07cm" svg:x="20.491cm" svg:y="16.095cm" svg:viewBox="0 0 0 71" draw:points="0,71 0,0">
          <text:p/>
        </draw:polygon>
        <draw:line draw:style-name="gr4" draw:text-style-name="P2" draw:layer="layout" svg:x1="20.491cm" svg:y1="16.166cm" svg:x2="20.491cm" svg:y2="16.095cm">
          <text:p/>
        </draw:line>
        <draw:polygon draw:style-name="gr3" draw:text-style-name="P3" draw:layer="layout" svg:width="0cm" svg:height="0.07cm" svg:x="20.491cm" svg:y="10.058cm" svg:viewBox="0 0 0 71" draw:points="0,0 0,71">
          <text:p/>
        </draw:polygon>
        <draw:line draw:style-name="gr4" draw:text-style-name="P2" draw:layer="layout" svg:x1="20.491cm" svg:y1="10.058cm" svg:x2="20.491cm" svg:y2="10.129cm">
          <text:p/>
        </draw:line>
        <draw:polygon draw:style-name="gr3" draw:text-style-name="P3" draw:layer="layout" svg:width="0cm" svg:height="0.07cm" svg:x="20.819cm" svg:y="16.095cm" svg:viewBox="0 0 0 71" draw:points="0,71 0,0">
          <text:p/>
        </draw:polygon>
        <draw:line draw:style-name="gr4" draw:text-style-name="P2" draw:layer="layout" svg:x1="20.819cm" svg:y1="16.166cm" svg:x2="20.819cm" svg:y2="16.095cm">
          <text:p/>
        </draw:line>
        <draw:polygon draw:style-name="gr3" draw:text-style-name="P3" draw:layer="layout" svg:width="0cm" svg:height="0.07cm" svg:x="20.819cm" svg:y="10.058cm" svg:viewBox="0 0 0 71" draw:points="0,0 0,71">
          <text:p/>
        </draw:polygon>
        <draw:line draw:style-name="gr4" draw:text-style-name="P2" draw:layer="layout" svg:x1="20.819cm" svg:y1="10.058cm" svg:x2="20.819cm" svg:y2="10.129cm">
          <text:p/>
        </draw:line>
        <draw:polygon draw:style-name="gr3" draw:text-style-name="P3" draw:layer="layout" svg:width="0cm" svg:height="0.07cm" svg:x="21.147cm" svg:y="16.095cm" svg:viewBox="0 0 0 71" draw:points="0,71 0,0">
          <text:p/>
        </draw:polygon>
        <draw:line draw:style-name="gr4" draw:text-style-name="P2" draw:layer="layout" svg:x1="21.147cm" svg:y1="16.166cm" svg:x2="21.147cm" svg:y2="16.095cm">
          <text:p/>
        </draw:line>
        <draw:polygon draw:style-name="gr3" draw:text-style-name="P3" draw:layer="layout" svg:width="0cm" svg:height="0.07cm" svg:x="21.147cm" svg:y="10.058cm" svg:viewBox="0 0 0 71" draw:points="0,0 0,71">
          <text:p/>
        </draw:polygon>
        <draw:line draw:style-name="gr4" draw:text-style-name="P2" draw:layer="layout" svg:x1="21.147cm" svg:y1="10.058cm" svg:x2="21.147cm" svg:y2="10.129cm">
          <text:p/>
        </draw:line>
        <draw:polygon draw:style-name="gr3" draw:text-style-name="P3" draw:layer="layout" svg:width="0cm" svg:height="0.07cm" svg:x="21.804cm" svg:y="16.095cm" svg:viewBox="0 0 0 71" draw:points="0,71 0,0">
          <text:p/>
        </draw:polygon>
        <draw:line draw:style-name="gr4" draw:text-style-name="P2" draw:layer="layout" svg:x1="21.804cm" svg:y1="16.166cm" svg:x2="21.804cm" svg:y2="16.095cm">
          <text:p/>
        </draw:line>
        <draw:polygon draw:style-name="gr3" draw:text-style-name="P3" draw:layer="layout" svg:width="0cm" svg:height="0.07cm" svg:x="21.804cm" svg:y="10.058cm" svg:viewBox="0 0 0 71" draw:points="0,0 0,71">
          <text:p/>
        </draw:polygon>
        <draw:line draw:style-name="gr4" draw:text-style-name="P2" draw:layer="layout" svg:x1="21.804cm" svg:y1="10.058cm" svg:x2="21.804cm" svg:y2="10.129cm">
          <text:p/>
        </draw:line>
        <draw:polygon draw:style-name="gr3" draw:text-style-name="P3" draw:layer="layout" svg:width="0cm" svg:height="0.07cm" svg:x="22.132cm" svg:y="16.095cm" svg:viewBox="0 0 0 71" draw:points="0,71 0,0">
          <text:p/>
        </draw:polygon>
        <draw:line draw:style-name="gr4" draw:text-style-name="P2" draw:layer="layout" svg:x1="22.132cm" svg:y1="16.166cm" svg:x2="22.132cm" svg:y2="16.095cm">
          <text:p/>
        </draw:line>
        <draw:polygon draw:style-name="gr3" draw:text-style-name="P3" draw:layer="layout" svg:width="0cm" svg:height="0.07cm" svg:x="22.132cm" svg:y="10.058cm" svg:viewBox="0 0 0 71" draw:points="0,0 0,71">
          <text:p/>
        </draw:polygon>
        <draw:line draw:style-name="gr4" draw:text-style-name="P2" draw:layer="layout" svg:x1="22.132cm" svg:y1="10.058cm" svg:x2="22.132cm" svg:y2="10.129cm">
          <text:p/>
        </draw:line>
        <draw:polygon draw:style-name="gr3" draw:text-style-name="P3" draw:layer="layout" svg:width="0cm" svg:height="0.07cm" svg:x="22.46cm" svg:y="16.095cm" svg:viewBox="0 0 0 71" draw:points="0,71 0,0">
          <text:p/>
        </draw:polygon>
        <draw:line draw:style-name="gr4" draw:text-style-name="P2" draw:layer="layout" svg:x1="22.46cm" svg:y1="16.166cm" svg:x2="22.46cm" svg:y2="16.095cm">
          <text:p/>
        </draw:line>
        <draw:polygon draw:style-name="gr3" draw:text-style-name="P3" draw:layer="layout" svg:width="0cm" svg:height="0.07cm" svg:x="22.46cm" svg:y="10.058cm" svg:viewBox="0 0 0 71" draw:points="0,0 0,71">
          <text:p/>
        </draw:polygon>
        <draw:line draw:style-name="gr4" draw:text-style-name="P2" draw:layer="layout" svg:x1="22.46cm" svg:y1="10.058cm" svg:x2="22.46cm" svg:y2="10.129cm">
          <text:p/>
        </draw:line>
        <draw:polygon draw:style-name="gr3" draw:text-style-name="P3" draw:layer="layout" svg:width="0cm" svg:height="0.07cm" svg:x="22.788cm" svg:y="16.095cm" svg:viewBox="0 0 0 71" draw:points="0,71 0,0">
          <text:p/>
        </draw:polygon>
        <draw:line draw:style-name="gr4" draw:text-style-name="P2" draw:layer="layout" svg:x1="22.788cm" svg:y1="16.166cm" svg:x2="22.788cm" svg:y2="16.095cm">
          <text:p/>
        </draw:line>
        <draw:polygon draw:style-name="gr3" draw:text-style-name="P3" draw:layer="layout" svg:width="0cm" svg:height="0.07cm" svg:x="22.788cm" svg:y="10.058cm" svg:viewBox="0 0 0 71" draw:points="0,0 0,71">
          <text:p/>
        </draw:polygon>
        <draw:line draw:style-name="gr4" draw:text-style-name="P2" draw:layer="layout" svg:x1="22.788cm" svg:y1="10.058cm" svg:x2="22.788cm" svg:y2="10.129cm">
          <text:p/>
        </draw:line>
        <draw:polygon draw:style-name="gr3" draw:text-style-name="P3" draw:layer="layout" svg:width="0cm" svg:height="0.07cm" svg:x="23.444cm" svg:y="16.095cm" svg:viewBox="0 0 0 71" draw:points="0,71 0,0">
          <text:p/>
        </draw:polygon>
        <draw:line draw:style-name="gr4" draw:text-style-name="P2" draw:layer="layout" svg:x1="23.444cm" svg:y1="16.166cm" svg:x2="23.444cm" svg:y2="16.095cm">
          <text:p/>
        </draw:line>
        <draw:polygon draw:style-name="gr3" draw:text-style-name="P3" draw:layer="layout" svg:width="0cm" svg:height="0.07cm" svg:x="23.444cm" svg:y="10.058cm" svg:viewBox="0 0 0 71" draw:points="0,0 0,71">
          <text:p/>
        </draw:polygon>
        <draw:line draw:style-name="gr4" draw:text-style-name="P2" draw:layer="layout" svg:x1="23.444cm" svg:y1="10.058cm" svg:x2="23.444cm" svg:y2="10.129cm">
          <text:p/>
        </draw:line>
        <draw:polygon draw:style-name="gr3" draw:text-style-name="P3" draw:layer="layout" svg:width="0cm" svg:height="0.07cm" svg:x="23.773cm" svg:y="16.095cm" svg:viewBox="0 0 0 71" draw:points="0,71 0,0">
          <text:p/>
        </draw:polygon>
        <draw:line draw:style-name="gr4" draw:text-style-name="P2" draw:layer="layout" svg:x1="23.773cm" svg:y1="16.166cm" svg:x2="23.773cm" svg:y2="16.095cm">
          <text:p/>
        </draw:line>
        <draw:polygon draw:style-name="gr3" draw:text-style-name="P3" draw:layer="layout" svg:width="0cm" svg:height="0.07cm" svg:x="23.773cm" svg:y="10.058cm" svg:viewBox="0 0 0 71" draw:points="0,0 0,71">
          <text:p/>
        </draw:polygon>
        <draw:line draw:style-name="gr4" draw:text-style-name="P2" draw:layer="layout" svg:x1="23.773cm" svg:y1="10.058cm" svg:x2="23.773cm" svg:y2="10.129cm">
          <text:p/>
        </draw:line>
        <draw:polygon draw:style-name="gr3" draw:text-style-name="P3" draw:layer="layout" svg:width="0cm" svg:height="0.07cm" svg:x="24.101cm" svg:y="16.095cm" svg:viewBox="0 0 0 71" draw:points="0,71 0,0">
          <text:p/>
        </draw:polygon>
        <draw:line draw:style-name="gr4" draw:text-style-name="P2" draw:layer="layout" svg:x1="24.101cm" svg:y1="16.166cm" svg:x2="24.101cm" svg:y2="16.095cm">
          <text:p/>
        </draw:line>
        <draw:polygon draw:style-name="gr3" draw:text-style-name="P3" draw:layer="layout" svg:width="0cm" svg:height="0.07cm" svg:x="24.101cm" svg:y="10.058cm" svg:viewBox="0 0 0 71" draw:points="0,0 0,71">
          <text:p/>
        </draw:polygon>
        <draw:line draw:style-name="gr4" draw:text-style-name="P2" draw:layer="layout" svg:x1="24.101cm" svg:y1="10.058cm" svg:x2="24.101cm" svg:y2="10.129cm">
          <text:p/>
        </draw:line>
        <draw:polygon draw:style-name="gr3" draw:text-style-name="P3" draw:layer="layout" svg:width="0cm" svg:height="0.07cm" svg:x="24.429cm" svg:y="16.095cm" svg:viewBox="0 0 0 71" draw:points="0,71 0,0">
          <text:p/>
        </draw:polygon>
        <draw:line draw:style-name="gr4" draw:text-style-name="P2" draw:layer="layout" svg:x1="24.429cm" svg:y1="16.166cm" svg:x2="24.429cm" svg:y2="16.095cm">
          <text:p/>
        </draw:line>
        <draw:polygon draw:style-name="gr3" draw:text-style-name="P3" draw:layer="layout" svg:width="0cm" svg:height="0.07cm" svg:x="24.429cm" svg:y="10.058cm" svg:viewBox="0 0 0 71" draw:points="0,0 0,71">
          <text:p/>
        </draw:polygon>
        <draw:line draw:style-name="gr4" draw:text-style-name="P2" draw:layer="layout" svg:x1="24.429cm" svg:y1="10.058cm" svg:x2="24.429cm" svg:y2="10.129cm">
          <text:p/>
        </draw:line>
        <draw:frame draw:style-name="gr5" draw:text-style-name="P5" draw:layer="layout" svg:width="0.544cm" svg:height="0.497cm" svg:x="24.516cm" svg:y="16.228cm">
          <draw:text-box>
            <text:p text:style-name="P4"><text:span text:style-name="T1">80</text:span></text:p>
          </draw:text-box>
        </draw:frame>
        <draw:polygon draw:style-name="gr3" draw:text-style-name="P3" draw:layer="layout" svg:width="0.14cm" svg:height="0cm" svg:x="14.913cm" svg:y="15.758cm" svg:viewBox="0 0 141 0" draw:points="0,0 141,0">
          <text:p/>
        </draw:polygon>
        <draw:line draw:style-name="gr4" draw:text-style-name="P2" draw:layer="layout" svg:x1="14.913cm" svg:y1="15.758cm" svg:x2="15.054cm" svg:y2="15.758cm">
          <text:p/>
        </draw:line>
        <draw:polygon draw:style-name="gr3" draw:text-style-name="P3" draw:layer="layout" svg:width="0.14cm" svg:height="0cm" svg:x="24.616cm" svg:y="15.758cm" svg:viewBox="0 0 141 0" draw:points="141,0 0,0">
          <text:p/>
        </draw:polygon>
        <draw:line draw:style-name="gr4" draw:text-style-name="P2" draw:layer="layout" svg:x1="24.757cm" svg:y1="15.758cm" svg:x2="24.616cm" svg:y2="15.758cm">
          <text:p/>
        </draw:line>
        <draw:polygon draw:style-name="gr3" draw:text-style-name="P3" draw:layer="layout" svg:width="0.14cm" svg:height="0cm" svg:x="14.913cm" svg:y="14.944cm" svg:viewBox="0 0 141 0" draw:points="0,0 141,0">
          <text:p/>
        </draw:polygon>
        <draw:line draw:style-name="gr4" draw:text-style-name="P2" draw:layer="layout" svg:x1="14.913cm" svg:y1="14.944cm" svg:x2="15.054cm" svg:y2="14.944cm">
          <text:p/>
        </draw:line>
        <draw:polygon draw:style-name="gr3" draw:text-style-name="P3" draw:layer="layout" svg:width="0.14cm" svg:height="0cm" svg:x="24.616cm" svg:y="14.944cm" svg:viewBox="0 0 141 0" draw:points="141,0 0,0">
          <text:p/>
        </draw:polygon>
        <draw:line draw:style-name="gr4" draw:text-style-name="P2" draw:layer="layout" svg:x1="24.757cm" svg:y1="14.944cm" svg:x2="24.616cm" svg:y2="14.944cm">
          <text:p/>
        </draw:line>
        <draw:frame draw:style-name="gr5" draw:text-style-name="P5" draw:layer="layout" svg:width="0.544cm" svg:height="0.497cm" svg:x="14.291cm" svg:y="15.52cm">
          <draw:text-box>
            <text:p text:style-name="P4"><text:span text:style-name="T1">60</text:span></text:p>
          </draw:text-box>
        </draw:frame>
        <draw:polygon draw:style-name="gr3" draw:text-style-name="P3" draw:layer="layout" svg:width="0.14cm" svg:height="0cm" svg:x="14.913cm" svg:y="14.13cm" svg:viewBox="0 0 141 0" draw:points="0,0 141,0">
          <text:p/>
        </draw:polygon>
        <draw:line draw:style-name="gr4" draw:text-style-name="P2" draw:layer="layout" svg:x1="14.913cm" svg:y1="14.13cm" svg:x2="15.054cm" svg:y2="14.13cm">
          <text:p/>
        </draw:line>
        <draw:polygon draw:style-name="gr3" draw:text-style-name="P3" draw:layer="layout" svg:width="0.14cm" svg:height="0cm" svg:x="24.616cm" svg:y="14.13cm" svg:viewBox="0 0 141 0" draw:points="141,0 0,0">
          <text:p/>
        </draw:polygon>
        <draw:line draw:style-name="gr4" draw:text-style-name="P2" draw:layer="layout" svg:x1="24.757cm" svg:y1="14.13cm" svg:x2="24.616cm" svg:y2="14.13cm">
          <text:p/>
        </draw:line>
        <draw:frame draw:style-name="gr5" draw:text-style-name="P5" draw:layer="layout" svg:width="0.544cm" svg:height="0.497cm" svg:x="14.29cm" svg:y="14.706cm">
          <draw:text-box>
            <text:p text:style-name="P4"><text:span text:style-name="T1">80</text:span></text:p>
          </draw:text-box>
        </draw:frame>
        <draw:polygon draw:style-name="gr3" draw:text-style-name="P3" draw:layer="layout" svg:width="0.14cm" svg:height="0cm" svg:x="14.913cm" svg:y="13.316cm" svg:viewBox="0 0 141 0" draw:points="0,0 141,0">
          <text:p/>
        </draw:polygon>
        <draw:line draw:style-name="gr4" draw:text-style-name="P2" draw:layer="layout" svg:x1="14.913cm" svg:y1="13.316cm" svg:x2="15.054cm" svg:y2="13.316cm">
          <text:p/>
        </draw:line>
        <draw:polygon draw:style-name="gr3" draw:text-style-name="P3" draw:layer="layout" svg:width="0.14cm" svg:height="0cm" svg:x="24.616cm" svg:y="13.316cm" svg:viewBox="0 0 141 0" draw:points="141,0 0,0">
          <text:p/>
        </draw:polygon>
        <draw:line draw:style-name="gr4" draw:text-style-name="P2" draw:layer="layout" svg:x1="24.757cm" svg:y1="13.316cm" svg:x2="24.616cm" svg:y2="13.316cm">
          <text:p/>
        </draw:line>
        <draw:frame draw:style-name="gr5" draw:text-style-name="P5" draw:layer="layout" svg:width="0.815cm" svg:height="0.497cm" svg:x="14.038cm" svg:y="13.892cm">
          <draw:text-box>
            <text:p text:style-name="P4"><text:span text:style-name="T1">100</text:span></text:p>
          </draw:text-box>
        </draw:frame>
        <draw:polygon draw:style-name="gr3" draw:text-style-name="P3" draw:layer="layout" svg:width="0.14cm" svg:height="0cm" svg:x="14.913cm" svg:y="12.501cm" svg:viewBox="0 0 141 0" draw:points="0,0 141,0">
          <text:p/>
        </draw:polygon>
        <draw:line draw:style-name="gr4" draw:text-style-name="P2" draw:layer="layout" svg:x1="14.913cm" svg:y1="12.501cm" svg:x2="15.054cm" svg:y2="12.501cm">
          <text:p/>
        </draw:line>
        <draw:polygon draw:style-name="gr3" draw:text-style-name="P3" draw:layer="layout" svg:width="0.14cm" svg:height="0cm" svg:x="24.616cm" svg:y="12.501cm" svg:viewBox="0 0 141 0" draw:points="141,0 0,0">
          <text:p/>
        </draw:polygon>
        <draw:line draw:style-name="gr4" draw:text-style-name="P2" draw:layer="layout" svg:x1="24.757cm" svg:y1="12.501cm" svg:x2="24.616cm" svg:y2="12.501cm">
          <text:p/>
        </draw:line>
        <draw:frame draw:style-name="gr5" draw:text-style-name="P5" draw:layer="layout" svg:width="0.815cm" svg:height="0.497cm" svg:x="14.038cm" svg:y="13.077cm">
          <draw:text-box>
            <text:p text:style-name="P4"><text:span text:style-name="T1">120</text:span></text:p>
          </draw:text-box>
        </draw:frame>
        <draw:polygon draw:style-name="gr3" draw:text-style-name="P3" draw:layer="layout" svg:width="0.14cm" svg:height="0cm" svg:x="14.913cm" svg:y="11.687cm" svg:viewBox="0 0 141 0" draw:points="0,0 141,0">
          <text:p/>
        </draw:polygon>
        <draw:line draw:style-name="gr4" draw:text-style-name="P2" draw:layer="layout" svg:x1="14.913cm" svg:y1="11.687cm" svg:x2="15.054cm" svg:y2="11.687cm">
          <text:p/>
        </draw:line>
        <draw:polygon draw:style-name="gr3" draw:text-style-name="P3" draw:layer="layout" svg:width="0.14cm" svg:height="0cm" svg:x="24.616cm" svg:y="11.687cm" svg:viewBox="0 0 141 0" draw:points="141,0 0,0">
          <text:p/>
        </draw:polygon>
        <draw:line draw:style-name="gr4" draw:text-style-name="P2" draw:layer="layout" svg:x1="24.757cm" svg:y1="11.687cm" svg:x2="24.616cm" svg:y2="11.687cm">
          <text:p/>
        </draw:line>
        <draw:frame draw:style-name="gr5" draw:text-style-name="P5" draw:layer="layout" svg:width="0.815cm" svg:height="0.497cm" svg:x="14.038cm" svg:y="12.263cm">
          <draw:text-box>
            <text:p text:style-name="P4"><text:span text:style-name="T1">140</text:span></text:p>
          </draw:text-box>
        </draw:frame>
        <draw:polygon draw:style-name="gr3" draw:text-style-name="P3" draw:layer="layout" svg:width="0.14cm" svg:height="0cm" svg:x="14.913cm" svg:y="10.873cm" svg:viewBox="0 0 141 0" draw:points="0,0 141,0">
          <text:p/>
        </draw:polygon>
        <draw:line draw:style-name="gr4" draw:text-style-name="P2" draw:layer="layout" svg:x1="14.913cm" svg:y1="10.873cm" svg:x2="15.054cm" svg:y2="10.873cm">
          <text:p/>
        </draw:line>
        <draw:polygon draw:style-name="gr3" draw:text-style-name="P3" draw:layer="layout" svg:width="0.14cm" svg:height="0cm" svg:x="24.616cm" svg:y="10.873cm" svg:viewBox="0 0 141 0" draw:points="141,0 0,0">
          <text:p/>
        </draw:polygon>
        <draw:line draw:style-name="gr4" draw:text-style-name="P2" draw:layer="layout" svg:x1="24.757cm" svg:y1="10.873cm" svg:x2="24.616cm" svg:y2="10.873cm">
          <text:p/>
        </draw:line>
        <draw:frame draw:style-name="gr5" draw:text-style-name="P5" draw:layer="layout" svg:width="0.815cm" svg:height="0.497cm" svg:x="14.038cm" svg:y="11.449cm">
          <draw:text-box>
            <text:p text:style-name="P4"><text:span text:style-name="T1">160</text:span></text:p>
          </draw:text-box>
        </draw:frame>
        <draw:polygon draw:style-name="gr3" draw:text-style-name="P3" draw:layer="layout" svg:width="0.14cm" svg:height="0cm" svg:x="14.913cm" svg:y="10.058cm" svg:viewBox="0 0 141 0" draw:points="0,0 141,0">
          <text:p/>
        </draw:polygon>
        <draw:line draw:style-name="gr4" draw:text-style-name="P2" draw:layer="layout" svg:x1="14.913cm" svg:y1="10.058cm" svg:x2="15.054cm" svg:y2="10.058cm">
          <text:p/>
        </draw:line>
        <draw:polygon draw:style-name="gr3" draw:text-style-name="P3" draw:layer="layout" svg:width="0.14cm" svg:height="0cm" svg:x="24.616cm" svg:y="10.058cm" svg:viewBox="0 0 141 0" draw:points="141,0 0,0">
          <text:p/>
        </draw:polygon>
        <draw:line draw:style-name="gr4" draw:text-style-name="P2" draw:layer="layout" svg:x1="24.757cm" svg:y1="10.058cm" svg:x2="24.616cm" svg:y2="10.058cm">
          <text:p/>
        </draw:line>
        <draw:frame draw:style-name="gr5" draw:text-style-name="P5" draw:layer="layout" svg:width="0.815cm" svg:height="0.497cm" svg:x="14.038cm" svg:y="10.634cm">
          <draw:text-box>
            <text:p text:style-name="P4"><text:span text:style-name="T1">180</text:span></text:p>
          </draw:text-box>
        </draw:frame>
        <draw:polygon draw:style-name="gr3" draw:text-style-name="P3" draw:layer="layout" svg:width="0.069cm" svg:height="0cm" svg:x="14.913cm" svg:y="16.166cm" svg:viewBox="0 0 70 0" draw:points="0,0 70,0">
          <text:p/>
        </draw:polygon>
        <draw:line draw:style-name="gr4" draw:text-style-name="P2" draw:layer="layout" svg:x1="14.913cm" svg:y1="16.166cm" svg:x2="14.983cm" svg:y2="16.166cm">
          <text:p/>
        </draw:line>
        <draw:polygon draw:style-name="gr3" draw:text-style-name="P3" draw:layer="layout" svg:width="0.07cm" svg:height="0cm" svg:x="24.686cm" svg:y="16.166cm" svg:viewBox="0 0 71 0" draw:points="71,0 0,0">
          <text:p/>
        </draw:polygon>
        <draw:line draw:style-name="gr4" draw:text-style-name="P2" draw:layer="layout" svg:x1="24.757cm" svg:y1="16.166cm" svg:x2="24.686cm" svg:y2="16.166cm">
          <text:p/>
        </draw:line>
        <draw:polygon draw:style-name="gr3" draw:text-style-name="P3" draw:layer="layout" svg:width="0.069cm" svg:height="0cm" svg:x="14.913cm" svg:y="15.962cm" svg:viewBox="0 0 70 0" draw:points="0,0 70,0">
          <text:p/>
        </draw:polygon>
        <draw:line draw:style-name="gr4" draw:text-style-name="P2" draw:layer="layout" svg:x1="14.913cm" svg:y1="15.962cm" svg:x2="14.983cm" svg:y2="15.962cm">
          <text:p/>
        </draw:line>
        <draw:polygon draw:style-name="gr3" draw:text-style-name="P3" draw:layer="layout" svg:width="0.07cm" svg:height="0cm" svg:x="24.686cm" svg:y="15.962cm" svg:viewBox="0 0 71 0" draw:points="71,0 0,0">
          <text:p/>
        </draw:polygon>
        <draw:line draw:style-name="gr4" draw:text-style-name="P2" draw:layer="layout" svg:x1="24.757cm" svg:y1="15.962cm" svg:x2="24.686cm" svg:y2="15.962cm">
          <text:p/>
        </draw:line>
        <draw:polygon draw:style-name="gr3" draw:text-style-name="P3" draw:layer="layout" svg:width="0.069cm" svg:height="0cm" svg:x="14.913cm" svg:y="15.555cm" svg:viewBox="0 0 70 0" draw:points="0,0 70,0">
          <text:p/>
        </draw:polygon>
        <draw:line draw:style-name="gr4" draw:text-style-name="P2" draw:layer="layout" svg:x1="14.913cm" svg:y1="15.555cm" svg:x2="14.983cm" svg:y2="15.555cm">
          <text:p/>
        </draw:line>
        <draw:polygon draw:style-name="gr3" draw:text-style-name="P3" draw:layer="layout" svg:width="0.07cm" svg:height="0cm" svg:x="24.686cm" svg:y="15.555cm" svg:viewBox="0 0 71 0" draw:points="71,0 0,0">
          <text:p/>
        </draw:polygon>
        <draw:line draw:style-name="gr4" draw:text-style-name="P2" draw:layer="layout" svg:x1="24.757cm" svg:y1="15.555cm" svg:x2="24.686cm" svg:y2="15.555cm">
          <text:p/>
        </draw:line>
        <draw:polygon draw:style-name="gr3" draw:text-style-name="P3" draw:layer="layout" svg:width="0.069cm" svg:height="0cm" svg:x="14.913cm" svg:y="15.351cm" svg:viewBox="0 0 70 0" draw:points="0,0 70,0">
          <text:p/>
        </draw:polygon>
        <draw:line draw:style-name="gr4" draw:text-style-name="P2" draw:layer="layout" svg:x1="14.913cm" svg:y1="15.351cm" svg:x2="14.983cm" svg:y2="15.351cm">
          <text:p/>
        </draw:line>
        <draw:polygon draw:style-name="gr3" draw:text-style-name="P3" draw:layer="layout" svg:width="0.07cm" svg:height="0cm" svg:x="24.686cm" svg:y="15.351cm" svg:viewBox="0 0 71 0" draw:points="71,0 0,0">
          <text:p/>
        </draw:polygon>
        <draw:line draw:style-name="gr4" draw:text-style-name="P2" draw:layer="layout" svg:x1="24.757cm" svg:y1="15.351cm" svg:x2="24.686cm" svg:y2="15.351cm">
          <text:p/>
        </draw:line>
        <draw:polygon draw:style-name="gr3" draw:text-style-name="P3" draw:layer="layout" svg:width="0.069cm" svg:height="0cm" svg:x="14.913cm" svg:y="15.148cm" svg:viewBox="0 0 70 0" draw:points="0,0 70,0">
          <text:p/>
        </draw:polygon>
        <draw:line draw:style-name="gr4" draw:text-style-name="P2" draw:layer="layout" svg:x1="14.913cm" svg:y1="15.148cm" svg:x2="14.983cm" svg:y2="15.148cm">
          <text:p/>
        </draw:line>
        <draw:polygon draw:style-name="gr3" draw:text-style-name="P3" draw:layer="layout" svg:width="0.07cm" svg:height="0cm" svg:x="24.686cm" svg:y="15.148cm" svg:viewBox="0 0 71 0" draw:points="71,0 0,0">
          <text:p/>
        </draw:polygon>
        <draw:line draw:style-name="gr4" draw:text-style-name="P2" draw:layer="layout" svg:x1="24.757cm" svg:y1="15.148cm" svg:x2="24.686cm" svg:y2="15.148cm">
          <text:p/>
        </draw:line>
        <draw:polygon draw:style-name="gr3" draw:text-style-name="P3" draw:layer="layout" svg:width="0.069cm" svg:height="0cm" svg:x="14.913cm" svg:y="14.741cm" svg:viewBox="0 0 70 0" draw:points="0,0 70,0">
          <text:p/>
        </draw:polygon>
        <draw:line draw:style-name="gr4" draw:text-style-name="P2" draw:layer="layout" svg:x1="14.913cm" svg:y1="14.741cm" svg:x2="14.983cm" svg:y2="14.741cm">
          <text:p/>
        </draw:line>
        <draw:polygon draw:style-name="gr3" draw:text-style-name="P3" draw:layer="layout" svg:width="0.07cm" svg:height="0cm" svg:x="24.686cm" svg:y="14.741cm" svg:viewBox="0 0 71 0" draw:points="71,0 0,0">
          <text:p/>
        </draw:polygon>
        <draw:line draw:style-name="gr4" draw:text-style-name="P2" draw:layer="layout" svg:x1="24.757cm" svg:y1="14.741cm" svg:x2="24.686cm" svg:y2="14.741cm">
          <text:p/>
        </draw:line>
        <draw:polygon draw:style-name="gr3" draw:text-style-name="P3" draw:layer="layout" svg:width="0.069cm" svg:height="0cm" svg:x="14.913cm" svg:y="14.537cm" svg:viewBox="0 0 70 0" draw:points="0,0 70,0">
          <text:p/>
        </draw:polygon>
        <draw:line draw:style-name="gr4" draw:text-style-name="P2" draw:layer="layout" svg:x1="14.913cm" svg:y1="14.537cm" svg:x2="14.983cm" svg:y2="14.537cm">
          <text:p/>
        </draw:line>
        <draw:polygon draw:style-name="gr3" draw:text-style-name="P3" draw:layer="layout" svg:width="0.07cm" svg:height="0cm" svg:x="24.686cm" svg:y="14.537cm" svg:viewBox="0 0 71 0" draw:points="71,0 0,0">
          <text:p/>
        </draw:polygon>
        <draw:line draw:style-name="gr4" draw:text-style-name="P2" draw:layer="layout" svg:x1="24.757cm" svg:y1="14.537cm" svg:x2="24.686cm" svg:y2="14.537cm">
          <text:p/>
        </draw:line>
        <draw:polygon draw:style-name="gr3" draw:text-style-name="P3" draw:layer="layout" svg:width="0.069cm" svg:height="0cm" svg:x="14.913cm" svg:y="14.333cm" svg:viewBox="0 0 70 0" draw:points="0,0 70,0">
          <text:p/>
        </draw:polygon>
        <draw:line draw:style-name="gr4" draw:text-style-name="P2" draw:layer="layout" svg:x1="14.913cm" svg:y1="14.333cm" svg:x2="14.983cm" svg:y2="14.333cm">
          <text:p/>
        </draw:line>
        <draw:polygon draw:style-name="gr3" draw:text-style-name="P3" draw:layer="layout" svg:width="0.07cm" svg:height="0cm" svg:x="24.686cm" svg:y="14.333cm" svg:viewBox="0 0 71 0" draw:points="71,0 0,0">
          <text:p/>
        </draw:polygon>
        <draw:line draw:style-name="gr4" draw:text-style-name="P2" draw:layer="layout" svg:x1="24.757cm" svg:y1="14.333cm" svg:x2="24.686cm" svg:y2="14.333cm">
          <text:p/>
        </draw:line>
        <draw:polygon draw:style-name="gr3" draw:text-style-name="P3" draw:layer="layout" svg:width="0.069cm" svg:height="0cm" svg:x="14.913cm" svg:y="13.926cm" svg:viewBox="0 0 70 0" draw:points="0,0 70,0">
          <text:p/>
        </draw:polygon>
        <draw:line draw:style-name="gr4" draw:text-style-name="P2" draw:layer="layout" svg:x1="14.913cm" svg:y1="13.926cm" svg:x2="14.983cm" svg:y2="13.926cm">
          <text:p/>
        </draw:line>
        <draw:polygon draw:style-name="gr3" draw:text-style-name="P3" draw:layer="layout" svg:width="0.07cm" svg:height="0cm" svg:x="24.686cm" svg:y="13.926cm" svg:viewBox="0 0 71 0" draw:points="71,0 0,0">
          <text:p/>
        </draw:polygon>
        <draw:line draw:style-name="gr4" draw:text-style-name="P2" draw:layer="layout" svg:x1="24.757cm" svg:y1="13.926cm" svg:x2="24.686cm" svg:y2="13.926cm">
          <text:p/>
        </draw:line>
        <draw:polygon draw:style-name="gr3" draw:text-style-name="P3" draw:layer="layout" svg:width="0.069cm" svg:height="0cm" svg:x="14.913cm" svg:y="13.723cm" svg:viewBox="0 0 70 0" draw:points="0,0 70,0">
          <text:p/>
        </draw:polygon>
        <draw:line draw:style-name="gr4" draw:text-style-name="P2" draw:layer="layout" svg:x1="14.913cm" svg:y1="13.723cm" svg:x2="14.983cm" svg:y2="13.723cm">
          <text:p/>
        </draw:line>
        <draw:polygon draw:style-name="gr3" draw:text-style-name="P3" draw:layer="layout" svg:width="0.07cm" svg:height="0cm" svg:x="24.686cm" svg:y="13.723cm" svg:viewBox="0 0 71 0" draw:points="71,0 0,0">
          <text:p/>
        </draw:polygon>
        <draw:line draw:style-name="gr4" draw:text-style-name="P2" draw:layer="layout" svg:x1="24.757cm" svg:y1="13.723cm" svg:x2="24.686cm" svg:y2="13.723cm">
          <text:p/>
        </draw:line>
        <draw:polygon draw:style-name="gr3" draw:text-style-name="P3" draw:layer="layout" svg:width="0.069cm" svg:height="0cm" svg:x="14.913cm" svg:y="13.519cm" svg:viewBox="0 0 70 0" draw:points="0,0 70,0">
          <text:p/>
        </draw:polygon>
        <draw:line draw:style-name="gr4" draw:text-style-name="P2" draw:layer="layout" svg:x1="14.913cm" svg:y1="13.519cm" svg:x2="14.983cm" svg:y2="13.519cm">
          <text:p/>
        </draw:line>
        <draw:polygon draw:style-name="gr3" draw:text-style-name="P3" draw:layer="layout" svg:width="0.07cm" svg:height="0cm" svg:x="24.686cm" svg:y="13.519cm" svg:viewBox="0 0 71 0" draw:points="71,0 0,0">
          <text:p/>
        </draw:polygon>
        <draw:line draw:style-name="gr4" draw:text-style-name="P2" draw:layer="layout" svg:x1="24.757cm" svg:y1="13.519cm" svg:x2="24.686cm" svg:y2="13.519cm">
          <text:p/>
        </draw:line>
        <draw:polygon draw:style-name="gr3" draw:text-style-name="P3" draw:layer="layout" svg:width="0.069cm" svg:height="0cm" svg:x="14.913cm" svg:y="13.112cm" svg:viewBox="0 0 70 0" draw:points="0,0 70,0">
          <text:p/>
        </draw:polygon>
        <draw:line draw:style-name="gr4" draw:text-style-name="P2" draw:layer="layout" svg:x1="14.913cm" svg:y1="13.112cm" svg:x2="14.983cm" svg:y2="13.112cm">
          <text:p/>
        </draw:line>
        <draw:polygon draw:style-name="gr3" draw:text-style-name="P3" draw:layer="layout" svg:width="0.07cm" svg:height="0cm" svg:x="24.686cm" svg:y="13.112cm" svg:viewBox="0 0 71 0" draw:points="71,0 0,0">
          <text:p/>
        </draw:polygon>
        <draw:line draw:style-name="gr4" draw:text-style-name="P2" draw:layer="layout" svg:x1="24.757cm" svg:y1="13.112cm" svg:x2="24.686cm" svg:y2="13.112cm">
          <text:p/>
        </draw:line>
        <draw:polygon draw:style-name="gr3" draw:text-style-name="P3" draw:layer="layout" svg:width="0.069cm" svg:height="0cm" svg:x="14.913cm" svg:y="12.908cm" svg:viewBox="0 0 70 0" draw:points="0,0 70,0">
          <text:p/>
        </draw:polygon>
        <draw:line draw:style-name="gr4" draw:text-style-name="P2" draw:layer="layout" svg:x1="14.913cm" svg:y1="12.908cm" svg:x2="14.983cm" svg:y2="12.908cm">
          <text:p/>
        </draw:line>
        <draw:polygon draw:style-name="gr3" draw:text-style-name="P3" draw:layer="layout" svg:width="0.07cm" svg:height="0cm" svg:x="24.686cm" svg:y="12.908cm" svg:viewBox="0 0 71 0" draw:points="71,0 0,0">
          <text:p/>
        </draw:polygon>
        <draw:line draw:style-name="gr4" draw:text-style-name="P2" draw:layer="layout" svg:x1="24.757cm" svg:y1="12.908cm" svg:x2="24.686cm" svg:y2="12.908cm">
          <text:p/>
        </draw:line>
        <draw:polygon draw:style-name="gr3" draw:text-style-name="P3" draw:layer="layout" svg:width="0.069cm" svg:height="0cm" svg:x="14.913cm" svg:y="12.705cm" svg:viewBox="0 0 70 0" draw:points="0,0 70,0">
          <text:p/>
        </draw:polygon>
        <draw:line draw:style-name="gr4" draw:text-style-name="P2" draw:layer="layout" svg:x1="14.913cm" svg:y1="12.705cm" svg:x2="14.983cm" svg:y2="12.705cm">
          <text:p/>
        </draw:line>
        <draw:polygon draw:style-name="gr3" draw:text-style-name="P3" draw:layer="layout" svg:width="0.07cm" svg:height="0cm" svg:x="24.686cm" svg:y="12.705cm" svg:viewBox="0 0 71 0" draw:points="71,0 0,0">
          <text:p/>
        </draw:polygon>
        <draw:line draw:style-name="gr4" draw:text-style-name="P2" draw:layer="layout" svg:x1="24.757cm" svg:y1="12.705cm" svg:x2="24.686cm" svg:y2="12.705cm">
          <text:p/>
        </draw:line>
        <draw:polygon draw:style-name="gr3" draw:text-style-name="P3" draw:layer="layout" svg:width="0.069cm" svg:height="0cm" svg:x="14.913cm" svg:y="12.298cm" svg:viewBox="0 0 70 0" draw:points="0,0 70,0">
          <text:p/>
        </draw:polygon>
        <draw:line draw:style-name="gr4" draw:text-style-name="P2" draw:layer="layout" svg:x1="14.913cm" svg:y1="12.298cm" svg:x2="14.983cm" svg:y2="12.298cm">
          <text:p/>
        </draw:line>
        <draw:polygon draw:style-name="gr3" draw:text-style-name="P3" draw:layer="layout" svg:width="0.07cm" svg:height="0cm" svg:x="24.686cm" svg:y="12.298cm" svg:viewBox="0 0 71 0" draw:points="71,0 0,0">
          <text:p/>
        </draw:polygon>
        <draw:line draw:style-name="gr4" draw:text-style-name="P2" draw:layer="layout" svg:x1="24.757cm" svg:y1="12.298cm" svg:x2="24.686cm" svg:y2="12.298cm">
          <text:p/>
        </draw:line>
        <draw:polygon draw:style-name="gr3" draw:text-style-name="P3" draw:layer="layout" svg:width="0.069cm" svg:height="0cm" svg:x="14.913cm" svg:y="12.094cm" svg:viewBox="0 0 70 0" draw:points="0,0 70,0">
          <text:p/>
        </draw:polygon>
        <draw:line draw:style-name="gr4" draw:text-style-name="P2" draw:layer="layout" svg:x1="14.913cm" svg:y1="12.094cm" svg:x2="14.983cm" svg:y2="12.094cm">
          <text:p/>
        </draw:line>
        <draw:polygon draw:style-name="gr3" draw:text-style-name="P3" draw:layer="layout" svg:width="0.07cm" svg:height="0cm" svg:x="24.686cm" svg:y="12.094cm" svg:viewBox="0 0 71 0" draw:points="71,0 0,0">
          <text:p/>
        </draw:polygon>
        <draw:line draw:style-name="gr4" draw:text-style-name="P2" draw:layer="layout" svg:x1="24.757cm" svg:y1="12.094cm" svg:x2="24.686cm" svg:y2="12.094cm">
          <text:p/>
        </draw:line>
        <draw:polygon draw:style-name="gr3" draw:text-style-name="P3" draw:layer="layout" svg:width="0.069cm" svg:height="0cm" svg:x="14.913cm" svg:y="11.891cm" svg:viewBox="0 0 70 0" draw:points="0,0 70,0">
          <text:p/>
        </draw:polygon>
        <draw:line draw:style-name="gr4" draw:text-style-name="P2" draw:layer="layout" svg:x1="14.913cm" svg:y1="11.891cm" svg:x2="14.983cm" svg:y2="11.891cm">
          <text:p/>
        </draw:line>
        <draw:polygon draw:style-name="gr3" draw:text-style-name="P3" draw:layer="layout" svg:width="0.07cm" svg:height="0cm" svg:x="24.686cm" svg:y="11.891cm" svg:viewBox="0 0 71 0" draw:points="71,0 0,0">
          <text:p/>
        </draw:polygon>
        <draw:line draw:style-name="gr4" draw:text-style-name="P2" draw:layer="layout" svg:x1="24.757cm" svg:y1="11.891cm" svg:x2="24.686cm" svg:y2="11.891cm">
          <text:p/>
        </draw:line>
        <draw:polygon draw:style-name="gr3" draw:text-style-name="P3" draw:layer="layout" svg:width="0.069cm" svg:height="0cm" svg:x="14.913cm" svg:y="11.483cm" svg:viewBox="0 0 70 0" draw:points="0,0 70,0">
          <text:p/>
        </draw:polygon>
        <draw:line draw:style-name="gr4" draw:text-style-name="P2" draw:layer="layout" svg:x1="14.913cm" svg:y1="11.483cm" svg:x2="14.983cm" svg:y2="11.483cm">
          <text:p/>
        </draw:line>
        <draw:polygon draw:style-name="gr3" draw:text-style-name="P3" draw:layer="layout" svg:width="0.07cm" svg:height="0cm" svg:x="24.686cm" svg:y="11.483cm" svg:viewBox="0 0 71 0" draw:points="71,0 0,0">
          <text:p/>
        </draw:polygon>
        <draw:line draw:style-name="gr4" draw:text-style-name="P2" draw:layer="layout" svg:x1="24.757cm" svg:y1="11.483cm" svg:x2="24.686cm" svg:y2="11.483cm">
          <text:p/>
        </draw:line>
        <draw:polygon draw:style-name="gr3" draw:text-style-name="P3" draw:layer="layout" svg:width="0.069cm" svg:height="0cm" svg:x="14.913cm" svg:y="11.28cm" svg:viewBox="0 0 70 0" draw:points="0,0 70,0">
          <text:p/>
        </draw:polygon>
        <draw:line draw:style-name="gr4" draw:text-style-name="P2" draw:layer="layout" svg:x1="14.913cm" svg:y1="11.28cm" svg:x2="14.983cm" svg:y2="11.28cm">
          <text:p/>
        </draw:line>
        <draw:polygon draw:style-name="gr3" draw:text-style-name="P3" draw:layer="layout" svg:width="0.07cm" svg:height="0cm" svg:x="24.686cm" svg:y="11.28cm" svg:viewBox="0 0 71 0" draw:points="71,0 0,0">
          <text:p/>
        </draw:polygon>
        <draw:line draw:style-name="gr4" draw:text-style-name="P2" draw:layer="layout" svg:x1="24.757cm" svg:y1="11.28cm" svg:x2="24.686cm" svg:y2="11.28cm">
          <text:p/>
        </draw:line>
        <draw:polygon draw:style-name="gr3" draw:text-style-name="P3" draw:layer="layout" svg:width="0.069cm" svg:height="0cm" svg:x="14.913cm" svg:y="11.076cm" svg:viewBox="0 0 70 0" draw:points="0,0 70,0">
          <text:p/>
        </draw:polygon>
        <draw:line draw:style-name="gr4" draw:text-style-name="P2" draw:layer="layout" svg:x1="14.913cm" svg:y1="11.076cm" svg:x2="14.983cm" svg:y2="11.076cm">
          <text:p/>
        </draw:line>
        <draw:polygon draw:style-name="gr3" draw:text-style-name="P3" draw:layer="layout" svg:width="0.07cm" svg:height="0cm" svg:x="24.686cm" svg:y="11.076cm" svg:viewBox="0 0 71 0" draw:points="71,0 0,0">
          <text:p/>
        </draw:polygon>
        <draw:line draw:style-name="gr4" draw:text-style-name="P2" draw:layer="layout" svg:x1="24.757cm" svg:y1="11.076cm" svg:x2="24.686cm" svg:y2="11.076cm">
          <text:p/>
        </draw:line>
        <draw:polygon draw:style-name="gr3" draw:text-style-name="P3" draw:layer="layout" svg:width="0.069cm" svg:height="0cm" svg:x="14.913cm" svg:y="10.669cm" svg:viewBox="0 0 70 0" draw:points="0,0 70,0">
          <text:p/>
        </draw:polygon>
        <draw:line draw:style-name="gr4" draw:text-style-name="P2" draw:layer="layout" svg:x1="14.913cm" svg:y1="10.669cm" svg:x2="14.983cm" svg:y2="10.669cm">
          <text:p/>
        </draw:line>
        <draw:polygon draw:style-name="gr3" draw:text-style-name="P3" draw:layer="layout" svg:width="0.07cm" svg:height="0cm" svg:x="24.686cm" svg:y="10.669cm" svg:viewBox="0 0 71 0" draw:points="71,0 0,0">
          <text:p/>
        </draw:polygon>
        <draw:line draw:style-name="gr4" draw:text-style-name="P2" draw:layer="layout" svg:x1="24.757cm" svg:y1="10.669cm" svg:x2="24.686cm" svg:y2="10.669cm">
          <text:p/>
        </draw:line>
        <draw:polygon draw:style-name="gr3" draw:text-style-name="P3" draw:layer="layout" svg:width="0.069cm" svg:height="0cm" svg:x="14.913cm" svg:y="10.466cm" svg:viewBox="0 0 70 0" draw:points="0,0 70,0">
          <text:p/>
        </draw:polygon>
        <draw:line draw:style-name="gr4" draw:text-style-name="P2" draw:layer="layout" svg:x1="14.913cm" svg:y1="10.466cm" svg:x2="14.983cm" svg:y2="10.466cm">
          <text:p/>
        </draw:line>
        <draw:polygon draw:style-name="gr3" draw:text-style-name="P3" draw:layer="layout" svg:width="0.07cm" svg:height="0cm" svg:x="24.686cm" svg:y="10.466cm" svg:viewBox="0 0 71 0" draw:points="71,0 0,0">
          <text:p/>
        </draw:polygon>
        <draw:line draw:style-name="gr4" draw:text-style-name="P2" draw:layer="layout" svg:x1="24.757cm" svg:y1="10.466cm" svg:x2="24.686cm" svg:y2="10.466cm">
          <text:p/>
        </draw:line>
        <draw:polygon draw:style-name="gr3" draw:text-style-name="P3" draw:layer="layout" svg:width="0.069cm" svg:height="0cm" svg:x="14.913cm" svg:y="10.262cm" svg:viewBox="0 0 70 0" draw:points="0,0 70,0">
          <text:p/>
        </draw:polygon>
        <draw:line draw:style-name="gr4" draw:text-style-name="P2" draw:layer="layout" svg:x1="14.913cm" svg:y1="10.262cm" svg:x2="14.983cm" svg:y2="10.262cm">
          <text:p/>
        </draw:line>
        <draw:polygon draw:style-name="gr3" draw:text-style-name="P3" draw:layer="layout" svg:width="0.07cm" svg:height="0cm" svg:x="24.686cm" svg:y="10.262cm" svg:viewBox="0 0 71 0" draw:points="71,0 0,0">
          <text:p/>
        </draw:polygon>
        <draw:line draw:style-name="gr4" draw:text-style-name="P2" draw:layer="layout" svg:x1="24.757cm" svg:y1="10.262cm" svg:x2="24.686cm" svg:y2="10.262cm">
          <text:p/>
        </draw:line>
        <draw:frame draw:style-name="gr5" draw:text-style-name="P5" draw:layer="layout" svg:width="0.815cm" svg:height="0.497cm" svg:x="14.023cm" svg:y="9.82cm">
          <draw:text-box>
            <text:p text:style-name="P4"><text:span text:style-name="T1">200</text:span></text:p>
          </draw:text-box>
        </draw:frame>
        <draw:line draw:style-name="gr6" draw:text-style-name="P2" draw:layer="layout" svg:x1="14.913cm" svg:y1="10.058cm" svg:x2="24.757cm" svg:y2="10.058cm">
          <text:p/>
        </draw:line>
        <draw:line draw:style-name="gr6" draw:text-style-name="P2" draw:layer="layout" svg:x1="24.757cm" svg:y1="16.166cm" svg:x2="24.757cm" svg:y2="10.058cm">
          <text:p/>
        </draw:line>
        <draw:line draw:style-name="gr6" draw:text-style-name="P2" draw:layer="layout" svg:x1="14.913cm" svg:y1="16.166cm" svg:x2="24.757cm" svg:y2="16.166cm">
          <text:p/>
        </draw:line>
        <draw:line draw:style-name="gr6" draw:text-style-name="P2" draw:layer="layout" svg:x1="14.913cm" svg:y1="16.166cm" svg:x2="14.913cm" svg:y2="10.058cm">
          <text:p/>
        </draw:line>
        <draw:polygon draw:style-name="gr1" draw:text-style-name="P1" draw:layer="layout" svg:width="9.677cm" svg:height="5.727cm" svg:x="14.884cm" svg:y="2.243cm" svg:viewBox="0 0 9678 5728" draw:points="0,5728 9678,5728 9678,0 0,0">
          <text:p/>
        </draw:polygon>
        <draw:frame draw:style-name="gr2" draw:text-style-name="P2" draw:layer="layout" svg:width="9.194cm" svg:height="5.183cm" svg:x="15.343cm" svg:y="2.211cm">
          <draw:image xlink:href="Pictures/100002010000016A000000CCFE6140E3F1896B10.png" xlink:type="simple" xlink:show="embed" xlink:actuate="onLoad">
            <text:p/>
          </draw:image>
        </draw:frame>
        <draw:polygon draw:style-name="gr3" draw:text-style-name="P3" draw:layer="layout" svg:width="0cm" svg:height="0.141cm" svg:x="17.375cm" svg:y="7.828cm" svg:viewBox="0 0 0 142" draw:points="0,142 0,0">
          <text:p/>
        </draw:polygon>
        <draw:line draw:style-name="gr4" draw:text-style-name="P2" draw:layer="layout" svg:x1="17.375cm" svg:y1="7.97cm" svg:x2="17.375cm" svg:y2="7.828cm">
          <text:p/>
        </draw:line>
        <draw:polygon draw:style-name="gr3" draw:text-style-name="P3" draw:layer="layout" svg:width="0cm" svg:height="0.141cm" svg:x="17.375cm" svg:y="2.243cm" svg:viewBox="0 0 0 142" draw:points="0,0 0,142">
          <text:p/>
        </draw:polygon>
        <draw:line draw:style-name="gr4" draw:text-style-name="P2" draw:layer="layout" svg:x1="17.375cm" svg:y1="2.243cm" svg:x2="17.375cm" svg:y2="2.385cm">
          <text:p/>
        </draw:line>
        <draw:frame draw:style-name="gr5" draw:text-style-name="P5" draw:layer="layout" svg:width="0.544cm" svg:height="0.497cm" svg:x="16.953cm" svg:y="8.16cm">
          <draw:text-box>
            <text:p text:style-name="P4"><text:span text:style-name="T1">10</text:span></text:p>
          </draw:text-box>
        </draw:frame>
        <draw:polygon draw:style-name="gr3" draw:text-style-name="P3" draw:layer="layout" svg:width="0cm" svg:height="0.141cm" svg:x="24.561cm" svg:y="7.828cm" svg:viewBox="0 0 0 142" draw:points="0,142 0,0">
          <text:p/>
        </draw:polygon>
        <draw:line draw:style-name="gr4" draw:text-style-name="P2" draw:layer="layout" svg:x1="24.561cm" svg:y1="7.97cm" svg:x2="24.561cm" svg:y2="7.828cm">
          <text:p/>
        </draw:line>
        <draw:polygon draw:style-name="gr3" draw:text-style-name="P3" draw:layer="layout" svg:width="0cm" svg:height="0.141cm" svg:x="24.561cm" svg:y="2.243cm" svg:viewBox="0 0 0 142" draw:points="0,0 0,142">
          <text:p/>
        </draw:polygon>
        <draw:line draw:style-name="gr4" draw:text-style-name="P2" draw:layer="layout" svg:x1="24.561cm" svg:y1="2.243cm" svg:x2="24.561cm" svg:y2="2.385cm">
          <text:p/>
        </draw:line>
        <draw:frame draw:style-name="gr7" draw:text-style-name="P6" draw:layer="layout" svg:width="0.295cm" svg:height="0.348cm" svg:x="17.491cm" svg:y="8.056cm">
          <draw:text-box>
            <text:p text:style-name="P4"><text:span text:style-name="T2">2</text:span></text:p>
          </draw:text-box>
        </draw:frame>
        <draw:frame draw:style-name="gr5" draw:text-style-name="P5" draw:layer="layout" svg:width="0.544cm" svg:height="0.497cm" svg:x="24.138cm" svg:y="8.16cm">
          <draw:text-box>
            <text:p text:style-name="P4"><text:span text:style-name="T1">10</text:span></text:p>
          </draw:text-box>
        </draw:frame>
        <draw:polygon draw:style-name="gr3" draw:text-style-name="P3" draw:layer="layout" svg:width="0cm" svg:height="0.07cm" svg:x="15.212cm" svg:y="7.899cm" svg:viewBox="0 0 0 71" draw:points="0,71 0,0">
          <text:p/>
        </draw:polygon>
        <draw:line draw:style-name="gr4" draw:text-style-name="P2" draw:layer="layout" svg:x1="15.212cm" svg:y1="7.97cm" svg:x2="15.212cm" svg:y2="7.899cm">
          <text:p/>
        </draw:line>
        <draw:polygon draw:style-name="gr3" draw:text-style-name="P3" draw:layer="layout" svg:width="0cm" svg:height="0.07cm" svg:x="15.212cm" svg:y="2.243cm" svg:viewBox="0 0 0 71" draw:points="0,0 0,71">
          <text:p/>
        </draw:polygon>
        <draw:line draw:style-name="gr4" draw:text-style-name="P2" draw:layer="layout" svg:x1="15.212cm" svg:y1="2.243cm" svg:x2="15.212cm" svg:y2="2.314cm">
          <text:p/>
        </draw:line>
        <draw:polygon draw:style-name="gr3" draw:text-style-name="P3" draw:layer="layout" svg:width="0cm" svg:height="0.07cm" svg:x="15.781cm" svg:y="7.899cm" svg:viewBox="0 0 0 71" draw:points="0,71 0,0">
          <text:p/>
        </draw:polygon>
        <draw:line draw:style-name="gr4" draw:text-style-name="P2" draw:layer="layout" svg:x1="15.781cm" svg:y1="7.97cm" svg:x2="15.781cm" svg:y2="7.899cm">
          <text:p/>
        </draw:line>
        <draw:polygon draw:style-name="gr3" draw:text-style-name="P3" draw:layer="layout" svg:width="0cm" svg:height="0.07cm" svg:x="15.781cm" svg:y="2.243cm" svg:viewBox="0 0 0 71" draw:points="0,0 0,71">
          <text:p/>
        </draw:polygon>
        <draw:line draw:style-name="gr4" draw:text-style-name="P2" draw:layer="layout" svg:x1="15.781cm" svg:y1="2.243cm" svg:x2="15.781cm" svg:y2="2.314cm">
          <text:p/>
        </draw:line>
        <draw:polygon draw:style-name="gr3" draw:text-style-name="P3" draw:layer="layout" svg:width="0cm" svg:height="0.07cm" svg:x="16.262cm" svg:y="7.899cm" svg:viewBox="0 0 0 71" draw:points="0,71 0,0">
          <text:p/>
        </draw:polygon>
        <draw:line draw:style-name="gr4" draw:text-style-name="P2" draw:layer="layout" svg:x1="16.262cm" svg:y1="7.97cm" svg:x2="16.262cm" svg:y2="7.899cm">
          <text:p/>
        </draw:line>
        <draw:polygon draw:style-name="gr3" draw:text-style-name="P3" draw:layer="layout" svg:width="0cm" svg:height="0.07cm" svg:x="16.262cm" svg:y="2.243cm" svg:viewBox="0 0 0 71" draw:points="0,0 0,71">
          <text:p/>
        </draw:polygon>
        <draw:line draw:style-name="gr4" draw:text-style-name="P2" draw:layer="layout" svg:x1="16.262cm" svg:y1="2.243cm" svg:x2="16.262cm" svg:y2="2.314cm">
          <text:p/>
        </draw:line>
        <draw:polygon draw:style-name="gr3" draw:text-style-name="P3" draw:layer="layout" svg:width="0cm" svg:height="0.07cm" svg:x="16.679cm" svg:y="7.899cm" svg:viewBox="0 0 0 71" draw:points="0,71 0,0">
          <text:p/>
        </draw:polygon>
        <draw:line draw:style-name="gr4" draw:text-style-name="P2" draw:layer="layout" svg:x1="16.679cm" svg:y1="7.97cm" svg:x2="16.679cm" svg:y2="7.899cm">
          <text:p/>
        </draw:line>
        <draw:polygon draw:style-name="gr3" draw:text-style-name="P3" draw:layer="layout" svg:width="0cm" svg:height="0.07cm" svg:x="16.679cm" svg:y="2.243cm" svg:viewBox="0 0 0 71" draw:points="0,0 0,71">
          <text:p/>
        </draw:polygon>
        <draw:line draw:style-name="gr4" draw:text-style-name="P2" draw:layer="layout" svg:x1="16.679cm" svg:y1="2.243cm" svg:x2="16.679cm" svg:y2="2.314cm">
          <text:p/>
        </draw:line>
        <draw:polygon draw:style-name="gr3" draw:text-style-name="P3" draw:layer="layout" svg:width="0cm" svg:height="0.07cm" svg:x="17.047cm" svg:y="7.899cm" svg:viewBox="0 0 0 71" draw:points="0,71 0,0">
          <text:p/>
        </draw:polygon>
        <draw:line draw:style-name="gr4" draw:text-style-name="P2" draw:layer="layout" svg:x1="17.047cm" svg:y1="7.97cm" svg:x2="17.047cm" svg:y2="7.899cm">
          <text:p/>
        </draw:line>
        <draw:polygon draw:style-name="gr3" draw:text-style-name="P3" draw:layer="layout" svg:width="0cm" svg:height="0.07cm" svg:x="17.047cm" svg:y="2.243cm" svg:viewBox="0 0 0 71" draw:points="0,0 0,71">
          <text:p/>
        </draw:polygon>
        <draw:line draw:style-name="gr4" draw:text-style-name="P2" draw:layer="layout" svg:x1="17.047cm" svg:y1="2.243cm" svg:x2="17.047cm" svg:y2="2.314cm">
          <text:p/>
        </draw:line>
        <draw:polygon draw:style-name="gr3" draw:text-style-name="P3" draw:layer="layout" svg:width="0cm" svg:height="0.07cm" svg:x="19.538cm" svg:y="7.899cm" svg:viewBox="0 0 0 71" draw:points="0,71 0,0">
          <text:p/>
        </draw:polygon>
        <draw:line draw:style-name="gr4" draw:text-style-name="P2" draw:layer="layout" svg:x1="19.538cm" svg:y1="7.97cm" svg:x2="19.538cm" svg:y2="7.899cm">
          <text:p/>
        </draw:line>
        <draw:polygon draw:style-name="gr3" draw:text-style-name="P3" draw:layer="layout" svg:width="0cm" svg:height="0.07cm" svg:x="19.538cm" svg:y="2.243cm" svg:viewBox="0 0 0 71" draw:points="0,0 0,71">
          <text:p/>
        </draw:polygon>
        <draw:line draw:style-name="gr4" draw:text-style-name="P2" draw:layer="layout" svg:x1="19.538cm" svg:y1="2.243cm" svg:x2="19.538cm" svg:y2="2.314cm">
          <text:p/>
        </draw:line>
        <draw:polygon draw:style-name="gr3" draw:text-style-name="P3" draw:layer="layout" svg:width="0cm" svg:height="0.07cm" svg:x="20.804cm" svg:y="7.899cm" svg:viewBox="0 0 0 71" draw:points="0,71 0,0">
          <text:p/>
        </draw:polygon>
        <draw:line draw:style-name="gr4" draw:text-style-name="P2" draw:layer="layout" svg:x1="20.804cm" svg:y1="7.97cm" svg:x2="20.804cm" svg:y2="7.899cm">
          <text:p/>
        </draw:line>
        <draw:polygon draw:style-name="gr3" draw:text-style-name="P3" draw:layer="layout" svg:width="0cm" svg:height="0.07cm" svg:x="20.804cm" svg:y="2.243cm" svg:viewBox="0 0 0 71" draw:points="0,0 0,71">
          <text:p/>
        </draw:polygon>
        <draw:line draw:style-name="gr4" draw:text-style-name="P2" draw:layer="layout" svg:x1="20.804cm" svg:y1="2.243cm" svg:x2="20.804cm" svg:y2="2.314cm">
          <text:p/>
        </draw:line>
        <draw:polygon draw:style-name="gr3" draw:text-style-name="P3" draw:layer="layout" svg:width="0cm" svg:height="0.07cm" svg:x="21.701cm" svg:y="7.899cm" svg:viewBox="0 0 0 71" draw:points="0,71 0,0">
          <text:p/>
        </draw:polygon>
        <draw:line draw:style-name="gr4" draw:text-style-name="P2" draw:layer="layout" svg:x1="21.701cm" svg:y1="7.97cm" svg:x2="21.701cm" svg:y2="7.899cm">
          <text:p/>
        </draw:line>
        <draw:polygon draw:style-name="gr3" draw:text-style-name="P3" draw:layer="layout" svg:width="0cm" svg:height="0.07cm" svg:x="21.701cm" svg:y="2.243cm" svg:viewBox="0 0 0 71" draw:points="0,0 0,71">
          <text:p/>
        </draw:polygon>
        <draw:line draw:style-name="gr4" draw:text-style-name="P2" draw:layer="layout" svg:x1="21.701cm" svg:y1="2.243cm" svg:x2="21.701cm" svg:y2="2.314cm">
          <text:p/>
        </draw:line>
        <draw:polygon draw:style-name="gr3" draw:text-style-name="P3" draw:layer="layout" svg:width="0cm" svg:height="0.07cm" svg:x="22.398cm" svg:y="7.899cm" svg:viewBox="0 0 0 71" draw:points="0,71 0,0">
          <text:p/>
        </draw:polygon>
        <draw:line draw:style-name="gr4" draw:text-style-name="P2" draw:layer="layout" svg:x1="22.398cm" svg:y1="7.97cm" svg:x2="22.398cm" svg:y2="7.899cm">
          <text:p/>
        </draw:line>
        <draw:polygon draw:style-name="gr3" draw:text-style-name="P3" draw:layer="layout" svg:width="0cm" svg:height="0.07cm" svg:x="22.398cm" svg:y="2.243cm" svg:viewBox="0 0 0 71" draw:points="0,0 0,71">
          <text:p/>
        </draw:polygon>
        <draw:line draw:style-name="gr4" draw:text-style-name="P2" draw:layer="layout" svg:x1="22.398cm" svg:y1="2.243cm" svg:x2="22.398cm" svg:y2="2.314cm">
          <text:p/>
        </draw:line>
        <draw:polygon draw:style-name="gr3" draw:text-style-name="P3" draw:layer="layout" svg:width="0cm" svg:height="0.07cm" svg:x="22.967cm" svg:y="7.899cm" svg:viewBox="0 0 0 71" draw:points="0,71 0,0">
          <text:p/>
        </draw:polygon>
        <draw:line draw:style-name="gr4" draw:text-style-name="P2" draw:layer="layout" svg:x1="22.967cm" svg:y1="7.97cm" svg:x2="22.967cm" svg:y2="7.899cm">
          <text:p/>
        </draw:line>
        <draw:polygon draw:style-name="gr3" draw:text-style-name="P3" draw:layer="layout" svg:width="0cm" svg:height="0.07cm" svg:x="22.967cm" svg:y="2.243cm" svg:viewBox="0 0 0 71" draw:points="0,0 0,71">
          <text:p/>
        </draw:polygon>
        <draw:line draw:style-name="gr4" draw:text-style-name="P2" draw:layer="layout" svg:x1="22.967cm" svg:y1="2.243cm" svg:x2="22.967cm" svg:y2="2.314cm">
          <text:p/>
        </draw:line>
        <draw:polygon draw:style-name="gr3" draw:text-style-name="P3" draw:layer="layout" svg:width="0cm" svg:height="0.07cm" svg:x="23.448cm" svg:y="7.899cm" svg:viewBox="0 0 0 71" draw:points="0,71 0,0">
          <text:p/>
        </draw:polygon>
        <draw:line draw:style-name="gr4" draw:text-style-name="P2" draw:layer="layout" svg:x1="23.448cm" svg:y1="7.97cm" svg:x2="23.448cm" svg:y2="7.899cm">
          <text:p/>
        </draw:line>
        <draw:polygon draw:style-name="gr3" draw:text-style-name="P3" draw:layer="layout" svg:width="0cm" svg:height="0.07cm" svg:x="23.448cm" svg:y="2.243cm" svg:viewBox="0 0 0 71" draw:points="0,0 0,71">
          <text:p/>
        </draw:polygon>
        <draw:line draw:style-name="gr4" draw:text-style-name="P2" draw:layer="layout" svg:x1="23.448cm" svg:y1="2.243cm" svg:x2="23.448cm" svg:y2="2.314cm">
          <text:p/>
        </draw:line>
        <draw:polygon draw:style-name="gr3" draw:text-style-name="P3" draw:layer="layout" svg:width="0cm" svg:height="0.07cm" svg:x="23.864cm" svg:y="7.899cm" svg:viewBox="0 0 0 71" draw:points="0,71 0,0">
          <text:p/>
        </draw:polygon>
        <draw:line draw:style-name="gr4" draw:text-style-name="P2" draw:layer="layout" svg:x1="23.864cm" svg:y1="7.97cm" svg:x2="23.864cm" svg:y2="7.899cm">
          <text:p/>
        </draw:line>
        <draw:polygon draw:style-name="gr3" draw:text-style-name="P3" draw:layer="layout" svg:width="0cm" svg:height="0.07cm" svg:x="23.864cm" svg:y="2.243cm" svg:viewBox="0 0 0 71" draw:points="0,0 0,71">
          <text:p/>
        </draw:polygon>
        <draw:line draw:style-name="gr4" draw:text-style-name="P2" draw:layer="layout" svg:x1="23.864cm" svg:y1="2.243cm" svg:x2="23.864cm" svg:y2="2.314cm">
          <text:p/>
        </draw:line>
        <draw:polygon draw:style-name="gr3" draw:text-style-name="P3" draw:layer="layout" svg:width="0cm" svg:height="0.07cm" svg:x="24.232cm" svg:y="7.899cm" svg:viewBox="0 0 0 71" draw:points="0,71 0,0">
          <text:p/>
        </draw:polygon>
        <draw:line draw:style-name="gr4" draw:text-style-name="P2" draw:layer="layout" svg:x1="24.232cm" svg:y1="7.97cm" svg:x2="24.232cm" svg:y2="7.899cm">
          <text:p/>
        </draw:line>
        <draw:polygon draw:style-name="gr3" draw:text-style-name="P3" draw:layer="layout" svg:width="0cm" svg:height="0.07cm" svg:x="24.232cm" svg:y="2.243cm" svg:viewBox="0 0 0 71" draw:points="0,0 0,71">
          <text:p/>
        </draw:polygon>
        <draw:line draw:style-name="gr4" draw:text-style-name="P2" draw:layer="layout" svg:x1="24.232cm" svg:y1="2.243cm" svg:x2="24.232cm" svg:y2="2.314cm">
          <text:p/>
        </draw:line>
        <draw:frame draw:style-name="gr7" draw:text-style-name="P6" draw:layer="layout" svg:width="0.295cm" svg:height="0.348cm" svg:x="24.676cm" svg:y="8.056cm">
          <draw:text-box>
            <text:p text:style-name="P4"><text:span text:style-name="T2">3</text:span></text:p>
          </draw:text-box>
        </draw:frame>
        <draw:polygon draw:style-name="gr3" draw:text-style-name="P3" draw:layer="layout" svg:width="0.14cm" svg:height="0cm" svg:x="14.884cm" svg:y="6.495cm" svg:viewBox="0 0 141 0" draw:points="0,0 141,0">
          <text:p/>
        </draw:polygon>
        <draw:line draw:style-name="gr4" draw:text-style-name="P2" draw:layer="layout" svg:x1="14.884cm" svg:y1="6.495cm" svg:x2="15.025cm" svg:y2="6.495cm">
          <text:p/>
        </draw:line>
        <draw:polygon draw:style-name="gr3" draw:text-style-name="P3" draw:layer="layout" svg:width="0.141cm" svg:height="0cm" svg:x="24.419cm" svg:y="6.495cm" svg:viewBox="0 0 142 0" draw:points="142,0 0,0">
          <text:p/>
        </draw:polygon>
        <draw:line draw:style-name="gr4" draw:text-style-name="P2" draw:layer="layout" svg:x1="24.561cm" svg:y1="6.495cm" svg:x2="24.419cm" svg:y2="6.495cm">
          <text:p/>
        </draw:line>
        <draw:frame draw:style-name="gr5" draw:text-style-name="P5" draw:layer="layout" svg:width="0.544cm" svg:height="0.497cm" svg:x="13.896cm" svg:y="6.298cm">
          <draw:text-box>
            <text:p text:style-name="P4"><text:span text:style-name="T1">10</text:span></text:p>
          </draw:text-box>
        </draw:frame>
        <draw:polygon draw:style-name="gr3" draw:text-style-name="P3" draw:layer="layout" svg:width="0.14cm" svg:height="0cm" svg:x="14.884cm" svg:y="2.243cm" svg:viewBox="0 0 141 0" draw:points="0,0 141,0">
          <text:p/>
        </draw:polygon>
        <draw:line draw:style-name="gr4" draw:text-style-name="P2" draw:layer="layout" svg:x1="14.884cm" svg:y1="2.243cm" svg:x2="15.025cm" svg:y2="2.243cm">
          <text:p/>
        </draw:line>
        <draw:polygon draw:style-name="gr3" draw:text-style-name="P3" draw:layer="layout" svg:width="0.141cm" svg:height="0cm" svg:x="24.419cm" svg:y="2.243cm" svg:viewBox="0 0 142 0" draw:points="142,0 0,0">
          <text:p/>
        </draw:polygon>
        <draw:line draw:style-name="gr4" draw:text-style-name="P2" draw:layer="layout" svg:x1="24.561cm" svg:y1="2.243cm" svg:x2="24.419cm" svg:y2="2.243cm">
          <text:p/>
        </draw:line>
        <draw:frame draw:style-name="gr7" draw:text-style-name="P6" draw:layer="layout" svg:width="0.295cm" svg:height="0.348cm" svg:x="14.435cm" svg:y="6.194cm">
          <draw:text-box>
            <text:p text:style-name="P4"><text:span text:style-name="T2">2</text:span></text:p>
          </draw:text-box>
        </draw:frame>
        <draw:frame draw:style-name="gr5" draw:text-style-name="P5" draw:layer="layout" svg:width="0.544cm" svg:height="0.497cm" svg:x="13.896cm" svg:y="2.046cm">
          <draw:text-box>
            <text:p text:style-name="P4"><text:span text:style-name="T1">10</text:span></text:p>
          </draw:text-box>
        </draw:frame>
        <draw:polygon draw:style-name="gr3" draw:text-style-name="P3" draw:layer="layout" svg:width="0.069cm" svg:height="0cm" svg:x="14.884cm" svg:y="7.775cm" svg:viewBox="0 0 70 0" draw:points="0,0 70,0">
          <text:p/>
        </draw:polygon>
        <draw:line draw:style-name="gr4" draw:text-style-name="P2" draw:layer="layout" svg:x1="14.884cm" svg:y1="7.775cm" svg:x2="14.954cm" svg:y2="7.775cm">
          <text:p/>
        </draw:line>
        <draw:polygon draw:style-name="gr3" draw:text-style-name="P3" draw:layer="layout" svg:width="0.07cm" svg:height="0cm" svg:x="24.49cm" svg:y="7.775cm" svg:viewBox="0 0 71 0" draw:points="71,0 0,0">
          <text:p/>
        </draw:polygon>
        <draw:line draw:style-name="gr4" draw:text-style-name="P2" draw:layer="layout" svg:x1="24.561cm" svg:y1="7.775cm" svg:x2="24.49cm" svg:y2="7.775cm">
          <text:p/>
        </draw:line>
        <draw:polygon draw:style-name="gr3" draw:text-style-name="P3" draw:layer="layout" svg:width="0.069cm" svg:height="0cm" svg:x="14.884cm" svg:y="7.438cm" svg:viewBox="0 0 70 0" draw:points="0,0 70,0">
          <text:p/>
        </draw:polygon>
        <draw:line draw:style-name="gr4" draw:text-style-name="P2" draw:layer="layout" svg:x1="14.884cm" svg:y1="7.438cm" svg:x2="14.954cm" svg:y2="7.438cm">
          <text:p/>
        </draw:line>
        <draw:polygon draw:style-name="gr3" draw:text-style-name="P3" draw:layer="layout" svg:width="0.07cm" svg:height="0cm" svg:x="24.49cm" svg:y="7.438cm" svg:viewBox="0 0 71 0" draw:points="71,0 0,0">
          <text:p/>
        </draw:polygon>
        <draw:line draw:style-name="gr4" draw:text-style-name="P2" draw:layer="layout" svg:x1="24.561cm" svg:y1="7.438cm" svg:x2="24.49cm" svg:y2="7.438cm">
          <text:p/>
        </draw:line>
        <draw:polygon draw:style-name="gr3" draw:text-style-name="P3" draw:layer="layout" svg:width="0.069cm" svg:height="0cm" svg:x="14.884cm" svg:y="7.154cm" svg:viewBox="0 0 70 0" draw:points="0,0 70,0">
          <text:p/>
        </draw:polygon>
        <draw:line draw:style-name="gr4" draw:text-style-name="P2" draw:layer="layout" svg:x1="14.884cm" svg:y1="7.154cm" svg:x2="14.954cm" svg:y2="7.154cm">
          <text:p/>
        </draw:line>
        <draw:polygon draw:style-name="gr3" draw:text-style-name="P3" draw:layer="layout" svg:width="0.07cm" svg:height="0cm" svg:x="24.49cm" svg:y="7.154cm" svg:viewBox="0 0 71 0" draw:points="71,0 0,0">
          <text:p/>
        </draw:polygon>
        <draw:line draw:style-name="gr4" draw:text-style-name="P2" draw:layer="layout" svg:x1="24.561cm" svg:y1="7.154cm" svg:x2="24.49cm" svg:y2="7.154cm">
          <text:p/>
        </draw:line>
        <draw:polygon draw:style-name="gr3" draw:text-style-name="P3" draw:layer="layout" svg:width="0.069cm" svg:height="0cm" svg:x="14.884cm" svg:y="6.907cm" svg:viewBox="0 0 70 0" draw:points="0,0 70,0">
          <text:p/>
        </draw:polygon>
        <draw:line draw:style-name="gr4" draw:text-style-name="P2" draw:layer="layout" svg:x1="14.884cm" svg:y1="6.907cm" svg:x2="14.954cm" svg:y2="6.907cm">
          <text:p/>
        </draw:line>
        <draw:polygon draw:style-name="gr3" draw:text-style-name="P3" draw:layer="layout" svg:width="0.07cm" svg:height="0cm" svg:x="24.49cm" svg:y="6.907cm" svg:viewBox="0 0 71 0" draw:points="71,0 0,0">
          <text:p/>
        </draw:polygon>
        <draw:line draw:style-name="gr4" draw:text-style-name="P2" draw:layer="layout" svg:x1="24.561cm" svg:y1="6.907cm" svg:x2="24.49cm" svg:y2="6.907cm">
          <text:p/>
        </draw:line>
        <draw:polygon draw:style-name="gr3" draw:text-style-name="P3" draw:layer="layout" svg:width="0.069cm" svg:height="0cm" svg:x="14.884cm" svg:y="6.69cm" svg:viewBox="0 0 70 0" draw:points="0,0 70,0">
          <text:p/>
        </draw:polygon>
        <draw:line draw:style-name="gr4" draw:text-style-name="P2" draw:layer="layout" svg:x1="14.884cm" svg:y1="6.69cm" svg:x2="14.954cm" svg:y2="6.69cm">
          <text:p/>
        </draw:line>
        <draw:polygon draw:style-name="gr3" draw:text-style-name="P3" draw:layer="layout" svg:width="0.07cm" svg:height="0cm" svg:x="24.49cm" svg:y="6.69cm" svg:viewBox="0 0 71 0" draw:points="71,0 0,0">
          <text:p/>
        </draw:polygon>
        <draw:line draw:style-name="gr4" draw:text-style-name="P2" draw:layer="layout" svg:x1="24.561cm" svg:y1="6.69cm" svg:x2="24.49cm" svg:y2="6.69cm">
          <text:p/>
        </draw:line>
        <draw:polygon draw:style-name="gr3" draw:text-style-name="P3" draw:layer="layout" svg:width="0.069cm" svg:height="0cm" svg:x="14.884cm" svg:y="5.215cm" svg:viewBox="0 0 70 0" draw:points="0,0 70,0">
          <text:p/>
        </draw:polygon>
        <draw:line draw:style-name="gr4" draw:text-style-name="P2" draw:layer="layout" svg:x1="14.884cm" svg:y1="5.215cm" svg:x2="14.954cm" svg:y2="5.215cm">
          <text:p/>
        </draw:line>
        <draw:polygon draw:style-name="gr3" draw:text-style-name="P3" draw:layer="layout" svg:width="0.07cm" svg:height="0cm" svg:x="24.49cm" svg:y="5.215cm" svg:viewBox="0 0 71 0" draw:points="71,0 0,0">
          <text:p/>
        </draw:polygon>
        <draw:line draw:style-name="gr4" draw:text-style-name="P2" draw:layer="layout" svg:x1="24.561cm" svg:y1="5.215cm" svg:x2="24.49cm" svg:y2="5.215cm">
          <text:p/>
        </draw:line>
        <draw:polygon draw:style-name="gr3" draw:text-style-name="P3" draw:layer="layout" svg:width="0.069cm" svg:height="0cm" svg:x="14.884cm" svg:y="4.467cm" svg:viewBox="0 0 70 0" draw:points="0,0 70,0">
          <text:p/>
        </draw:polygon>
        <draw:line draw:style-name="gr4" draw:text-style-name="P2" draw:layer="layout" svg:x1="14.884cm" svg:y1="4.467cm" svg:x2="14.954cm" svg:y2="4.467cm">
          <text:p/>
        </draw:line>
        <draw:polygon draw:style-name="gr3" draw:text-style-name="P3" draw:layer="layout" svg:width="0.07cm" svg:height="0cm" svg:x="24.49cm" svg:y="4.467cm" svg:viewBox="0 0 71 0" draw:points="71,0 0,0">
          <text:p/>
        </draw:polygon>
        <draw:line draw:style-name="gr4" draw:text-style-name="P2" draw:layer="layout" svg:x1="24.561cm" svg:y1="4.467cm" svg:x2="24.49cm" svg:y2="4.467cm">
          <text:p/>
        </draw:line>
        <draw:polygon draw:style-name="gr3" draw:text-style-name="P3" draw:layer="layout" svg:width="0.069cm" svg:height="0cm" svg:x="14.884cm" svg:y="3.935cm" svg:viewBox="0 0 70 0" draw:points="0,0 70,0">
          <text:p/>
        </draw:polygon>
        <draw:line draw:style-name="gr4" draw:text-style-name="P2" draw:layer="layout" svg:x1="14.884cm" svg:y1="3.935cm" svg:x2="14.954cm" svg:y2="3.935cm">
          <text:p/>
        </draw:line>
        <draw:polygon draw:style-name="gr3" draw:text-style-name="P3" draw:layer="layout" svg:width="0.07cm" svg:height="0cm" svg:x="24.49cm" svg:y="3.935cm" svg:viewBox="0 0 71 0" draw:points="71,0 0,0">
          <text:p/>
        </draw:polygon>
        <draw:line draw:style-name="gr4" draw:text-style-name="P2" draw:layer="layout" svg:x1="24.561cm" svg:y1="3.935cm" svg:x2="24.49cm" svg:y2="3.935cm">
          <text:p/>
        </draw:line>
        <draw:polygon draw:style-name="gr3" draw:text-style-name="P3" draw:layer="layout" svg:width="0.069cm" svg:height="0cm" svg:x="14.884cm" svg:y="3.523cm" svg:viewBox="0 0 70 0" draw:points="0,0 70,0">
          <text:p/>
        </draw:polygon>
        <draw:line draw:style-name="gr4" draw:text-style-name="P2" draw:layer="layout" svg:x1="14.884cm" svg:y1="3.523cm" svg:x2="14.954cm" svg:y2="3.523cm">
          <text:p/>
        </draw:line>
        <draw:polygon draw:style-name="gr3" draw:text-style-name="P3" draw:layer="layout" svg:width="0.07cm" svg:height="0cm" svg:x="24.49cm" svg:y="3.523cm" svg:viewBox="0 0 71 0" draw:points="71,0 0,0">
          <text:p/>
        </draw:polygon>
        <draw:line draw:style-name="gr4" draw:text-style-name="P2" draw:layer="layout" svg:x1="24.561cm" svg:y1="3.523cm" svg:x2="24.49cm" svg:y2="3.523cm">
          <text:p/>
        </draw:line>
        <draw:polygon draw:style-name="gr3" draw:text-style-name="P3" draw:layer="layout" svg:width="0.069cm" svg:height="0cm" svg:x="14.884cm" svg:y="3.187cm" svg:viewBox="0 0 70 0" draw:points="0,0 70,0">
          <text:p/>
        </draw:polygon>
        <draw:line draw:style-name="gr4" draw:text-style-name="P2" draw:layer="layout" svg:x1="14.884cm" svg:y1="3.187cm" svg:x2="14.954cm" svg:y2="3.187cm">
          <text:p/>
        </draw:line>
        <draw:polygon draw:style-name="gr3" draw:text-style-name="P3" draw:layer="layout" svg:width="0.07cm" svg:height="0cm" svg:x="24.49cm" svg:y="3.187cm" svg:viewBox="0 0 71 0" draw:points="71,0 0,0">
          <text:p/>
        </draw:polygon>
        <draw:line draw:style-name="gr4" draw:text-style-name="P2" draw:layer="layout" svg:x1="24.561cm" svg:y1="3.187cm" svg:x2="24.49cm" svg:y2="3.187cm">
          <text:p/>
        </draw:line>
        <draw:polygon draw:style-name="gr3" draw:text-style-name="P3" draw:layer="layout" svg:width="0.069cm" svg:height="0cm" svg:x="14.884cm" svg:y="2.902cm" svg:viewBox="0 0 70 0" draw:points="0,0 70,0">
          <text:p/>
        </draw:polygon>
        <draw:line draw:style-name="gr4" draw:text-style-name="P2" draw:layer="layout" svg:x1="14.884cm" svg:y1="2.902cm" svg:x2="14.954cm" svg:y2="2.902cm">
          <text:p/>
        </draw:line>
        <draw:polygon draw:style-name="gr3" draw:text-style-name="P3" draw:layer="layout" svg:width="0.07cm" svg:height="0cm" svg:x="24.49cm" svg:y="2.902cm" svg:viewBox="0 0 71 0" draw:points="71,0 0,0">
          <text:p/>
        </draw:polygon>
        <draw:line draw:style-name="gr4" draw:text-style-name="P2" draw:layer="layout" svg:x1="24.561cm" svg:y1="2.902cm" svg:x2="24.49cm" svg:y2="2.902cm">
          <text:p/>
        </draw:line>
        <draw:polygon draw:style-name="gr3" draw:text-style-name="P3" draw:layer="layout" svg:width="0.069cm" svg:height="0cm" svg:x="14.884cm" svg:y="2.655cm" svg:viewBox="0 0 70 0" draw:points="0,0 70,0">
          <text:p/>
        </draw:polygon>
        <draw:line draw:style-name="gr4" draw:text-style-name="P2" draw:layer="layout" svg:x1="14.884cm" svg:y1="2.655cm" svg:x2="14.954cm" svg:y2="2.655cm">
          <text:p/>
        </draw:line>
        <draw:polygon draw:style-name="gr3" draw:text-style-name="P3" draw:layer="layout" svg:width="0.07cm" svg:height="0cm" svg:x="24.49cm" svg:y="2.655cm" svg:viewBox="0 0 71 0" draw:points="71,0 0,0">
          <text:p/>
        </draw:polygon>
        <draw:line draw:style-name="gr4" draw:text-style-name="P2" draw:layer="layout" svg:x1="24.561cm" svg:y1="2.655cm" svg:x2="24.49cm" svg:y2="2.655cm">
          <text:p/>
        </draw:line>
        <draw:polygon draw:style-name="gr3" draw:text-style-name="P3" draw:layer="layout" svg:width="0.069cm" svg:height="0cm" svg:x="14.884cm" svg:y="2.438cm" svg:viewBox="0 0 70 0" draw:points="0,0 70,0">
          <text:p/>
        </draw:polygon>
        <draw:line draw:style-name="gr4" draw:text-style-name="P2" draw:layer="layout" svg:x1="14.884cm" svg:y1="2.438cm" svg:x2="14.954cm" svg:y2="2.438cm">
          <text:p/>
        </draw:line>
        <draw:polygon draw:style-name="gr3" draw:text-style-name="P3" draw:layer="layout" svg:width="0.07cm" svg:height="0cm" svg:x="24.49cm" svg:y="2.438cm" svg:viewBox="0 0 71 0" draw:points="71,0 0,0">
          <text:p/>
        </draw:polygon>
        <draw:line draw:style-name="gr4" draw:text-style-name="P2" draw:layer="layout" svg:x1="24.561cm" svg:y1="2.438cm" svg:x2="24.49cm" svg:y2="2.438cm">
          <text:p/>
        </draw:line>
        <draw:frame draw:style-name="gr7" draw:text-style-name="P6" draw:layer="layout" svg:width="0.295cm" svg:height="0.348cm" svg:x="14.435cm" svg:y="1.942cm">
          <draw:text-box>
            <text:p text:style-name="P4"><text:span text:style-name="T2">3</text:span></text:p>
          </draw:text-box>
        </draw:frame>
        <draw:line draw:style-name="gr6" draw:text-style-name="P2" draw:layer="layout" svg:x1="14.884cm" svg:y1="2.243cm" svg:x2="24.561cm" svg:y2="2.243cm">
          <text:p/>
        </draw:line>
        <draw:line draw:style-name="gr6" draw:text-style-name="P2" draw:layer="layout" svg:x1="24.561cm" svg:y1="7.97cm" svg:x2="24.561cm" svg:y2="2.243cm">
          <text:p/>
        </draw:line>
        <draw:line draw:style-name="gr6" draw:text-style-name="P2" draw:layer="layout" svg:x1="14.884cm" svg:y1="7.97cm" svg:x2="24.561cm" svg:y2="7.97cm">
          <text:p/>
        </draw:line>
        <draw:line draw:style-name="gr6" draw:text-style-name="P2" draw:layer="layout" svg:x1="14.884cm" svg:y1="7.97cm" svg:x2="14.884cm" svg:y2="2.243cm">
          <text:p/>
        </draw:line>
        <draw:custom-shape draw:style-name="gr8" draw:text-style-name="P7" draw:layer="layout" svg:width="1.3cm" svg:height="0.6cm" svg:x="2.7cm" svg:y="4.8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.7cm" svg:y1="4.8cm" svg:x2="2.4cm" svg:y2="10cm">
          <text:p/>
        </draw:line>
        <draw:line draw:style-name="gr9" draw:text-style-name="P7" draw:layer="layout" svg:x1="4cm" svg:y1="4.8cm" svg:x2="11.6cm" svg:y2="9.9cm">
          <text:p/>
        </draw:line>
        <draw:custom-shape draw:style-name="gr10" draw:text-style-name="P7" draw:layer="layout" svg:width="1.5cm" svg:height="2.6cm" svg:x="15.2cm" svg:y="5.2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5.2cm" svg:y1="5.2cm" svg:x2="14.9cm" svg:y2="10cm">
          <text:p/>
        </draw:line>
        <draw:line draw:style-name="gr9" draw:text-style-name="P7" draw:layer="layout" svg:x1="16.7cm" svg:y1="5.2cm" svg:x2="24.7cm" svg:y2="10cm">
          <text:p/>
        </draw:line>
        <draw:frame draw:style-name="gr11" draw:text-style-name="P8" draw:layer="layout" svg:width="1.411cm" svg:height="0.725cm" svg:x="0.355cm" svg:y="0.955cm">
          <draw:image xlink:href="Pictures/100000000000008C0000004869928FF2816B5635.png" xlink:type="simple" xlink:show="embed" xlink:actuate="onLoad">
            <text:p/>
          </draw:image>
          <svg:title>TexMaths</svg:title>
          <svg:desc>24§display§\lambda_{345}§png§600§FALSE§</svg:desc>
        </draw:frame>
        <draw:frame draw:style-name="gr11" draw:text-style-name="P8" draw:layer="layout" svg:width="4.051cm" svg:height="0.838cm" svg:x="12.955cm" svg:y="0.901cm">
          <draw:image xlink:href="Pictures/100000000000019200000053058014B9C7D7CBEE.png" xlink:type="simple" xlink:show="embed" xlink:actuate="onLoad">
            <text:p/>
          </draw:image>
          <svg:title>TexMaths</svg:title>
          <svg:desc>24§display§M_{h2}\ {\rm(GeV)}§png§600§FALSE§</svg:desc>
        </draw:frame>
        <draw:frame draw:style-name="gr11" draw:text-style-name="P8" draw:layer="layout" svg:width="4.051cm" svg:height="0.838cm" svg:x="5.301cm" svg:y="8.662cm">
          <draw:image xlink:href="Pictures/10000000000001920000005305F3989E280ECD20.png" xlink:type="simple" xlink:show="embed" xlink:actuate="onLoad">
            <text:p/>
          </draw:image>
          <svg:title>TexMaths</svg:title>
          <svg:desc>24§display§M_{h1}\ {\rm(GeV)}§png§600§FALSE§</svg:desc>
        </draw:frame>
        <draw:frame draw:style-name="gr11" draw:text-style-name="P8" draw:layer="layout" svg:width="4.051cm" svg:height="0.838cm" svg:x="5.302cm" svg:y="16.962cm">
          <draw:image xlink:href="Pictures/10000000000001920000005305F3989E280ECD20.png" xlink:type="simple" xlink:show="embed" xlink:actuate="onLoad">
            <text:p/>
          </draw:image>
          <svg:title>TexMaths</svg:title>
          <svg:desc>24§display§M_{h1}\ {\rm(GeV)}§png§600§FALSE§</svg:desc>
        </draw:frame>
        <draw:frame draw:style-name="gr11" draw:text-style-name="P8" draw:layer="layout" svg:width="4.051cm" svg:height="0.838cm" svg:x="17.803cm" svg:y="16.962cm">
          <draw:image xlink:href="Pictures/10000000000001920000005305F3989E280ECD20.png" xlink:type="simple" xlink:show="embed" xlink:actuate="onLoad">
            <text:p/>
          </draw:image>
          <svg:title>TexMaths</svg:title>
          <svg:desc>24§display§M_{h1}\ {\rm(GeV)}§png§600§FALSE§</svg:desc>
        </draw:frame>
        <draw:frame draw:style-name="gr11" draw:text-style-name="P8" draw:layer="layout" svg:width="4.051cm" svg:height="0.838cm" svg:x="17.804cm" svg:y="8.662cm">
          <draw:image xlink:href="Pictures/10000000000001920000005305F3989E280ECD20.png" xlink:type="simple" xlink:show="embed" xlink:actuate="onLoad">
            <text:p/>
          </draw:image>
          <svg:title>TexMaths</svg:title>
          <svg:desc>24§display§M_{h1}\ {\rm(GeV)}§png§600§FALSE§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VeraSans1" svg:font-family="BitstreamVeraSans"/>
    <style:font-face style:name="Cmmi101" svg:font-family="Cmmi10"/>
    <style:font-face style:name="Cmr101" svg:font-family="Cmr10"/>
    <style:font-face style:name="BitstreamVeraSans" svg:font-family="BitstreamVeraSans" style:font-pitch="variable"/>
    <style:font-face style:name="Cmmi10" svg:font-family="Cmmi10" style:font-pitch="variable"/>
    <style:font-face style:name="Cmr10" svg:font-family="Cmr10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6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4T22:21:58.823099977</dc:date>
    <meta:editing-duration>PT20M20S</meta:editing-duration>
    <meta:editing-cycles>4</meta:editing-cycles>
    <meta:generator>LibreOffice/5.0.6.2$Linux_X86_64 LibreOffice_project/00$Build-2</meta:generator>
    <meta:document-statistic meta:object-count="748"/>
  </office:meta>
</office:document-meta>
</file>